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1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1.084cm"/>
    </style:style>
    <style:style style:name="co4" style:family="table-column">
      <style:table-column-properties fo:break-before="auto" style:column-width="18.202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19.267cm"/>
    </style:style>
    <style:style style:name="co7" style:family="table-column">
      <style:table-column-properties fo:break-before="auto" style:column-width="19.48cm"/>
    </style:style>
    <style:style style:name="co8" style:family="table-column">
      <style:table-column-properties fo:break-before="auto" style:column-width="22.036cm"/>
    </style:style>
    <style:style style:name="co9" style:family="table-column">
      <style:table-column-properties fo:break-before="auto" style:column-width="19.692cm"/>
    </style:style>
    <style:style style:name="co10" style:family="table-column">
      <style:table-column-properties fo:break-before="auto" style:column-width="18.628cm"/>
    </style:style>
    <style:style style:name="co11" style:family="table-column">
      <style:table-column-properties fo:break-before="auto" style:column-width="19.905cm"/>
    </style:style>
    <style:style style:name="co12" style:family="table-column">
      <style:table-column-properties fo:break-before="auto" style:column-width="20.119cm"/>
    </style:style>
    <style:style style:name="co13" style:family="table-column">
      <style:table-column-properties fo:break-before="auto" style:column-width="17.988cm"/>
    </style:style>
    <style:style style:name="co14" style:family="table-column">
      <style:table-column-properties fo:break-before="auto" style:column-width="16.923cm"/>
    </style:style>
    <style:style style:name="co15" style:family="table-column">
      <style:table-column-properties fo:break-before="auto" style:column-width="18.84cm"/>
    </style:style>
    <style:style style:name="co16" style:family="table-column">
      <style:table-column-properties fo:break-before="auto" style:column-width="23.315cm"/>
    </style:style>
    <style:style style:name="co17" style:family="table-column">
      <style:table-column-properties fo:break-before="auto" style:column-width="17.775cm"/>
    </style:style>
    <style:style style:name="co18" style:family="table-column">
      <style:table-column-properties fo:break-before="auto" style:column-width="20.9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Implemented"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Ignored">
      <style:text-properties style:font-name="DejaVu Sans Mono"/>
    </style:style>
    <style:style style:name="ce4" style:family="table-cell" style:parent-style-name="StubImplemented">
      <style:text-properties style:font-name="DejaVu Sans Mono"/>
    </style:style>
    <style:style style:name="ce5" style:family="table-cell" style:parent-style-name="Default">
      <style:text-properties style:font-name="DejaVu Sans Mono1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GtkTextIte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GtkTextBuffer * <text:s text:c="4"/>gtk_text_iter_get_buffer <text:s text:c="11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GtkTextIter * <text:s text:c="6"/>gtk_text_iter_copy <text:s text:c="17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void <text:s text:c="15"/>gtk_text_iter_free <text:s text:c="1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offset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_offset <text:s text:c="6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line_index <text:s text:c="7"/>(const GtkTextIter *iter);</text:p>
          </table:table-cell>
          <table:table-cell office:value-type="string">
            <text:p>work in bytes, not in cha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int <text:s text:c="15"/>gtk_text_iter_g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unichar <text:s text:c="11"/>gtk_text_iter_get_char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slice <text:s text:c="12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text <text:s text:c="13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slice <text:s text:c="4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text <text:s text:c="5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dkPixbuf* <text:s text:c="9"/>gtk_text_iter_get_pixbuf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marks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oggled_tags <text:s text:c="5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toggled_on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tkTextChildAnchor* gtk_text_iter_get_child_anchor <text:s text:c="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egins_tag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tag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toggles_tag <text:s text:c="10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has_tag <text:s text:c="14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ags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ditabl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settin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can_insert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editability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word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line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line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sentence <text:s text:c="8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cursor_position <text:s text:c="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char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byte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get_attributes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Attributes *values);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angoLanguage* <text:s text:c="5"/>gtk_text_iter_get_language <text:s text:c="9"/>(const GtkTextIter *iter);</text:p>
          </table:table-cell>
          <table:table-cell office:value-type="string">
            <text:p>-- needs PangoLangu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boolean <text:s text:c="11"/>gtk_text_iter_is_end <text:s text:c="1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start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s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s <text:s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 <text:s text:c="5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 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offset <text:s text:c="11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ffse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 <text:s text:c="1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line_numb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_offset <text:s text:c="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line_index <text:s text:c="7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forward_to_end <text:s text:c="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line_end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tag_toggle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to_tag_togg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(*GtkTextCharPredicate) <text:s text:c="12"/>(gunichar ch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find_char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find_char <text:s text:c="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arch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arch <text:s text:c="6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qual <text:s text:c="16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compare <text:s text:c="14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_rang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order <text:s text:c="16"/>(GtkTextIter *firs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second);</text:p>
          </table:table-cell>
          <table:table-cell table:number-columns-repeated="1023"/>
        </table:table-row>
        <table:table-row table:style-name="ro1" table:number-rows-repeated="65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kTextBuffer" table:style-name="ta1" table:print="false">
        <table:table-column table:style-name="co3" table:default-cell-style-name="ce5"/>
        <table:table-row table:style-name="ro1">
          <table:table-cell office:value-type="string">
            <text:p>GtkTextBuffer * <text:s text:c="4"/>gtk_text_buffer_new <text:s text:c="16"/>(GtkTextTagTable *table);</text:p>
          </table:table-cell>
        </table:table-row>
        <table:table-row table:style-name="ro1">
          <table:table-cell office:value-type="string">
            <text:p>gint <text:s text:c="15"/>gtk_text_buffer_get_line_count <text:s text:c="5"/>(GtkTextBuffer *buffer);</text:p>
          </table:table-cell>
        </table:table-row>
        <table:table-row table:style-name="ro1">
          <table:table-cell office:value-type="string">
            <text:p>gint <text:s text:c="15"/>gtk_text_buffer_get_char_count <text:s text:c="5"/>(GtkTextBuffer *buffer);</text:p>
          </table:table-cell>
        </table:table-row>
        <table:table-row table:style-name="ro1">
          <table:table-cell table:style-name="Implemented" office:value-type="string">
            <text:p>GtkTextTagTable* <text:s text:c="3"/>gtk_text_buffer_get_tag_table <text:s text:c="6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insert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void <text:s text:c="15"/>gtk_text_buffer_insert_at_cursor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_at_curs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inser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insert_range_interactive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office:value-type="string">
            <text:p>void <text:s text:c="15"/>gtk_text_buffer_insert_with_tags <text:s text:c="3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GtkTextTag *first_tag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ext_buffer_insert_with_tags_by_name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const gchar *first_tag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delete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delete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_iter,</text:p>
          </table:table-cell>
        </table:table-row>
        <table:table-row table:style-name="ro1">
          <table:table-cell table:style-name="Implemented" office:value-type="string">
            <text:p><text:s text:c="57"/>GtkTextIter *end_iter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backspace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set_text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gnored" office:value-type="string">
            <text:p>gchar * <text:s text:c="12"/>gtk_text_buffer_get_text <text:s text:c="11"/>(GtkTextBuffer *buffer,</text:p>
          </table:table-cell>
        </table:table-row>
        <table:table-row table:style-name="ro1">
          <table:table-cell table:style-name="Ignored" office:value-type="string">
            <text:p><text:s text:c="57"/>const GtkTextIter *start,</text:p>
          </table:table-cell>
        </table:table-row>
        <table:table-row table:style-name="ro1">
          <table:table-cell table:style-name="Ignored" office:value-type="string">
            <text:p><text:s text:c="57"/>const GtkTextIter *end,</text:p>
          </table:table-cell>
        </table:table-row>
        <table:table-row table:style-name="ro1">
          <table:table-cell table:style-name="Ignored" office:value-type="string">
            <text:p><text:s text:c="57"/>gboolean include_hidden_chars);</text:p>
          </table:table-cell>
        </table:table-row>
        <table:table-row table:style-name="ro1">
          <table:table-cell office:value-type="string">
            <text:p>gchar * <text:s text:c="12"/>gtk_text_buffer_get_slice <text:s text:c="10"/>(GtkTextBuffer *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boolean include_hidden_chars);</text:p>
          </table:table-cell>
        </table:table-row>
        <table:table-row table:style-name="ro1">
          <table:table-cell table:style-name="Implemented" office:value-type="string">
            <text:p>void <text:s text:c="15"/>gtk_text_buffer_insert_pixbuf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dkPixbuf *pixbuf);</text:p>
          </table:table-cell>
        </table:table-row>
        <table:table-row table:style-name="ro1">
          <table:table-cell table:style-name="Implemented" office:value-type="string">
            <text:p>void <text:s text:c="15"/>gtk_text_buffer_insert_child_anchor 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GtkTextChildAnchor * gtk_text_buffer_create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GtkTextMark * <text:s text:c="6"/>gtk_text_buffer_crea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mark_name,</text:p>
          </table:table-cell>
        </table:table-row>
        <table:table-row table:style-name="ro1">
          <table:table-cell table:style-name="Implemented" office:value-type="string">
            <text:p><text:s text:c="57"/>const GtkTextIter *where,</text:p>
          </table:table-cell>
        </table:table-row>
        <table:table-row table:style-name="ro1">
          <table:table-cell table:style-name="Implemented" office:value-type="string">
            <text:p><text:s text:c="57"/>gboolean left_gravity);</text:p>
          </table:table-cell>
        </table:table-row>
        <table:table-row table:style-name="ro1">
          <table:table-cell table:style-name="Implemented" office:value-type="string">
            <text:p>void <text:s text:c="15"/>gtk_text_buffer_move_mark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move_mark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add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dele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delete_mark_by_name 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insert <text:s text:c="9"/>(GtkTextBuffer *buffer);</text:p>
          </table:table-cell>
        </table:table-row>
        <table:table-row table:style-name="ro1">
          <table:table-cell table:style-name="Implemented" office:value-type="string">
            <text:p>GtkTextMark* <text:s text:c="7"/>gtk_text_buffer_get_selection_bound (GtkTextBuffer *buffer);</text:p>
          </table:table-cell>
        </table:table-row>
        <table:table-row table:style-name="ro1">
          <table:table-cell table:style-name="Implemented" office:value-type="string">
            <text:p>gboolean <text:s text:c="11"/>gtk_text_buffer_get_has_sele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place_curso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selec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ins,</text:p>
          </table:table-cell>
        </table:table-row>
        <table:table-row table:style-name="ro1">
          <table:table-cell table:style-name="Implemented" office:value-type="string">
            <text:p><text:s text:c="57"/>const GtkTextIter *bound);</text:p>
          </table:table-cell>
        </table:table-row>
        <table:table-row table:style-name="ro1">
          <table:table-cell table:style-name="Implemented" office:value-type="string">
            <text:p>void <text:s text:c="15"/>gtk_text_buffer_apply_tag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apply_tag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_by_name <text:s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all_tags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office:value-type="string">
            <text:p>GtkTextTag * <text:s text:c="7"/>gtk_text_buffer_create_tag <text:s text:c="9"/>(GtkTextBuffer *buffer,</text:p>
          </table:table-cell>
        </table:table-row>
        <table:table-row table:style-name="ro1">
          <table:table-cell office:value-type="string">
            <text:p><text:s text:c="57"/>const gchar *tag_name,</text:p>
          </table:table-cell>
        </table:table-row>
        <table:table-row table:style-name="ro1">
          <table:table-cell office:value-type="string">
            <text:p><text:s text:c="57"/>const gchar *first_property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_offse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offset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);</text:p>
          </table:table-cell>
        </table:table-row>
        <table:table-row table:style-name="ro1">
          <table:table-cell table:style-name="Ignored" office:value-type="string">
            <text:p>void <text:s text:c="15"/>gtk_text_buffer_get_iter_at_line_index</text:p>
          </table:table-cell>
        </table:table-row>
        <table:table-row table:style-name="ro1">
          <table:table-cell table:style-name="Ignored" office:value-type="string">
            <text:p><text:s text:c="56"/>(GtkTextBuffer *buffer,</text:p>
          </table:table-cell>
        </table:table-row>
        <table:table-row table:style-name="ro1">
          <table:table-cell table:style-name="Ignored" office:value-type="string">
            <text:p><text:s text:c="57"/>GtkTextIter *iter,</text:p>
          </table:table-cell>
        </table:table-row>
        <table:table-row table:style-name="ro1">
          <table:table-cell table:style-name="Ignored" office:value-type="string">
            <text:p><text:s text:c="57"/>gint line_number,</text:p>
          </table:table-cell>
        </table:table-row>
        <table:table-row table:style-name="ro1">
          <table:table-cell table:style-name="Ignored" office:value-type="string">
            <text:p><text:s text:c="57"/>gint byte_index);</text:p>
          </table:table-cell>
        </table:table-row>
        <table:table-row table:style-name="ro1">
          <table:table-cell table:style-name="Implemented" office:value-type="string">
            <text:p>void <text:s text:c="15"/>gtk_text_buffer_get_iter_at_mark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get_iter_at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void <text:s text:c="15"/>gtk_text_buffer_get_start_iter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end_ite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bounds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get_modified <text:s text:c="7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set_modified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boolean setting);</text:p>
          </table:table-cell>
        </table:table-row>
        <table:table-row table:style-name="ro1">
          <table:table-cell table:style-name="Implemented" office:value-type="string">
            <text:p>gboolean <text:s text:c="11"/>gtk_text_buffer_delete_selection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paste_clipboard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tkTextIter *override_locatio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copy_clipboard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cut_clipboard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get_selection_bound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begin_user_a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end_user_action <text:s text:c="4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add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remove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/>
        </table:table-row>
        <table:table-row table:style-name="ro1">
          <table:table-cell office:value-type="string">
            <text:p>gboolean <text:s text:c="11"/>(*GtkTextBufferDeserializeFunc) <text:s text:c="4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boolean create_tags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 <text:s text:c="8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_g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deserialize_s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boolean can_create_tag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copy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de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paste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office:value-type="string">
            <text:p>GdkAtom <text:s text:c="12"/>gtk_text_buffer_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De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de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dkAtom <text:s text:c="12"/>gtk_text_buffer_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uint8 * <text:s text:c="11"/>(*GtkTextBufferSerializeFunc) <text:s text:c="6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uint8 * <text:s text:c="11"/>gtk_text_buffer_serialize <text:s text:c="10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text_buffer_un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un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 table:number-rows-repeated="65284">
          <table:table-cell/>
        </table:table-row>
        <table:table-row table:style-name="ro1">
          <table:table-cell/>
        </table:table-row>
      </table:table>
      <table:table table:name="GtkTextTag" table:style-name="ta1" table:print="false">
        <table:table-column table:style-name="co4" table:default-cell-style-name="Ignored"/>
        <table:table-row table:style-name="ro1">
          <table:table-cell office:value-type="string">
            <text:p>GtkTextTag * <text:s text:c="7"/>gtk_text_tag_new <text:s text:c="19"/>(const gchar *name);</text:p>
          </table:table-cell>
        </table:table-row>
        <table:table-row table:style-name="ro1">
          <table:table-cell table:style-name="Implemented" office:value-type="string">
            <text:p>gint <text:s text:c="15"/>gtk_text_tag_get_priority <text:s text:c="10"/>(GtkTextTag *tag);</text:p>
          </table:table-cell>
        </table:table-row>
        <table:table-row table:style-name="ro1">
          <table:table-cell table:style-name="Implemented" office:value-type="string">
            <text:p>void <text:s text:c="15"/>gtk_text_tag_set_priority <text:s text:c="10"/>(GtkTextTag *tag,</text:p>
          </table:table-cell>
        </table:table-row>
        <table:table-row table:style-name="ro1">
          <table:table-cell table:style-name="Implemented" office:value-type="string">
            <text:p><text:s text:c="57"/>gint priority);</text:p>
          </table:table-cell>
        </table:table-row>
        <table:table-row table:style-name="ro1">
          <table:table-cell office:value-type="string">
            <text:p>gboolean <text:s text:c="11"/>gtk_text_tag_event <text:s text:c="17"/>(GtkTextTag *tag,</text:p>
          </table:table-cell>
        </table:table-row>
        <table:table-row table:style-name="ro1">
          <table:table-cell office:value-type="string">
            <text:p><text:s text:c="57"/>GObject *event_object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tkTextAttributes* <text:s/>gtk_text_attributes_new <text:s text:c="12"/>(void);</text:p>
          </table:table-cell>
        </table:table-row>
        <table:table-row table:style-name="ro1">
          <table:table-cell office:value-type="string">
            <text:p>GtkTextAttributes* <text:s/>gtk_text_attributes_copy <text:s text:c="11"/>(GtkTextAttributes *src);</text:p>
          </table:table-cell>
        </table:table-row>
        <table:table-row table:style-name="ro1">
          <table:table-cell office:value-type="string">
            <text:p>void <text:s text:c="15"/>gtk_text_attributes_copy_values <text:s text:c="4"/>(GtkTextAttributes *src,</text:p>
          </table:table-cell>
        </table:table-row>
        <table:table-row table:style-name="ro1">
          <table:table-cell office:value-type="string">
            <text:p><text:s text:c="57"/>GtkTextAttributes *dest);</text:p>
          </table:table-cell>
        </table:table-row>
        <table:table-row table:style-name="ro1">
          <table:table-cell office:value-type="string">
            <text:p>void <text:s text:c="15"/>gtk_text_attributes_unref <text:s text:c="10"/>(GtkTextAttributes *values);</text:p>
          </table:table-cell>
        </table:table-row>
        <table:table-row table:style-name="ro1">
          <table:table-cell office:value-type="string">
            <text:p>GtkTextAttributes * gtk_text_attributes_ref <text:s text:c="12"/>(GtkTextAttributes *values);</text:p>
          </table:table-cell>
        </table:table-row>
      </table:table>
      <table:table table:name="GtkTextTagTable" table:style-name="ta1" table:print="false">
        <table:table-column table:style-name="co5" table:default-cell-style-name="Implemented"/>
        <table:table-row table:style-name="ro1">
          <table:table-cell office:value-type="string">
            <text:p>void <text:s text:c="15"/>(*GtkTextTagTableForeach) <text:s text:c="10"/>(GtkTextTag *tag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TextTagTable * <text:s text:c="2"/>gtk_text_tag_table_new <text:s text:c="13"/>(void);</text:p>
          </table:table-cell>
        </table:table-row>
        <table:table-row table:style-name="ro1">
          <table:table-cell office:value-type="string">
            <text:p>void <text:s text:c="15"/>gtk_text_tag_table_add <text:s text:c="13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void <text:s text:c="15"/>gtk_text_tag_table_remove <text:s text:c="10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GtkTextTag * <text:s text:c="7"/>gtk_text_tag_table_lookup <text:s text:c="10"/>(GtkTextTagTable *t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text_tag_table_foreach <text:s text:c="9"/>(GtkTextTagTable *table,</text:p>
          </table:table-cell>
        </table:table-row>
        <table:table-row table:style-name="ro1">
          <table:table-cell office:value-type="string">
            <text:p><text:s text:c="57"/>GtkTextTagTableForeach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int <text:s text:c="15"/>gtk_text_tag_table_get_size <text:s text:c="8"/>(GtkTextTagTable *table);</text:p>
          </table:table-cell>
        </table:table-row>
      </table:table>
      <table:table table:name="GtkTextView" table:style-name="ta1" table:print="false">
        <office:forms form:automatic-focus="false" form:apply-design-mode="false"/>
        <table:table-column table:style-name="co6" table:default-cell-style-name="Implemented"/>
        <table:table-row table:style-name="ro1">
          <table:table-cell table:style-name="Ignored" office:value-type="string">
            <text:p>GtkWidget * <text:s text:c="8"/>gtk_text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text_view_new_with_buffer <text:s text:c="6"/>(GtkTextBuffer *buffer);</text:p>
          </table:table-cell>
        </table:table-row>
        <table:table-row table:style-name="ro1">
          <table:table-cell office:value-type="string">
            <text:p>void <text:s text:c="15"/>gtk_text_view_set_buffer <text:s text:c="11"/>(GtkTextView *text_view,</text:p>
          </table:table-cell>
        </table:table-row>
        <table:table-row table:style-name="ro1">
          <table:table-cell office:value-type="string">
            <text:p><text:s text:c="57"/>GtkTextBuffer *buffer);</text:p>
          </table:table-cell>
        </table:table-row>
        <table:table-row table:style-name="ro1">
          <table:table-cell office:value-type="string">
            <text:p>GtkTextBuffer * <text:s text:c="4"/>gtk_text_view_get_buffer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croll_to_mark <text:s text:c="7"/>(GtkTextView *text_view,</text:p>
          </table:table-cell>
        </table:table-row>
        <table:table-row table:style-name="ro1">
          <table:table-cell office:value-type="string">
            <text:p><text:s text:c="57"/>GtkTextMark *mark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gboolean <text:s text:c="11"/>gtk_text_view_scroll_to_iter <text:s text:c="7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void <text:s text:c="15"/>gtk_text_view_scroll_mark_onscreen <text:s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move_mark_onscreen <text:s text:c="3"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place_cursor_onscreen (GtkTextView *text_view);</text:p>
          </table:table-cell>
        </table:table-row>
        <table:table-row table:style-name="ro1">
          <table:table-cell office:value-type="string">
            <text:p>void <text:s text:c="15"/>gtk_text_view_get_visible_rect <text:s text:c="5"/>(GtkTextView *text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void <text:s text:c="15"/>gtk_text_view_get_iter_location <text:s text:c="4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dkRectangle *location);</text:p>
          </table:table-cell>
        </table:table-row>
        <table:table-row table:style-name="ro1">
          <table:table-cell office:value-type="string">
            <text:p>void <text:s text:c="15"/>gtk_text_view_get_line_at_y <text:s text:c="8"/>(GtkTextView *text_view,</text:p>
          </table:table-cell>
        </table:table-row>
        <table:table-row table:style-name="ro1">
          <table:table-cell office:value-type="string">
            <text:p><text:s text:c="57"/>GtkTextIter *target_iter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int *line_top);</text:p>
          </table:table-cell>
        </table:table-row>
        <table:table-row table:style-name="ro1">
          <table:table-cell office:value-type="string">
            <text:p>void <text:s text:c="15"/>gtk_text_view_get_line_yrange <text:s text:c="6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text_view_get_iter_at_loca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get_iter_at_posi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*trailing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buffer_to_window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buffer_x,</text:p>
          </table:table-cell>
        </table:table-row>
        <table:table-row table:style-name="ro1">
          <table:table-cell office:value-type="string">
            <text:p><text:s text:c="57"/>gint buffer_y,</text:p>
          </table:table-cell>
        </table:table-row>
        <table:table-row table:style-name="ro1">
          <table:table-cell office:value-type="string">
            <text:p><text:s text:c="57"/>gint *window_x,</text:p>
          </table:table-cell>
        </table:table-row>
        <table:table-row table:style-name="ro1">
          <table:table-cell office:value-type="string">
            <text:p><text:s text:c="57"/>gint *window_y);</text:p>
          </table:table-cell>
        </table:table-row>
        <table:table-row table:style-name="ro1">
          <table:table-cell office:value-type="string">
            <text:p>void <text:s text:c="15"/>gtk_text_view_window_to_buffer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window_x,</text:p>
          </table:table-cell>
        </table:table-row>
        <table:table-row table:style-name="ro1">
          <table:table-cell office:value-type="string">
            <text:p><text:s text:c="57"/>gint window_y,</text:p>
          </table:table-cell>
        </table:table-row>
        <table:table-row table:style-name="ro1">
          <table:table-cell office:value-type="string">
            <text:p><text:s text:c="57"/>gint *buffer_x,</text:p>
          </table:table-cell>
        </table:table-row>
        <table:table-row table:style-name="ro1">
          <table:table-cell office:value-type="string">
            <text:p><text:s text:c="57"/>gint *buffer_y);</text:p>
          </table:table-cell>
        </table:table-row>
        <table:table-row table:style-name="ro1">
          <table:table-cell office:value-type="string">
            <text:p>GdkWindow* <text:s text:c="9"/>gtk_text_view_get_window <text:s text:c="11"/>(GtkTextView *text_view,</text:p>
          </table:table-cell>
        </table:table-row>
        <table:table-row table:style-name="ro1">
          <table:table-cell office:value-type="string">
            <text:p><text:s text:c="57"/>GtkTextWindowType win);</text:p>
          </table:table-cell>
        </table:table-row>
        <table:table-row table:style-name="ro1">
          <table:table-cell office:value-type="string">
            <text:p>GtkTextWindowType <text:s text:c="2"/>gtk_text_view_get_window_type <text:s text:c="6"/>(GtkTextView *text_view,</text:p>
          </table:table-cell>
        </table:table-row>
        <table:table-row table:style-name="ro1">
          <table:table-cell office:value-type="string">
            <text:p><text:s text:c="57"/>GdkWindow *window);</text:p>
          </table:table-cell>
        </table:table-row>
        <table:table-row table:style-name="ro1">
          <table:table-cell office:value-type="string">
            <text:p>void <text:s text:c="15"/>gtk_text_view_s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int <text:s text:c="15"/>gtk_text_view_g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);</text:p>
          </table:table-cell>
        </table:table-row>
        <table:table-row table:style-name="ro1">
          <table:table-cell office:value-type="string">
            <text:p>gboolean <text:s text:c="11"/>gtk_text_view_forward_display_line <text:s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 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forward_display_line_end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_start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starts_display_line <text:s text:c="2"/>(GtkTextView *text_view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boolean <text:s text:c="11"/>gtk_text_view_move_visually <text:s text:c="8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count);</text:p>
          </table:table-cell>
        </table:table-row>
        <table:table-row table:style-name="ro1">
          <table:table-cell office:value-type="string">
            <text:p>void <text:s text:c="15"/>gtk_text_view_add_child_at_anchor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ChildAnchor *anchor);</text:p>
          </table:table-cell>
        </table:table-row>
        <table:table-row table:style-name="ro1">
          <table:table-cell table:style-name="Ignored" office:value-type="string">
            <text:p>GtkTextChildAnchor* gtk_text_child_anchor_new <text:s text:c="10"/>(void);</text:p>
          </table:table-cell>
        </table:table-row>
        <table:table-row table:style-name="ro1">
          <table:table-cell office:value-type="string">
            <text:p>GList* <text:s text:c="13"/>gtk_text_child_anchor_get_widgets <text:s text:c="2"/>(GtkTextChildAnchor *anchor);</text:p>
          </table:table-cell>
        </table:table-row>
        <table:table-row table:style-name="ro1">
          <table:table-cell office:value-type="string">
            <text:p>gboolean <text:s text:c="11"/>gtk_text_child_anchor_get_deleted <text:s text:c="2"/>(GtkTextChildAnchor *anchor);</text:p>
          </table:table-cell>
        </table:table-row>
        <table:table-row table:style-name="ro1">
          <table:table-cell office:value-type="string">
            <text:p>void <text:s text:c="15"/>gtk_text_view_add_child_in_window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WindowType which_window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move_child <text:s text:c="11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set_wrap_mode <text:s text:c="8"/>(GtkTextView *text_view,</text:p>
          </table:table-cell>
        </table:table-row>
        <table:table-row table:style-name="ro1">
          <table:table-cell office:value-type="string">
            <text:p><text:s text:c="57"/>GtkWrapMode wrap_mode);</text:p>
          </table:table-cell>
        </table:table-row>
        <table:table-row table:style-name="ro1">
          <table:table-cell office:value-type="string">
            <text:p>GtkWrapMode <text:s text:c="8"/>gtk_text_view_get_wrap_mod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editable <text:s text:c="9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editable <text:s text:c="9"/>(GtkTextView *text_view);</text:p>
          </table:table-cell>
        </table:table-row>
        <table:table-row table:style-name="ro1">
          <table:table-cell office:value-type="string">
            <text:p>void <text:s text:c="15"/>gtk_text_view_set_cursor_visible <text:s text:c="3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cursor_visible <text:s text:c="3"/>(GtkTextView *text_view);</text:p>
          </table:table-cell>
        </table:table-row>
        <table:table-row table:style-name="ro1">
          <table:table-cell office:value-type="string">
            <text:p>void <text:s text:c="15"/>gtk_text_view_set_overwrite <text:s text:c="8"/>(GtkTextView *text_view,</text:p>
          </table:table-cell>
        </table:table-row>
        <table:table-row table:style-name="ro1">
          <table:table-cell office:value-type="string">
            <text:p><text:s text:c="57"/>gboolean overwrite);</text:p>
          </table:table-cell>
        </table:table-row>
        <table:table-row table:style-name="ro1">
          <table:table-cell office:value-type="string">
            <text:p>gboolean <text:s text:c="11"/>gtk_text_view_get_overwrit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pixels_above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above_lines);</text:p>
          </table:table-cell>
        </table:table-row>
        <table:table-row table:style-name="ro1">
          <table:table-cell office:value-type="string">
            <text:p>gint <text:s text:c="15"/>gtk_text_view_get_pixels_above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below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below_lines);</text:p>
          </table:table-cell>
        </table:table-row>
        <table:table-row table:style-name="ro1">
          <table:table-cell office:value-type="string">
            <text:p>gint <text:s text:c="15"/>gtk_text_view_get_pixels_below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inside_wrap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inside_wrap);</text:p>
          </table:table-cell>
        </table:table-row>
        <table:table-row table:style-name="ro1">
          <table:table-cell office:value-type="string">
            <text:p>gint <text:s text:c="15"/>gtk_text_view_get_pixels_inside_wrap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justification <text:s text:c="4"/>(GtkTextView *text_view,</text:p>
          </table:table-cell>
        </table:table-row>
        <table:table-row table:style-name="ro1">
          <table:table-cell office:value-type="string">
            <text:p><text:s text:c="57"/>GtkJustification justification);</text:p>
          </table:table-cell>
        </table:table-row>
        <table:table-row table:style-name="ro1">
          <table:table-cell office:value-type="string">
            <text:p>GtkJustification <text:s text:c="3"/>gtk_text_view_get_justification <text:s text:c="4"/>(GtkTextView *text_view);</text:p>
          </table:table-cell>
        </table:table-row>
        <table:table-row table:style-name="ro1">
          <table:table-cell office:value-type="string">
            <text:p>void <text:s text:c="15"/>gtk_text_view_set_left_margin <text:s text:c="6"/>(GtkTextView *text_view,</text:p>
          </table:table-cell>
        </table:table-row>
        <table:table-row table:style-name="ro1">
          <table:table-cell office:value-type="string">
            <text:p><text:s text:c="57"/>gint left_margin);</text:p>
          </table:table-cell>
        </table:table-row>
        <table:table-row table:style-name="ro1">
          <table:table-cell office:value-type="string">
            <text:p>gint <text:s text:c="15"/>gtk_text_view_get_left_margin <text:s text:c="6"/>(GtkTextView *text_view);</text:p>
          </table:table-cell>
        </table:table-row>
        <table:table-row table:style-name="ro1">
          <table:table-cell office:value-type="string">
            <text:p>void <text:s text:c="15"/>gtk_text_view_set_right_margin <text:s text:c="5"/>(GtkTextView *text_view,</text:p>
          </table:table-cell>
        </table:table-row>
        <table:table-row table:style-name="ro1">
          <table:table-cell office:value-type="string">
            <text:p><text:s text:c="57"/>gint right_margin);</text:p>
          </table:table-cell>
        </table:table-row>
        <table:table-row table:style-name="ro1">
          <table:table-cell office:value-type="string">
            <text:p>gint <text:s text:c="15"/>gtk_text_view_get_right_margin <text:s text:c="5"/>(GtkTextView *text_view);</text:p>
          </table:table-cell>
        </table:table-row>
        <table:table-row table:style-name="ro1">
          <table:table-cell office:value-type="string">
            <text:p>void <text:s text:c="15"/>gtk_text_view_set_indent <text:s text:c="11"/>(GtkTextView *text_view,</text:p>
          </table:table-cell>
        </table:table-row>
        <table:table-row table:style-name="ro1">
          <table:table-cell office:value-type="string">
            <text:p><text:s text:c="57"/>gint indent);</text:p>
          </table:table-cell>
        </table:table-row>
        <table:table-row table:style-name="ro1">
          <table:table-cell office:value-type="string">
            <text:p>gint <text:s text:c="15"/>gtk_text_view_get_indent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et_tabs <text:s text:c="13"/>(GtkTextView *text_view,</text:p>
          </table:table-cell>
        </table:table-row>
        <table:table-row table:style-name="ro1">
          <table:table-cell office:value-type="string">
            <text:p><text:s text:c="57"/>PangoTabArray *tabs);</text:p>
          </table:table-cell>
        </table:table-row>
        <table:table-row table:style-name="ro1">
          <table:table-cell office:value-type="string">
            <text:p>PangoTabArray* <text:s text:c="5"/>gtk_text_view_get_tabs <text:s text:c="13"/>(GtkTextView *text_view);</text:p>
          </table:table-cell>
        </table:table-row>
        <table:table-row table:style-name="ro1">
          <table:table-cell office:value-type="string">
            <text:p>void <text:s text:c="15"/>gtk_text_view_set_accepts_tab <text:s text:c="6"/>(GtkTextView *text_view,</text:p>
          </table:table-cell>
        </table:table-row>
        <table:table-row table:style-name="ro1">
          <table:table-cell office:value-type="string">
            <text:p><text:s text:c="57"/>gboolean accepts_tab);</text:p>
          </table:table-cell>
        </table:table-row>
        <table:table-row table:style-name="ro1">
          <table:table-cell office:value-type="string">
            <text:p>gboolean <text:s text:c="11"/>gtk_text_view_get_accepts_tab <text:s text:c="6"/>(GtkTextView *text_view);</text:p>
          </table:table-cell>
        </table:table-row>
        <table:table-row table:style-name="ro1">
          <table:table-cell table:style-name="Ignored" office:value-type="string">
            <text:p>GtkTextAttributes* <text:s/>gtk_text_view_get_default_attributes</text:p>
          </table:table-cell>
        </table:table-row>
        <table:table-row table:style-name="ro1">
          <table:table-cell table:style-name="Ignored" office:value-type="string">
            <text:p><text:s text:c="56"/>(GtkTextView *text_view);</text:p>
          </table:table-cell>
        </table:table-row>
      </table:table>
      <table:table table:name="GtkTreeModel" table:style-name="ta1" table:print="false">
        <table:table-column table:style-name="co6" table:default-cell-style-name="Implemented"/>
        <table:table-row table:style-name="ro1">
          <table:table-cell table:style-name="Default" office:value-type="string">
            <text:p>(рассматривается использование + реализация интерфейса)</text:p>
          </table:table-cell>
        </table:table-row>
        <table:table-row table:style-name="ro1">
          <table:table-cell table:style-name="Default" office:value-type="string">
            <text:p>gboolean <text:s text:c="11"/>(*GtkTreeModelForeachFunc) <text:s text:c="9"/>(GtkTreeModel *model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Iter *iter,</text:p>
          </table:table-cell>
        </table:table-row>
        <table:table-row table:style-name="ro1">
          <table:table-cell table:style-name="Default"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enum <text:s text:c="15"/>GtkTreeModelFlags;</text:p>
          </table:table-cell>
        </table:table-row>
        <table:table-row table:style-name="ro1">
          <table:table-cell table:style-name="Ignored" office:value-type="string">
            <text:p>GtkTreePath * <text:s text:c="6"/>gtk_tree_path_new <text:s text:c="18"/>(void);</text:p>
          </table:table-cell>
        </table:table-row>
        <table:table-row table:style-name="ro1">
          <table:table-cell table:style-name="Ignored" office:value-type="string">
            <text:p>GtkTreePath * <text:s text:c="6"/>gtk_tree_path_new_from_string <text:s text:c="6"/>(const gchar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rom_indices <text:s text:c="5"/>(gint first_index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char * <text:s text:c="12"/>gtk_tree_path_to_string <text:s text:c="12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irst <text:s text:c="12"/>(void);</text:p>
          </table:table-cell>
        </table:table-row>
        <table:table-row table:style-name="ro1">
          <table:table-cell table:style-name="Ignored" office:value-type="string">
            <text:p>#define <text:s text:c="12"/>gtk_tree_path_new_root <text:s text:c="13"/>()</text:p>
          </table:table-cell>
        </table:table-row>
        <table:table-row table:style-name="ro1">
          <table:table-cell table:style-name="Ignored" office:value-type="string">
            <text:p>void <text:s text:c="15"/>gtk_tree_path_append_index <text:s text:c="9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void <text:s text:c="15"/>gtk_tree_path_prepend_index <text:s text:c="8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gint <text:s text:c="15"/>gtk_tree_path_get_depth <text:s text:c="12"/>(GtkTreePath *path);</text:p>
          </table:table-cell>
        </table:table-row>
        <table:table-row table:style-name="ro1">
          <table:table-cell office:value-type="string">
            <text:p>gint * <text:s text:c="13"/>gtk_tree_path_get_indices <text:s text:c="10"/>(GtkTreePath *path);</text:p>
          </table:table-cell>
        </table:table-row>
        <table:table-row table:style-name="ro1">
          <table:table-cell table:style-name="Ignored" office:value-type="string">
            <text:p>void <text:s text:c="15"/>gtk_tree_path_free <text:s text:c="17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copy <text:s text:c="17"/>(const GtkTreePath *path);</text:p>
          </table:table-cell>
        </table:table-row>
        <table:table-row table:style-name="ro1">
          <table:table-cell table:style-name="Default" office:value-type="string">
            <text:p>gint <text:s text:c="15"/>gtk_tree_path_compare <text:s text:c="14"/>(const GtkTreePath *a,</text:p>
          </table:table-cell>
        </table:table-row>
        <table:table-row table:style-name="ro1">
          <table:table-cell table:style-name="Default" office:value-type="string">
            <text:p><text:s text:c="57"/>const GtkTreePath *b);</text:p>
          </table:table-cell>
        </table:table-row>
        <table:table-row table:style-name="ro1">
          <table:table-cell table:style-name="Default" office:value-type="string">
            <text:p>void <text:s text:c="15"/>gtk_tree_path_next <text:s text:c="17"/>(GtkTreePath *path);</text:p>
          </table:table-cell>
        </table:table-row>
        <table:table-row table:style-name="ro1">
          <table:table-cell table:style-name="Default" office:value-type="string">
            <text:p>gboolean <text:s text:c="11"/>gtk_tree_path_prev <text:s text:c="17"/>(GtkTreePath *path);</text:p>
          </table:table-cell>
        </table:table-row>
        <table:table-row table:style-name="ro1">
          <table:table-cell table:style-name="Default" office:value-type="string">
            <text:p>gboolean <text:s text:c="11"/>gtk_tree_path_up <text:s text:c="19"/>(GtkTreePath *path);</text:p>
          </table:table-cell>
        </table:table-row>
        <table:table-row table:style-name="ro1">
          <table:table-cell table:style-name="Default" office:value-type="string">
            <text:p>void <text:s text:c="15"/>gtk_tree_path_down <text:s text:c="17"/>(GtkTreePath *path);</text:p>
          </table:table-cell>
        </table:table-row>
        <table:table-row table:style-name="ro1">
          <table:table-cell table:style-name="Default" office:value-type="string">
            <text:p>gboolean <text:s text:c="11"/>gtk_tree_path_is_ancestor <text:s text:c="10"/>(GtkTreePath *path,</text:p>
          </table:table-cell>
        </table:table-row>
        <table:table-row table:style-name="ro1">
          <table:table-cell table:style-name="Default" office:value-type="string">
            <text:p><text:s text:c="57"/>GtkTreePath *descendant);</text:p>
          </table:table-cell>
        </table:table-row>
        <table:table-row table:style-name="ro1">
          <table:table-cell table:style-name="Default" office:value-type="string">
            <text:p>gboolean <text:s text:c="11"/>gtk_tree_path_is_descendant <text:s text:c="8"/>(GtkTreePath *path,</text:p>
          </table:table-cell>
        </table:table-row>
        <table:table-row table:style-name="ro1">
          <table:table-cell table:style-name="Default" office:value-type="string">
            <text:p><text:s text:c="57"/>GtkTreePath *ancestor);</text:p>
          </table:table-cell>
        </table:table-row>
        <table:table-row table:style-name="ro1">
          <table:table-cell table:style-name="Default" office:value-type="string">
            <text:p>GtkTreeRowReference * gtk_tree_row_reference_new <text:s text:c="7"/>(GtkTreeModel *model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GtkTreeRowReference * gtk_tree_row_reference_new_proxy <text:s/>(GObject *proxy,</text:p>
          </table:table-cell>
        </table:table-row>
        <table:table-row table:style-name="ro1">
          <table:table-cell table:style-name="Default" office:value-type="string">
            <text:p><text:s text:c="57"/>GtkTreeModel *model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GtkTreeModel * <text:s text:c="5"/>gtk_tree_row_reference_get_model <text:s text:c="3"/>(GtkTreeRowReference *reference);</text:p>
          </table:table-cell>
        </table:table-row>
        <table:table-row table:style-name="ro1">
          <table:table-cell table:style-name="Default" office:value-type="string">
            <text:p>GtkTreePath * <text:s text:c="6"/>gtk_tree_row_reference_get_path <text:s text:c="4"/>(GtkTreeRowReference *reference);</text:p>
          </table:table-cell>
        </table:table-row>
        <table:table-row table:style-name="ro1">
          <table:table-cell table:style-name="Default" office:value-type="string">
            <text:p>gboolean <text:s text:c="11"/>gtk_tree_row_reference_valid <text:s text:c="7"/>(GtkTreeRowReference *reference);</text:p>
          </table:table-cell>
        </table:table-row>
        <table:table-row table:style-name="ro1">
          <table:table-cell table:style-name="Default" office:value-type="string">
            <text:p>void <text:s text:c="15"/>gtk_tree_row_reference_free <text:s text:c="8"/>(GtkTreeRowReference *reference);</text:p>
          </table:table-cell>
        </table:table-row>
        <table:table-row table:style-name="ro1">
          <table:table-cell table:style-name="Default" office:value-type="string">
            <text:p>GtkTreeRowReference * gtk_tree_row_reference_copy <text:s text:c="6"/>(GtkTreeRowReference *reference);</text:p>
          </table:table-cell>
        </table:table-row>
        <table:table-row table:style-name="ro1">
          <table:table-cell table:style-name="Default" office:value-type="string">
            <text:p>void <text:s text:c="15"/>gtk_tree_row_reference_inserted <text:s text:c="4"/>(GObject *proxy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void <text:s text:c="15"/>gtk_tree_row_reference_deleted <text:s text:c="5"/>(GObject *proxy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void <text:s text:c="15"/>gtk_tree_row_reference_reordered <text:s text:c="3"/>(GObject *proxy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Iter *iter,</text:p>
          </table:table-cell>
        </table:table-row>
        <table:table-row table:style-name="ro1">
          <table:table-cell table:style-name="Default" office:value-type="string">
            <text:p><text:s text:c="57"/>gint *new_order);</text:p>
          </table:table-cell>
        </table:table-row>
        <table:table-row table:style-name="ro1">
          <table:table-cell table:style-name="Ignored" office:value-type="string">
            <text:p>GtkTreeIter * <text:s text:c="6"/>gtk_tree_iter_copy <text:s text:c="17"/>(GtkTreeIter *iter);</text:p>
          </table:table-cell>
        </table:table-row>
        <table:table-row table:style-name="ro1">
          <table:table-cell table:style-name="Ignored" office:value-type="string">
            <text:p>void <text:s text:c="15"/>gtk_tree_iter_free <text:s text:c="17"/>(GtkTreeIter *iter);</text:p>
          </table:table-cell>
        </table:table-row>
        <table:table-row table:style-name="ro1">
          <table:table-cell office:value-type="string">
            <text:p>GtkTreeModelFlags <text:s text:c="2"/>gtk_tree_model_get_flags <text:s text:c="11"/>(GtkTreeModel *tree_model);</text:p>
          </table:table-cell>
        </table:table-row>
        <table:table-row table:style-name="ro1">
          <table:table-cell office:value-type="string">
            <text:p>gint <text:s text:c="15"/>gtk_tree_model_get_n_columns <text:s text:c="7"/>(GtkTreeModel *tree_model);</text:p>
          </table:table-cell>
        </table:table-row>
        <table:table-row table:style-name="ro1">
          <table:table-cell office:value-type="string">
            <text:p>GType <text:s text:c="14"/>gtk_tree_model_get_column_type <text:s text:c="5"/>(GtkTreeModel *tree_model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tree_model_get_iter <text:s text:c="12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model_get_iter_from_string 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const gchar *path_string);</text:p>
          </table:table-cell>
        </table:table-row>
        <table:table-row table:style-name="ro1">
          <table:table-cell office:value-type="string">
            <text:p>gboolean <text:s text:c="11"/>gtk_tree_model_get_iter_first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#define <text:s text:c="12"/>gtk_tree_model_get_iter_root <text:s text:c="7"/>(tree_model, iter)</text:p>
          </table:table-cell>
        </table:table-row>
        <table:table-row table:style-name="ro1">
          <table:table-cell office:value-type="string">
            <text:p>GtkTreePath * <text:s text:c="6"/>gtk_tree_model_get_path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get_value <text:s text:c="11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GValue *value);</text:p>
          </table:table-cell>
        </table:table-row>
        <table:table-row table:style-name="ro1">
          <table:table-cell office:value-type="string">
            <text:p>gboolean <text:s text:c="11"/>gtk_tree_model_iter_next <text:s text:c="11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children <text:s text:c="7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);</text:p>
          </table:table-cell>
        </table:table-row>
        <table:table-row table:style-name="ro1">
          <table:table-cell office:value-type="string">
            <text:p>gboolean <text:s text:c="11"/>gtk_tree_model_iter_has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model_iter_n_children <text:s text:c="5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nth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boolean <text:s text:c="11"/>gtk_tree_model_iter_parent <text:s text:c="9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child);</text:p>
          </table:table-cell>
        </table:table-row>
        <table:table-row table:style-name="ro1">
          <table:table-cell table:style-name="Default" office:value-type="string">
            <text:p>gchar * <text:s text:c="12"/>gtk_tree_model_get_string_from_iter (GtkTreeModel *tree_model,</text:p>
          </table:table-cell>
        </table:table-row>
        <table:table-row table:style-name="ro1">
          <table:table-cell table:style-name="Default"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ref_node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unref_node <text:s text:c="10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get <text:s text:c="17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void <text:s text:c="15"/>gtk_tree_model_get_valist <text:s text:c="10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va_list var_args);</text:p>
          </table:table-cell>
        </table:table-row>
        <table:table-row table:style-name="ro1">
          <table:table-cell office:value-type="string">
            <text:p>void <text:s text:c="15"/>gtk_tree_model_foreach <text:s text:c="13"/>(GtkTreeModel *model,</text:p>
          </table:table-cell>
        </table:table-row>
        <table:table-row table:style-name="ro1">
          <table:table-cell office:value-type="string">
            <text:p><text:s text:c="57"/>GtkTreeModelForeachFunc func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Ignored" office:value-type="string">
            <text:p>void <text:s text:c="15"/>gtk_tree_model_row_chang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inserted <text:s text:c="8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has_child_toggled</text:p>
          </table:table-cell>
        </table:table-row>
        <table:table-row table:style-name="ro1">
          <table:table-cell table:style-name="Ignored" office:value-type="string">
            <text:p><text:s text:c="5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delet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model_rows_reordered <text:s text:c="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</table:table>
      <table:table table:name="GtkTreeSelection" table:style-name="ta1" table:print="false">
        <table:table-column table:style-name="co7" table:default-cell-style-name="Implemented"/>
        <table:table-row table:style-name="ro1">
          <table:table-cell office:value-type="string">
            <text:p>gboolean <text:s text:c="11"/>(*GtkTreeSelectionFunc) <text:s text:c="12"/>(GtkTreeSelection *selection,</text:p>
          </table:table-cell>
        </table:table-row>
        <table:table-row table:style-name="ro1">
          <table:table-cell office:value-type="string">
            <text:p><text:s text:c="57"/>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path_currently_selected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SelectionForeachFunc) <text:s text:c="5"/>(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tree_selection_set_mode <text:s text:c="8"/>(GtkTreeSelection *selection,</text:p>
          </table:table-cell>
        </table:table-row>
        <table:table-row table:style-name="ro1">
          <table:table-cell office:value-type="string">
            <text:p><text:s text:c="57"/>GtkSelectionMode type);</text:p>
          </table:table-cell>
        </table:table-row>
        <table:table-row table:style-name="ro1">
          <table:table-cell office:value-type="string">
            <text:p>GtkSelectionMode <text:s text:c="3"/>gtk_tree_selection_get_mode <text:s text:c="8"/>(GtkTreeSelection *selection);</text:p>
          </table:table-cell>
        </table:table-row>
        <table:table-row table:style-name="ro1">
          <table:table-cell office:value-type="string">
            <text:p>void <text:s text:c="15"/>gtk_tree_selection_set_select_function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Selec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table:style-name="Ignored" office:value-type="string">
            <text:p>GtkTreeSelectionFunc <text:s/>gtk_tree_selection_get_select_function</text:p>
          </table:table-cell>
        </table:table-row>
        <table:table-row table:style-name="ro1">
          <table:table-cell table:style-name="Ignored"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gpointer <text:s text:c="11"/>gtk_tree_selection_get_user_data <text:s text:c="3"/>(GtkTreeSelection *selection);</text:p>
          </table:table-cell>
        </table:table-row>
        <table:table-row table:style-name="ro1">
          <table:table-cell office:value-type="string">
            <text:p>GtkTreeView* <text:s text:c="7"/>gtk_tree_selection_get_tree_view <text:s text:c="3"/>(GtkTreeSelection *selection);</text:p>
          </table:table-cell>
        </table:table-row>
        <table:table-row table:style-name="ro1">
          <table:table-cell office:value-type="string">
            <text:p>gboolean <text:s text:c="11"/>gtk_tree_selection_get_selected <text:s text:c="4"/>(GtkTreeSelection *selection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ed_foreach (GtkTreeSelection *selection,</text:p>
          </table:table-cell>
        </table:table-row>
        <table:table-row table:style-name="ro1">
          <table:table-cell office:value-type="string">
            <text:p><text:s text:c="57"/>GtkTreeSelection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List * <text:s text:c="12"/>gtk_tree_selection_get_selected_rows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Model **model);</text:p>
          </table:table-cell>
        </table:table-row>
        <table:table-row table:style-name="ro1">
          <table:table-cell office:value-type="string">
            <text:p>gint <text:s text:c="15"/>gtk_tree_selection_count_selected_rows</text:p>
          </table:table-cell>
        </table:table-row>
        <table:table-row table:style-name="ro1">
          <table:table-cell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void <text:s text:c="15"/>gtk_tree_selection_select_path <text:s text:c="5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unselect_path <text:s text:c="3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selection_path_is_selected 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select_iter <text:s text:c="5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unselect_iter <text:s text:c="3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selection_iter_is_selected 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_all <text:s text:c="6"/>(GtkTreeSelection *selection);</text:p>
          </table:table-cell>
        </table:table-row>
        <table:table-row table:style-name="ro1">
          <table:table-cell office:value-type="string">
            <text:p>void <text:s text:c="15"/>gtk_tree_selection_unselect_all <text:s text:c="4"/>(GtkTreeSelection *selection);</text:p>
          </table:table-cell>
        </table:table-row>
        <table:table-row table:style-name="ro1">
          <table:table-cell office:value-type="string">
            <text:p>void <text:s text:c="15"/>gtk_tree_selection_select_range <text:s text:c="4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  <table:table-row table:style-name="ro1">
          <table:table-cell office:value-type="string">
            <text:p>void <text:s text:c="15"/>gtk_tree_selection_unselect_range <text:s text:c="2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</table:table>
      <table:table table:name="GtkTreeViewColumn" table:style-name="ta1" table:print="false">
        <table:table-column table:style-name="co6" table:default-cell-style-name="Implemented"/>
        <table:table-row table:style-name="ro1">
          <table:table-cell office:value-type="string">
            <text:p>void <text:s text:c="15"/>(*GtkTreeCellDataFunc) <text:s text:c="13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<text:s text:c="20"/>GtkTreeViewColumn;</text:p>
          </table:table-cell>
        </table:table-row>
        <table:table-row table:style-name="ro1">
          <table:table-cell table:style-name="Ignored" office:value-type="string">
            <text:p>GtkTreeViewColumn * gtk_tree_view_column_new <text:s text:c="11"/>(void);</text:p>
          </table:table-cell>
        </table:table-row>
        <table:table-row table:style-name="ro1">
          <table:table-cell table:style-name="Ignored" office:value-type="string">
            <text:p>GtkTreeViewColumn * gtk_tree_view_column_new_with_attributes</text:p>
          </table:table-cell>
        </table:table-row>
        <table:table-row table:style-name="ro1">
          <table:table-cell table:style-name="Ignored" office:value-type="string">
            <text:p><text:s text:c="56"/>(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pack_start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pack_end <text:s text:c="6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clear <text:s text:c="9"/>(GtkTreeViewColumn *tree_column);</text:p>
          </table:table-cell>
        </table:table-row>
        <table:table-row table:style-name="ro1">
          <table:table-cell office:value-type="string">
            <text:p>GList * <text:s text:c="12"/>gtk_tree_view_column_get_cell_renderers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add_attribute <text:s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Ignored" office:value-type="string">
            <text:p>void <text:s text:c="15"/>gtk_tree_view_column_set_attributes (GtkTreeViewColumn *tree_column,</text:p>
          </table:table-cell>
        </table:table-row>
        <table:table-row table:style-name="ro1">
          <table:table-cell table:style-name="Ignored" office:value-type="string">
            <text:p><text:s text:c="57"/>GtkCellRenderer *cell_render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set_cell_data_func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tkTreeCell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column_clear_attributes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);</text:p>
          </table:table-cell>
        </table:table-row>
        <table:table-row table:style-name="ro1">
          <table:table-cell office:value-type="string">
            <text:p>void <text:s text:c="15"/>gtk_tree_view_column_set_spacing <text:s text:c="3"/>(GtkTreeViewColumn *tree_column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tree_view_column_get_spacing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visible <text:s text:c="3"/>(GtkTreeViewColumn *tree_column,</text:p>
          </table:table-cell>
        </table:table-row>
        <table:table-row table:style-name="ro1">
          <table:table-cell office:value-type="string">
            <text:p><text:s text:c="57"/>gboolean visible);</text:p>
          </table:table-cell>
        </table:table-row>
        <table:table-row table:style-name="ro1">
          <table:table-cell office:value-type="string">
            <text:p>gboolean <text:s text:c="11"/>gtk_tree_view_column_get_visible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sizable <text:s/>(GtkTreeViewColumn *tree_column,</text:p>
          </table:table-cell>
        </table:table-row>
        <table:table-row table:style-name="ro1">
          <table:table-cell office:value-type="string">
            <text:p><text:s text:c="57"/>gboolean resizable);</text:p>
          </table:table-cell>
        </table:table-row>
        <table:table-row table:style-name="ro1">
          <table:table-cell office:value-type="string">
            <text:p>gboolean <text:s text:c="11"/>gtk_tree_view_column_get_resiz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sizing <text:s text:c="4"/>(GtkTreeViewColumn *tree_column,</text:p>
          </table:table-cell>
        </table:table-row>
        <table:table-row table:style-name="ro1">
          <table:table-cell office:value-type="string">
            <text:p><text:s text:c="57"/>GtkTreeViewColumnSizing type);</text:p>
          </table:table-cell>
        </table:table-row>
        <table:table-row table:style-name="ro1">
          <table:table-cell office:value-type="string">
            <text:p>GtkTreeViewColumnSizing <text:s/>gtk_tree_view_column_get_sizing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gint <text:s text:c="15"/>gtk_tree_view_column_get_width <text:s text:c="5"/>(GtkTreeViewColumn *tree_column);</text:p>
          </table:table-cell>
        </table:table-row>
        <table:table-row table:style-name="ro1">
          <table:table-cell office:value-type="string">
            <text:p>gint <text:s text:c="15"/>gtk_tree_view_column_get_fixed_width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fixed_width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fixed_width);</text:p>
          </table:table-cell>
        </table:table-row>
        <table:table-row table:style-name="ro1">
          <table:table-cell office:value-type="string">
            <text:p>void <text:s text:c="15"/>gtk_tree_view_column_set_min_width <text:s/>(GtkTreeViewColumn *tree_column,</text:p>
          </table:table-cell>
        </table:table-row>
        <table:table-row table:style-name="ro1">
          <table:table-cell office:value-type="string">
            <text:p><text:s text:c="57"/>gint min_width);</text:p>
          </table:table-cell>
        </table:table-row>
        <table:table-row table:style-name="ro1">
          <table:table-cell office:value-type="string">
            <text:p>gint <text:s text:c="15"/>gtk_tree_view_column_get_min_width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max_width <text:s/>(GtkTreeViewColumn *tree_column,</text:p>
          </table:table-cell>
        </table:table-row>
        <table:table-row table:style-name="ro1">
          <table:table-cell office:value-type="string">
            <text:p><text:s text:c="57"/>gint max_width);</text:p>
          </table:table-cell>
        </table:table-row>
        <table:table-row table:style-name="ro1">
          <table:table-cell office:value-type="string">
            <text:p>gint <text:s text:c="15"/>gtk_tree_view_column_get_max_width <text:s/>(GtkTreeViewColumn *tree_column);</text:p>
          </table:table-cell>
        </table:table-row>
        <table:table-row table:style-name="ro1">
          <table:table-cell table:style-name="Ignored" office:value-type="string">
            <text:p>void <text:s text:c="15"/>gtk_tree_view_column_clicked <text:s text:c="7"/>(GtkTreeViewColumn *tree_column);</text:p>
          </table:table-cell>
        </table:table-row>
        <table:table-row table:style-name="ro1">
          <table:table-cell office:value-type="string">
            <text:p>void <text:s text:c="15"/>gtk_tree_view_column_set_title <text:s text:c="5"/>(GtkTreeViewColumn *tree_column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tree_view_column_get_title <text:s text:c="5"/>(GtkTreeViewColumn *tree_column);</text:p>
          </table:table-cell>
        </table:table-row>
        <table:table-row table:style-name="ro1">
          <table:table-cell office:value-type="string">
            <text:p>void <text:s text:c="15"/>gtk_tree_view_column_set_expand <text:s text:c="4"/>(GtkTreeViewColumn *tree_column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boolean <text:s text:c="11"/>gtk_tree_view_column_get_expand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clickable <text:s/>(GtkTreeViewColumn *tree_column,</text:p>
          </table:table-cell>
        </table:table-row>
        <table:table-row table:style-name="ro1">
          <table:table-cell office:value-type="string">
            <text:p><text:s text:c="57"/>gboolean clickable);</text:p>
          </table:table-cell>
        </table:table-row>
        <table:table-row table:style-name="ro1">
          <table:table-cell office:value-type="string">
            <text:p>gboolean <text:s text:c="11"/>gtk_tree_view_column_get_click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widget <text:s text:c="4"/>(GtkTreeViewColumn *tree_column,</text:p>
          </table:table-cell>
        </table:table-row>
        <table:table-row table:style-name="ro1">
          <table:table-cell office:value-type="string">
            <text:p><text:s text:c="57"/>GtkWidget *widget);</text:p>
          </table:table-cell>
        </table:table-row>
        <table:table-row table:style-name="ro1">
          <table:table-cell office:value-type="string">
            <text:p>GtkWidget * <text:s text:c="8"/>gtk_tree_view_column_get_widget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alignment <text:s/>(GtkTreeViewColumn *tree_column,</text:p>
          </table:table-cell>
        </table:table-row>
        <table:table-row table:style-name="ro1">
          <table:table-cell office:value-type="string">
            <text:p><text:s text:c="57"/>gfloat xalign);</text:p>
          </table:table-cell>
        </table:table-row>
        <table:table-row table:style-name="ro1">
          <table:table-cell office:value-type="string">
            <text:p>gfloat <text:s text:c="13"/>gtk_tree_view_column_get_alignment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orderable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column_get_reordera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column_id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sort_column_id);</text:p>
          </table:table-cell>
        </table:table-row>
        <table:table-row table:style-name="ro1">
          <table:table-cell office:value-type="string">
            <text:p>gint <text:s text:c="15"/>gtk_tree_view_column_get_sort_column_id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indicator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column_get_sort_indicator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order (GtkTreeViewColumn *tree_column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GtkSortType <text:s text:c="8"/>gtk_tree_view_column_get_sort_order (GtkTreeViewColumn *tree_column);</text:p>
          </table:table-cell>
        </table:table-row>
        <table:table-row table:style-name="ro1">
          <table:table-cell office:value-type="string">
            <text:p>void <text:s text:c="15"/>gtk_tree_view_column_cell_set_cell_data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boolean is_expander,</text:p>
          </table:table-cell>
        </table:table-row>
        <table:table-row table:style-name="ro1">
          <table:table-cell office:value-type="string">
            <text:p><text:s text:c="57"/>gboolean is_expanded);</text:p>
          </table:table-cell>
        </table:table-row>
        <table:table-row table:style-name="ro1">
          <table:table-cell office:value-type="string">
            <text:p>void <text:s text:c="15"/>gtk_tree_view_column_cell_get_size <text:s/>(GtkTreeViewColumn *tree_column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int *x_offset,</text:p>
          </table:table-cell>
        </table:table-row>
        <table:table-row table:style-name="ro1">
          <table:table-cell office:value-type="string">
            <text:p><text:s text:c="57"/>gint *y_offset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gboolean <text:s text:c="11"/>gtk_tree_view_column_cell_get_position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int *start_pos,</text:p>
          </table:table-cell>
        </table:table-row>
        <table:table-row table:style-name="ro1">
          <table:table-cell office:value-type="string">
            <text:p><text:s text:c="57"/>gint *width);</text:p>
          </table:table-cell>
        </table:table-row>
        <table:table-row table:style-name="ro1">
          <table:table-cell office:value-type="string">
            <text:p>gboolean <text:s text:c="11"/>gtk_tree_view_column_cell_is_visi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focus_cell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void <text:s text:c="15"/>gtk_tree_view_column_queue_resize <text:s text:c="2"/>(GtkTreeViewColumn *tree_column);</text:p>
          </table:table-cell>
        </table:table-row>
        <table:table-row table:style-name="ro1">
          <table:table-cell office:value-type="string">
            <text:p>GtkWidget * <text:s text:c="8"/>gtk_tree_view_column_get_tree_view <text:s/>(GtkTreeViewColumn *tree_column);</text:p>
          </table:table-cell>
        </table:table-row>
      </table:table>
      <table:table table:name="GtkTreeView" table:style-name="ta1" table:print="false">
        <table:table-column table:style-name="co8" table:default-cell-style-name="Implemented"/>
        <table:table-row table:style-name="ro1">
          <table:table-cell office:value-type="string">
            <text:p><text:s text:c="20"/>GtkTreeView;</text:p>
          </table:table-cell>
        </table:table-row>
        <table:table-row table:style-name="ro1">
          <table:table-cell office:value-type="string">
            <text:p>enum <text:s text:c="15"/>GtkTreeViewDropPosition;</text:p>
          </table:table-cell>
        </table:table-row>
        <table:table-row table:style-name="ro1">
          <table:table-cell table:style-name="Ignored" office:value-type="string">
            <text:p><text:s text:c="20"/>GtkTreeViewPrivate;</text:p>
          </table:table-cell>
        </table:table-row>
        <table:table-row table:style-name="ro1">
          <table:table-cell office:value-type="string">
            <text:p>gboolean <text:s text:c="11"/>(*GtkTreeViewColumnDropFunc) <text:s text:c="7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prev_column,</text:p>
          </table:table-cell>
        </table:table-row>
        <table:table-row table:style-name="ro1">
          <table:table-cell office:value-type="string">
            <text:p><text:s text:c="57"/>GtkTreeViewColumn *next_column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ViewMappingFunc) <text:s text:c="10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boolean <text:s text:c="11"/>(*GtkTreeViewSearchEqualFunc) <text:s text:c="6"/>(GtkTreeModel *model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const gchar *key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search_data);</text:p>
          </table:table-cell>
        </table:table-row>
        <table:table-row table:style-name="ro1">
          <table:table-cell table:style-name="Ignored" office:value-type="string">
            <text:p>GtkWidget * <text:s text:c="8"/>gtk_tree_view_new <text:s text:c="18"/>(void);</text:p>
          </table:table-cell>
        </table:table-row>
        <table:table-row table:style-name="ro1">
          <table:table-cell office:value-type="string">
            <text:p>gint <text:s text:c="15"/>gtk_tree_view_get_level_indentation (GtkTreeView *tree_view);</text:p>
          </table:table-cell>
        </table:table-row>
        <table:table-row table:style-name="ro1">
          <table:table-cell office:value-type="string">
            <text:p>gboolean <text:s text:c="11"/>gtk_tree_view_get_show_expanders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level_indentation (GtkTreeView *tree_view,</text:p>
          </table:table-cell>
        </table:table-row>
        <table:table-row table:style-name="ro1">
          <table:table-cell office:value-type="string">
            <text:p><text:s text:c="57"/>gint indentation);</text:p>
          </table:table-cell>
        </table:table-row>
        <table:table-row table:style-name="ro1">
          <table:table-cell office:value-type="string">
            <text:p>void <text:s text:c="15"/>gtk_tree_view_set_show_expanders <text:s text:c="3"/>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table:style-name="Ignored" office:value-type="string">
            <text:p>GtkWidget * <text:s text:c="8"/>gtk_tree_view_new_with_model <text:s text:c="7"/>(GtkTreeModel *model);</text:p>
          </table:table-cell>
        </table:table-row>
        <table:table-row table:style-name="ro1">
          <table:table-cell office:value-type="string">
            <text:p>GtkTreeModel * <text:s text:c="5"/>gtk_tree_view_get_model <text:s text:c="12"/>(GtkTreeView *tree_view);</text:p>
          </table:table-cell>
        </table:table-row>
        <table:table-row table:style-name="ro1">
          <table:table-cell office:value-type="string">
            <text:p>void <text:s text:c="15"/>gtk_tree_view_set_model <text:s text:c="12"/>(GtkTreeView *tree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Selection * <text:s/>gtk_tree_view_get_selection <text:s text:c="8"/>(GtkTreeView *tree_view);</text:p>
          </table:table-cell>
        </table:table-row>
        <table:table-row table:style-name="ro1">
          <table:table-cell office:value-type="string">
            <text:p>GtkAdjustment * <text:s text:c="4"/>gtk_tree_view_get_h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h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tkAdjustment * <text:s text:c="4"/>gtk_tree_view_get_v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v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boolean <text:s text:c="11"/>gtk_tree_view_get_headers_visible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eaders_visible <text:s text:c="2"/>(GtkTreeView *tree_view,</text:p>
          </table:table-cell>
        </table:table-row>
        <table:table-row table:style-name="ro1">
          <table:table-cell office:value-type="string">
            <text:p><text:s text:c="57"/>gboolean headers_visible);</text:p>
          </table:table-cell>
        </table:table-row>
        <table:table-row table:style-name="ro1">
          <table:table-cell office:value-type="string">
            <text:p>void <text:s text:c="15"/>gtk_tree_view_columns_autosize <text:s text:c="5"/>(GtkTreeView *tree_view);</text:p>
          </table:table-cell>
        </table:table-row>
        <table:table-row table:style-name="ro1">
          <table:table-cell office:value-type="string">
            <text:p>gboolean <text:s text:c="11"/>gtk_tree_view_get_headers_clickable (GtkTreeView *tree_view);</text:p>
          </table:table-cell>
        </table:table-row>
        <table:table-row table:style-name="ro1">
          <table:table-cell office:value-type="string">
            <text:p>void <text:s text:c="15"/>gtk_tree_view_set_headers_clickable 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void <text:s text:c="15"/>gtk_tree_view_set_rules_hint <text:s text:c="7"/>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get_rules_hint <text:s text:c="7"/>(GtkTreeView *tree_view);</text:p>
          </table:table-cell>
        </table:table-row>
        <table:table-row table:style-name="ro1">
          <table:table-cell office:value-type="string">
            <text:p>gint <text:s text:c="15"/>gtk_tree_view_append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remove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insert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attributes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data_func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GtkTreeCellDataFunc func,</text:p>
          </table:table-cell>
        </table:table-row>
        <table:table-row table:style-name="ro1">
          <table:table-cell table:style-name="Ignored" office:value-type="string">
            <text:p><text:s text:c="57"/>gpointer data,</text:p>
          </table:table-cell>
        </table:table-row>
        <table:table-row table:style-name="ro1">
          <table:table-cell table:style-name="Ignored" office:value-type="string">
            <text:p><text:s text:c="57"/>GDestroyNotify dnotify);</text:p>
          </table:table-cell>
        </table:table-row>
        <table:table-row table:style-name="ro1">
          <table:table-cell office:value-type="string">
            <text:p>GtkTreeViewColumn * gtk_tree_view_get_column <text:s text:c="11"/>(GtkTreeView *tree_view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List * <text:s text:c="12"/>gtk_tree_view_get_columns <text:s text:c="10"/>(GtkTreeView *tree_view);</text:p>
          </table:table-cell>
        </table:table-row>
        <table:table-row table:style-name="ro1">
          <table:table-cell office:value-type="string">
            <text:p>void <text:s text:c="15"/>gtk_tree_view_move_column_after <text:s text:c="4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base_column);</text:p>
          </table:table-cell>
        </table:table-row>
        <table:table-row table:style-name="ro1">
          <table:table-cell office:value-type="string">
            <text:p>void <text:s text:c="15"/>gtk_tree_view_set_expander_column <text:s text:c="2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tkTreeViewColumn * gtk_tree_view_get_expander_colum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column_drag_function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ColumnDropFunc 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scroll_to_point <text:s text:c="6"/>(GtkTreeView *tree_view,</text:p>
          </table:table-cell>
        </table:table-row>
        <table:table-row table:style-name="ro1">
          <table:table-cell office:value-type="string">
            <text:p><text:s text:c="57"/>gint tree_x,</text:p>
          </table:table-cell>
        </table:table-row>
        <table:table-row table:style-name="ro1">
          <table:table-cell office:value-type="string">
            <text:p><text:s text:c="57"/>gint tree_y);</text:p>
          </table:table-cell>
        </table:table-row>
        <table:table-row table:style-name="ro1">
          <table:table-cell office:value-type="string">
            <text:p>void <text:s text:c="15"/>gtk_tree_view_scroll_to_cell <text:s text:c="7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void <text:s text:c="15"/>gtk_tree_view_s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set_cursor_on_cell <text:s text:c="3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tkCellRenderer *focus_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g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focus_column);</text:p>
          </table:table-cell>
        </table:table-row>
        <table:table-row table:style-name="ro1">
          <table:table-cell table:style-name="Ignored" office:value-type="string">
            <text:p>void <text:s text:c="15"/>gtk_tree_view_row_activated <text:s text:c="8"/>(GtkTreeView *tree_view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void <text:s text:c="15"/>gtk_tree_view_expand_all <text:s text:c="11"/>(GtkTreeView *tree_view);</text:p>
          </table:table-cell>
        </table:table-row>
        <table:table-row table:style-name="ro1">
          <table:table-cell office:value-type="string">
            <text:p>void <text:s text:c="15"/>gtk_tree_view_collapse_all <text:s text:c="9"/>(GtkTreeView *tree_view);</text:p>
          </table:table-cell>
        </table:table-row>
        <table:table-row table:style-name="ro1">
          <table:table-cell office:value-type="string">
            <text:p>void <text:s text:c="15"/>gtk_tree_view_expand_to_path <text:s text:c="7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view_expand_row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open_all);</text:p>
          </table:table-cell>
        </table:table-row>
        <table:table-row table:style-name="ro1">
          <table:table-cell office:value-type="string">
            <text:p>gboolean <text:s text:c="11"/>gtk_tree_view_collapse_row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map_expanded_rows <text:s text:c="4"/>(GtkTreeView *tree_view,</text:p>
          </table:table-cell>
        </table:table-row>
        <table:table-row table:style-name="ro1">
          <table:table-cell office:value-type="string">
            <text:p><text:s text:c="57"/>GtkTreeViewMapping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boolean <text:s text:c="11"/>gtk_tree_view_row_expanded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reorderable <text:s text:c="6"/>(GtkTreeView *tree_view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get_reorderable <text:s text:c="6"/>(GtkTreeView *tree_view);</text:p>
          </table:table-cell>
        </table:table-row>
        <table:table-row table:style-name="ro1">
          <table:table-cell office:value-type="string">
            <text:p>gboolean <text:s text:c="11"/>gtk_tree_view_get_path_at_pos <text:s text:c="6"/>(GtkTreeView *tree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column,</text:p>
          </table:table-cell>
        </table:table-row>
        <table:table-row table:style-name="ro1">
          <table:table-cell office:value-type="string">
            <text:p><text:s text:c="57"/>gint *cell_x,</text:p>
          </table:table-cell>
        </table:table-row>
        <table:table-row table:style-name="ro1">
          <table:table-cell office:value-type="string">
            <text:p><text:s text:c="57"/>gint *cell_y);</text:p>
          </table:table-cell>
        </table:table-row>
        <table:table-row table:style-name="ro1">
          <table:table-cell office:value-type="string">
            <text:p>void <text:s text:c="15"/>gtk_tree_view_get_cell_area <text:s text:c="8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background_area <text:s text:c="2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visible_rect <text:s text:c="5"/>(GtkTreeView *tree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gboolean <text:s text:c="11"/>gtk_tree_view_get_visible_range <text:s text:c="4"/>(GtkTreeView *tree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office:value-type="string">
            <text:p>GdkWindow * <text:s text:c="8"/>gtk_tree_view_get_bin_window <text:s text:c="7"/>(GtkTreeView *tree_view);</text:p>
          </table:table-cell>
        </table:table-row>
        <table:table-row table:style-name="ro1">
          <table:table-cell office:value-type="string">
            <text:p>void <text:s text:c="15"/>gtk_tree_view_widget_to_tree_coords 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tree_to_widget_coords 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bin_window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convert_bin_window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tree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tree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widget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widget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table:style-name="Default" office:value-type="string">
            <text:p>void <text:s text:c="15"/>gtk_tree_view_enable_model_drag_dest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enable_model_drag_source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unset_rows_drag_source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unset_rows_drag_dest <text:s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s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ViewDropPosition pos);</text:p>
          </table:table-cell>
        </table:table-row>
        <table:table-row table:style-name="ro1">
          <table:table-cell table:style-name="Default" office:value-type="string">
            <text:p>void <text:s text:c="15"/>gtk_tree_view_g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boolean <text:s text:c="11"/>gtk_tree_view_get_dest_row_at_pos <text:s text:c="2"/>(GtkTreeView *tree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dkPixmap * <text:s text:c="8"/>gtk_tree_view_create_row_drag_icon <text:s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enable_search <text:s text:c="4"/>(GtkTreeView *tree_view,</text:p>
          </table:table-cell>
        </table:table-row>
        <table:table-row table:style-name="ro1">
          <table:table-cell office:value-type="string">
            <text:p><text:s text:c="57"/>gboolean enable_search);</text:p>
          </table:table-cell>
        </table:table-row>
        <table:table-row table:style-name="ro1">
          <table:table-cell office:value-type="string">
            <text:p>gboolean <text:s text:c="11"/>gtk_tree_view_get_enable_search <text:s text:c="4"/>(GtkTreeView *tree_view);</text:p>
          </table:table-cell>
        </table:table-row>
        <table:table-row table:style-name="ro1">
          <table:table-cell office:value-type="string">
            <text:p>gint <text:s text:c="15"/>gtk_tree_view_get_search_column <text:s text:c="4"/>(GtkTreeView *tree_view);</text:p>
          </table:table-cell>
        </table:table-row>
        <table:table-row table:style-name="ro1">
          <table:table-cell office:value-type="string">
            <text:p>void <text:s text:c="15"/>gtk_tree_view_set_search_column <text:s text:c="4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tkTreeViewSearchEqualFunc <text:s/>gtk_tree_view_get_search_equal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equal_func (GtkTreeView *tree_view,</text:p>
          </table:table-cell>
        </table:table-row>
        <table:table-row table:style-name="ro1">
          <table:table-cell office:value-type="string">
            <text:p><text:s text:c="57"/>GtkTreeViewSearchEqualFunc search_equal_func,</text:p>
          </table:table-cell>
        </table:table-row>
        <table:table-row table:style-name="ro1">
          <table:table-cell office:value-type="string">
            <text:p><text:s text:c="57"/>gpointer search_user_data,</text:p>
          </table:table-cell>
        </table:table-row>
        <table:table-row table:style-name="ro1">
          <table:table-cell office:value-type="string">
            <text:p><text:s text:c="57"/>GDestroyNotify search_destroy);</text:p>
          </table:table-cell>
        </table:table-row>
        <table:table-row table:style-name="ro1">
          <table:table-cell office:value-type="string">
            <text:p>GtkEntry * <text:s text:c="9"/>gtk_tree_view_get_search_entry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search_entry <text:s text:c="5"/>(GtkTreeView *tree_view,</text:p>
          </table:table-cell>
        </table:table-row>
        <table:table-row table:style-name="ro1">
          <table:table-cell office:value-type="string">
            <text:p><text:s text:c="57"/>GtkEntry *entry);</text:p>
          </table:table-cell>
        </table:table-row>
        <table:table-row table:style-name="ro1">
          <table:table-cell office:value-type="string">
            <text:p>void <text:s text:c="15"/>(*GtkTreeViewSearchPositionFunc) <text:s text:c="3"/>(GtkTreeView *tree_view,</text:p>
          </table:table-cell>
        </table:table-row>
        <table:table-row table:style-name="ro1">
          <table:table-cell office:value-type="string">
            <text:p><text:s text:c="57"/>GtkWidget *search_dialog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GtkTreeViewSearchPositionFunc <text:s/>gtk_tree_view_get_search_position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position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Search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fixed_height_mode (GtkTreeView *tree_view);</text:p>
          </table:table-cell>
        </table:table-row>
        <table:table-row table:style-name="ro1">
          <table:table-cell office:value-type="string">
            <text:p>void <text:s text:c="15"/>gtk_tree_view_set_fixed_height_mode 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get_hover_selectio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over_selection <text:s text:c="2"/>(GtkTreeView *tree_view,</text:p>
          </table:table-cell>
        </table:table-row>
        <table:table-row table:style-name="ro1">
          <table:table-cell office:value-type="string">
            <text:p><text:s text:c="57"/>gboolean hover);</text:p>
          </table:table-cell>
        </table:table-row>
        <table:table-row table:style-name="ro1">
          <table:table-cell office:value-type="string">
            <text:p>gboolean <text:s text:c="11"/>gtk_tree_view_get_hover_expand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hover_expand <text:s text:c="5"/>(GtkTreeView *tree_view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table:style-name="Default" office:value-type="string">
            <text:p>void <text:s text:c="15"/>(*GtkTreeDestroyCountFunc) <text:s text:c="9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int childre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gtk_tree_view_set_destroy_count_func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tkTreeDestroyCountFunc func,</text:p>
          </table:table-cell>
        </table:table-row>
        <table:table-row table:style-name="ro1">
          <table:table-cell table:style-name="Default" office:value-type="string">
            <text:p><text:s text:c="57"/>gpointer data,</text:p>
          </table:table-cell>
        </table:table-row>
        <table:table-row table:style-name="ro1">
          <table:table-cell table:style-name="Default"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(*GtkTreeViewRowSeparatorFunc) <text:s text:c="5"/>(GtkTreeModel *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GtkTreeViewRowSeparatorFunc <text:s/>gtk_tree_view_get_row_separator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row_separator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rubber_banding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rubber_banding <text:s text:c="3"/>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is_rubber_banding_active</text:p>
          </table:table-cell>
        </table:table-row>
        <table:table-row table:style-name="ro1">
          <table:table-cell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gboolean <text:s text:c="11"/>gtk_tree_view_get_enable_tree_lines (GtkTreeView *tree_view);</text:p>
          </table:table-cell>
        </table:table-row>
        <table:table-row table:style-name="ro1">
          <table:table-cell office:value-type="string">
            <text:p>void <text:s text:c="15"/>gtk_tree_view_set_enable_tree_lines 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office:value-type="string">
            <text:p>enum <text:s text:c="15"/>GtkTreeViewGridLines;</text:p>
          </table:table-cell>
        </table:table-row>
        <table:table-row table:style-name="ro1">
          <table:table-cell office:value-type="string">
            <text:p>GtkTreeViewGridLines <text:s/>gtk_tree_view_get_grid_lines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grid_lines <text:s text:c="7"/>(GtkTreeView *tree_view,</text:p>
          </table:table-cell>
        </table:table-row>
        <table:table-row table:style-name="ro1">
          <table:table-cell office:value-type="string">
            <text:p><text:s text:c="57"/>GtkTreeViewGridLines grid_lines);</text:p>
          </table:table-cell>
        </table:table-row>
        <table:table-row table:style-name="ro1">
          <table:table-cell office:value-type="string">
            <text:p>void <text:s text:c="15"/>gtk_tree_view_set_tooltip_row <text:s text:c="6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tooltip_cell <text:s text:c="5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gboolean <text:s text:c="11"/>gtk_tree_view_get_tooltip_context <text:s text:c="2"/>(GtkTreeView *tree_view,</text:p>
          </table:table-cell>
        </table:table-row>
        <table:table-row table:style-name="ro1">
          <table:table-cell office:value-type="string">
            <text:p><text:s text:c="57"/>gint *x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boolean keyboard_tip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view_get_tooltip_column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tooltip_column <text:s text:c="3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</table:table>
      <table:table table:name="GtkTreeView DND" table:style-name="ta1" table:print="false">
        <table:table-column table:style-name="co9" table:default-cell-style-name="Default"/>
        <table:table-row table:style-name="ro1">
          <table:table-cell office:value-type="string">
            <text:p><text:s text:c="20"/>GtkTreeDragSource;</text:p>
          </table:table-cell>
        </table:table-row>
        <table:table-row table:style-name="ro1">
          <table:table-cell office:value-type="string">
            <text:p><text:s text:c="20"/>GtkTreeDragSourceIface;</text:p>
          </table:table-cell>
        </table:table-row>
        <table:table-row table:style-name="ro1">
          <table:table-cell office:value-type="string">
            <text:p>gboolean <text:s text:c="11"/>gtk_tree_drag_source_drag_data_delete</text:p>
          </table:table-cell>
        </table:table-row>
        <table:table-row table:style-name="ro1">
          <table:table-cell office:value-type="string">
            <text:p><text:s text:c="56"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drag_source_drag_data_get <text:s/>(GtkTreeDragSource *drag_source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source_row_draggable <text:s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<text:s text:c="20"/>GtkTreeDragDest;</text:p>
          </table:table-cell>
        </table:table-row>
        <table:table-row table:style-name="ro1">
          <table:table-cell office:value-type="string">
            <text:p><text:s text:c="20"/>GtkTreeDragDestIface;</text:p>
          </table:table-cell>
        </table:table-row>
        <table:table-row table:style-name="ro1">
          <table:table-cell office:value-type="string">
            <text:p>gboolean <text:s text:c="11"/>gtk_tree_drag_dest_drag_data_received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dest_row_drop_possible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_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s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g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*tree_model,</text:p>
          </table:table-cell>
        </table:table-row>
        <table:table-row table:style-name="ro1">
          <table:table-cell office:value-type="string">
            <text:p><text:s text:c="57"/>GtkTreePath **path);</text:p>
          </table:table-cell>
        </table:table-row>
      </table:table>
      <table:table table:name="GtkCellView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 * <text:s text:c="8"/>gtk_cell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cell_view_new_with_text <text:s text:c="8"/>(const gchar *text);</text:p>
          </table:table-cell>
        </table:table-row>
        <table:table-row table:style-name="ro1">
          <table:table-cell table:style-name="Ignored" office:value-type="string">
            <text:p>GtkWidget * <text:s text:c="8"/>gtk_cell_view_new_with_markup <text:s text:c="6"/>(const gchar *markup);</text:p>
          </table:table-cell>
        </table:table-row>
        <table:table-row table:style-name="ro1">
          <table:table-cell table:style-name="Ignored" office:value-type="string">
            <text:p>GtkWidget * <text:s text:c="8"/>gtk_cell_view_new_with_pixbuf <text:s text:c="6"/>(GdkPixbuf *pixbuf);</text:p>
          </table:table-cell>
        </table:table-row>
        <table:table-row table:style-name="ro1">
          <table:table-cell office:value-type="string">
            <text:p>void <text:s text:c="15"/>gtk_cell_view_set_model <text:s text:c="12"/>(GtkCellView *cell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cell_view_get_model <text:s text:c="12"/>(GtkCellView *cell_view);</text:p>
          </table:table-cell>
        </table:table-row>
        <table:table-row table:style-name="ro1">
          <table:table-cell office:value-type="string">
            <text:p>void <text:s text:c="15"/>gtk_cell_view_set_displayed_row <text:s text:c="4"/>(GtkCellView *cell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Path * <text:s text:c="6"/>gtk_cell_view_get_displayed_row <text:s text:c="4"/>(GtkCellView *cell_view);</text:p>
          </table:table-cell>
        </table:table-row>
        <table:table-row table:style-name="ro1">
          <table:table-cell office:value-type="string">
            <text:p>gboolean <text:s text:c="11"/>gtk_cell_view_get_size_of_row <text:s text:c="6"/>(GtkCellView *cell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Requisition *requisition);</text:p>
          </table:table-cell>
        </table:table-row>
        <table:table-row table:style-name="ro1">
          <table:table-cell office:value-type="string">
            <text:p>void <text:s text:c="15"/>gtk_cell_view_set_background_color <text:s/>(GtkCellView *cell_view,</text:p>
          </table:table-cell>
        </table:table-row>
        <table:table-row table:style-name="ro1">
          <table:table-cell office:value-type="string">
            <text:p><text:s text:c="57"/>const GdkColor *color);</text:p>
          </table:table-cell>
        </table:table-row>
        <table:table-row table:style-name="ro1">
          <table:table-cell office:value-type="string">
            <text:p>GList * <text:s text:c="12"/>gtk_cell_view_get_cell_renderers <text:s text:c="3"/>(GtkCellView *cell_view);</text:p>
          </table:table-cell>
        </table:table-row>
      </table:table>
      <table:table table:name="GtkIconView" table:style-name="ta1" table:print="false">
        <table:table-column table:style-name="co9" table:default-cell-style-name="Implemented"/>
        <table:table-row table:style-name="ro1">
          <table:table-cell office:value-type="string">
            <text:p><text:s text:c="20"/>GtkIconView;</text:p>
          </table:table-cell>
        </table:table-row>
        <table:table-row table:style-name="ro1">
          <table:table-cell office:value-type="string">
            <text:p>void <text:s text:c="15"/>(*GtkIconViewForeachFunc) <text:s text:c="10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Widget * <text:s text:c="8"/>gtk_icon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icon_view_new_with_model <text:s text:c="7"/>(GtkTreeModel *model);</text:p>
          </table:table-cell>
        </table:table-row>
        <table:table-row table:style-name="ro1">
          <table:table-cell office:value-type="string">
            <text:p>void <text:s text:c="15"/>gtk_icon_view_set_model <text:s text:c="12"/>(GtkIconView *icon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icon_view_get_model <text:s text:c="12"/>(GtkIconView *icon_view);</text:p>
          </table:table-cell>
        </table:table-row>
        <table:table-row table:style-name="ro1">
          <table:table-cell office:value-type="string">
            <text:p>void <text:s text:c="15"/>gtk_icon_view_set_text_column <text:s text:c="6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text_colum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markup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markup_column <text:s text:c="4"/>(GtkIconView *icon_view);</text:p>
          </table:table-cell>
        </table:table-row>
        <table:table-row table:style-name="ro1">
          <table:table-cell office:value-type="string">
            <text:p>void <text:s text:c="15"/>gtk_icon_view_set_pixbuf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pixbuf_column <text:s text:c="4"/>(GtkIconView *icon_view);</text:p>
          </table:table-cell>
        </table:table-row>
        <table:table-row table:style-name="ro1">
          <table:table-cell office:value-type="string">
            <text:p>GtkTreePath * <text:s text:c="6"/>gtk_icon_view_get_path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gboolean <text:s text:c="11"/>gtk_icon_view_get_item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convert_widget_to_bin_window_coords</text:p>
          </table:table-cell>
        </table:table-row>
        <table:table-row table:style-name="ro1">
          <table:table-cell office:value-type="string">
            <text:p><text:s text:c="56"/>(GtkIconView *icon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icon_view_s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gboolean <text:s text:c="11"/>gtk_icon_view_g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selected_foreach <text:s text:c="5"/>(GtkIconView *icon_view,</text:p>
          </table:table-cell>
        </table:table-row>
        <table:table-row table:style-name="ro1">
          <table:table-cell office:value-type="string">
            <text:p><text:s text:c="57"/>GtkIconView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icon_view_set_selection_mode <text:s text:c="3"/>(GtkIconView *icon_view,</text:p>
          </table:table-cell>
        </table:table-row>
        <table:table-row table:style-name="ro1">
          <table:table-cell office:value-type="string">
            <text:p><text:s text:c="57"/>GtkSelectionMode mode);</text:p>
          </table:table-cell>
        </table:table-row>
        <table:table-row table:style-name="ro1">
          <table:table-cell office:value-type="string">
            <text:p>GtkSelectionMode <text:s text:c="3"/>gtk_icon_view_get_selection_mode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orientation <text:s text:c="6"/>(GtkIconView *icon_view,</text:p>
          </table:table-cell>
        </table:table-row>
        <table:table-row table:style-name="ro1">
          <table:table-cell office:value-type="string">
            <text:p><text:s text:c="57"/>GtkOrientation orientation);</text:p>
          </table:table-cell>
        </table:table-row>
        <table:table-row table:style-name="ro1">
          <table:table-cell office:value-type="string">
            <text:p>GtkOrientation <text:s text:c="5"/>gtk_icon_view_get_orientatio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s <text:s text:c="10"/>(GtkIconView *icon_view,</text:p>
          </table:table-cell>
        </table:table-row>
        <table:table-row table:style-name="ro1">
          <table:table-cell office:value-type="string">
            <text:p><text:s text:c="57"/>gint columns);</text:p>
          </table:table-cell>
        </table:table-row>
        <table:table-row table:style-name="ro1">
          <table:table-cell office:value-type="string">
            <text:p>gint <text:s text:c="15"/>gtk_icon_view_get_columns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item_width <text:s text:c="7"/>(GtkIconView *icon_view,</text:p>
          </table:table-cell>
        </table:table-row>
        <table:table-row table:style-name="ro1">
          <table:table-cell office:value-type="string">
            <text:p><text:s text:c="57"/>gint item_width);</text:p>
          </table:table-cell>
        </table:table-row>
        <table:table-row table:style-name="ro1">
          <table:table-cell office:value-type="string">
            <text:p>gint <text:s text:c="15"/>gtk_icon_view_get_item_width <text:s text:c="7"/>(GtkIconView *icon_view);</text:p>
          </table:table-cell>
        </table:table-row>
        <table:table-row table:style-name="ro1">
          <table:table-cell office:value-type="string">
            <text:p>void <text:s text:c="15"/>gtk_icon_view_set_spacing <text:s text:c="10"/>(GtkIconView *icon_view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icon_view_get_spacing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row_spacing <text:s text:c="6"/>(GtkIconView *icon_view,</text:p>
          </table:table-cell>
        </table:table-row>
        <table:table-row table:style-name="ro1">
          <table:table-cell office:value-type="string">
            <text:p><text:s text:c="57"/>gint row_spacing);</text:p>
          </table:table-cell>
        </table:table-row>
        <table:table-row table:style-name="ro1">
          <table:table-cell office:value-type="string">
            <text:p>gint <text:s text:c="15"/>gtk_icon_view_get_row_spacing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_spacing <text:s text:c="3"/>(GtkIconView *icon_view,</text:p>
          </table:table-cell>
        </table:table-row>
        <table:table-row table:style-name="ro1">
          <table:table-cell office:value-type="string">
            <text:p><text:s text:c="57"/>gint column_spacing);</text:p>
          </table:table-cell>
        </table:table-row>
        <table:table-row table:style-name="ro1">
          <table:table-cell office:value-type="string">
            <text:p>gint <text:s text:c="15"/>gtk_icon_view_get_column_spacing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margin <text:s text:c="11"/>(GtkIconView *icon_view,</text:p>
          </table:table-cell>
        </table:table-row>
        <table:table-row table:style-name="ro1">
          <table:table-cell office:value-type="string">
            <text:p><text:s text:c="57"/>gint margin);</text:p>
          </table:table-cell>
        </table:table-row>
        <table:table-row table:style-name="ro1">
          <table:table-cell office:value-type="string">
            <text:p>gint <text:s text:c="15"/>gtk_icon_view_get_margin <text:s text:c="11"/>(GtkIconView *icon_view);</text:p>
          </table:table-cell>
        </table:table-row>
        <table:table-row table:style-name="ro1">
          <table:table-cell office:value-type="string">
            <text:p>void <text:s text:c="15"/>gtk_icon_view_select_path <text:s text:c="10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unselect_path <text:s text:c="8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icon_view_path_is_selected <text:s text:c="5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List * <text:s text:c="12"/>gtk_icon_view_get_selected_items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lect_all <text:s text:c="11"/>(GtkIconView *icon_view);</text:p>
          </table:table-cell>
        </table:table-row>
        <table:table-row table:style-name="ro1">
          <table:table-cell office:value-type="string">
            <text:p>void <text:s text:c="15"/>gtk_icon_view_unselect_all <text:s text:c="9"/>(GtkIconView *icon_view);</text:p>
          </table:table-cell>
        </table:table-row>
        <table:table-row table:style-name="ro1">
          <table:table-cell table:style-name="Ignored" office:value-type="string">
            <text:p>void <text:s text:c="15"/>gtk_icon_view_item_activated <text:s text:c="7"/>(GtkIconView *icon_view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scroll_to_path <text:s text:c="7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gboolean <text:s text:c="11"/>gtk_icon_view_get_visible_range <text:s text:c="4"/>(GtkIconView *icon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table:style-name="Default" office:value-type="string">
            <text:p>void <text:s text:c="15"/>gtk_icon_view_set_tooltip_item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void <text:s text:c="15"/>gtk_icon_view_set_tooltip_cell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CellRenderer *cell);</text:p>
          </table:table-cell>
        </table:table-row>
        <table:table-row table:style-name="ro1">
          <table:table-cell table:style-name="Default" office:value-type="string">
            <text:p>gboolean <text:s text:c="11"/>gtk_icon_view_get_tooltip_context <text:s text:c="2"/>(GtkIconView *icon_view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keyboard_tip,</text:p>
          </table:table-cell>
        </table:table-row>
        <table:table-row table:style-name="ro1">
          <table:table-cell table:style-name="Default" office:value-type="string">
            <text:p><text:s text:c="57"/>GtkTreeModel **model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Iter *iter);</text:p>
          </table:table-cell>
        </table:table-row>
        <table:table-row table:style-name="ro1">
          <table:table-cell table:style-name="Default" office:value-type="string">
            <text:p>void <text:s text:c="15"/>gtk_icon_view_set_tooltip_column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int <text:s text:c="15"/>gtk_icon_view_get_tooltip_column <text:s text:c="3"/>(GtkIconView *icon_view);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office:value-type="string">
            <text:p>enum <text:s text:c="15"/>GtkIconViewDropPosition;</text:p>
          </table:table-cell>
        </table:table-row>
        <table:table-row table:style-name="ro1">
          <table:table-cell table:style-name="Default" office:value-type="string">
            <text:p>void <text:s text:c="15"/>gtk_icon_view_enable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enable_model_drag_dest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unset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unset_model_drag_dest 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reorderable <text:s text:c="6"/>(GtkIconView *icon_view,</text:p>
          </table:table-cell>
        </table:table-row>
        <table:table-row table:style-name="ro1">
          <table:table-cell table:style-name="Default" office:value-type="string">
            <text:p><text:s text:c="57"/>gboolean reorderable);</text:p>
          </table:table-cell>
        </table:table-row>
        <table:table-row table:style-name="ro1">
          <table:table-cell table:style-name="Default" office:value-type="string">
            <text:p>gboolean <text:s text:c="11"/>gtk_icon_view_get_reorderable <text:s text:c="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IconViewDropPosition pos);</text:p>
          </table:table-cell>
        </table:table-row>
        <table:table-row table:style-name="ro1">
          <table:table-cell table:style-name="Default" office:value-type="string">
            <text:p>void <text:s text:c="15"/>gtk_icon_view_g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boolean <text:s text:c="11"/>gtk_icon_view_get_dest_item_at_pos <text:s/>(GtkIconView *icon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dkPixmap * <text:s text:c="8"/>gtk_icon_view_create_drag_icon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</table:table>
      <table:table table:name="GtkTreeSortable" table:style-name="ta1" table:print="false">
        <table:table-column table:style-name="co7" table:default-cell-style-name="Default"/>
        <table:table-row table:style-name="ro1">
          <table:table-cell office:value-type="string">
            <text:p><text:s text:c="20"/>GtkTreeSortable;</text:p>
          </table:table-cell>
        </table:table-row>
        <table:table-row table:style-name="ro1">
          <table:table-cell office:value-type="string">
            <text:p><text:s text:c="20"/>GtkTreeSortableIface;</text:p>
          </table:table-cell>
        </table:table-row>
        <table:table-row table:style-name="ro1">
          <table:table-cell office:value-type="string">
            <text:p>gint <text:s text:c="15"/>(*GtkTreeIterCompareFunc) <text:s text:c="10"/>(GtkTreeModel *model,</text:p>
          </table:table-cell>
        </table:table-row>
        <table:table-row table:style-name="ro1">
          <table:table-cell office:value-type="string">
            <text:p><text:s text:c="57"/>GtkTreeIter *a,</text:p>
          </table:table-cell>
        </table:table-row>
        <table:table-row table:style-name="ro1">
          <table:table-cell office:value-type="string">
            <text:p><text:s text:c="57"/>GtkTreeIter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tree_sortable_sort_column_changed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  <table:table-row table:style-name="ro1">
          <table:table-cell office:value-type="string">
            <text:p>gboolean <text:s text:c="11"/>gtk_tree_sortable_g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*sort_column_id,</text:p>
          </table:table-cell>
        </table:table-row>
        <table:table-row table:style-name="ro1">
          <table:table-cell office:value-type="string">
            <text:p><text:s text:c="57"/>GtkSortType *order);</text:p>
          </table:table-cell>
        </table:table-row>
        <table:table-row table:style-name="ro1">
          <table:table-cell office:value-type="string">
            <text:p>void <text:s text:c="15"/>gtk_tree_sortable_s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void <text:s text:c="15"/>gtk_tree_sortable_set_sort_func <text:s text:c="4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sortable_set_default_sort_func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sortable_has_default_sort_func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</table:table>
      <table:table table:name="GtkTreeModelSort" table:style-name="ta1" table:print="false">
        <table:table-column table:style-name="co11" table:default-cell-style-name="Default"/>
        <table:table-row table:style-name="ro1">
          <table:table-cell table:style-name="Ignored" office:value-type="string">
            <text:p><text:s text:c="20"/>GtkTreeModelSort;</text:p>
          </table:table-cell>
        </table:table-row>
        <table:table-row table:style-name="ro1">
          <table:table-cell table:style-name="Ignored" office:value-type="string">
            <text:p>GtkTreeModel * <text:s text:c="5"/>gtk_tree_model_sort_new_with_model <text:s/>(GtkTreeModel *child_model);</text:p>
          </table:table-cell>
        </table:table-row>
        <table:table-row table:style-name="ro1">
          <table:table-cell table:style-name="Implemented" office:value-type="string">
            <text:p>GtkTreeModel * <text:s text:c="5"/>gtk_tree_model_sort_get_model <text:s text:c="6"/>(GtkTreeModelSort *tree_model);</text:p>
          </table:table-cell>
        </table:table-row>
        <table:table-row table:style-name="ro1">
          <table:table-cell office:value-type="string">
            <text:p>GtkTreePath * <text:s text:c="6"/>gtk_tree_model_sort_convert_child_path_to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child_path);</text:p>
          </table:table-cell>
        </table:table-row>
        <table:table-row table:style-name="ro1">
          <table:table-cell office:value-type="string">
            <text:p>gboolean <text:s text:c="11"/>gtk_tree_model_sort_convert_child_iter_to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sort_iter,</text:p>
          </table:table-cell>
        </table:table-row>
        <table:table-row table:style-name="ro1">
          <table:table-cell office:value-type="string">
            <text:p><text:s text:c="57"/>GtkTreeIter *child_iter);</text:p>
          </table:table-cell>
        </table:table-row>
        <table:table-row table:style-name="ro1">
          <table:table-cell office:value-type="string">
            <text:p>GtkTreePath * <text:s text:c="6"/>gtk_tree_model_sort_convert_path_to_child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sorted_path);</text:p>
          </table:table-cell>
        </table:table-row>
        <table:table-row table:style-name="ro1">
          <table:table-cell office:value-type="string">
            <text:p>void <text:s text:c="15"/>gtk_tree_model_sort_convert_iter_to_child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child_iter,</text:p>
          </table:table-cell>
        </table:table-row>
        <table:table-row table:style-name="ro1">
          <table:table-cell office:value-type="string">
            <text:p><text:s text:c="57"/>GtkTreeIter *sorted_iter);</text:p>
          </table:table-cell>
        </table:table-row>
        <table:table-row table:style-name="ro1">
          <table:table-cell office:value-type="string">
            <text:p>void <text:s text:c="15"/>gtk_tree_model_sort_reset_default_sort_func</text:p>
          </table:table-cell>
        </table:table-row>
        <table:table-row table:style-name="ro1">
          <table:table-cell office:value-type="string">
            <text:p><text:s text:c="56"/>(GtkTreeModelSort *tree_model_sort);</text:p>
          </table:table-cell>
        </table:table-row>
        <table:table-row table:style-name="ro1">
          <table:table-cell office:value-type="string">
            <text:p>void <text:s text:c="15"/>gtk_tree_model_sort_clear_cache <text:s text:c="4"/>(GtkTreeModelSort *tree_model_sort);</text:p>
          </table:table-cell>
        </table:table-row>
        <table:table-row table:style-name="ro1">
          <table:table-cell office:value-type="string">
            <text:p>gboolean <text:s text:c="11"/>gtk_tree_model_sort_iter_is_valid <text:s text:c="2"/>(GtkTreeModelSort *tree_model_sort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</table:table>
      <table:table table:name="GtkCellLayout" table:style-name="ta1" table:print="false">
        <table:table-column table:style-name="co5" table:default-cell-style-name="ConsumerSideOfInterfaceImplemented"/>
        <table:table-row table:style-name="ro1">
          <table:table-cell table:style-name="Default" office:value-type="string">
            <text:p><text:s text:c="20"/>GtkCellLayout;</text:p>
          </table:table-cell>
        </table:table-row>
        <table:table-row table:style-name="ro1">
          <table:table-cell table:style-name="Default" office:value-type="string">
            <text:p><text:s text:c="20"/>GtkCellLayoutIface;</text:p>
          </table:table-cell>
        </table:table-row>
        <table:table-row table:style-name="ro1">
          <table:table-cell table:style-name="Implemented" office:value-type="string">
            <text:p>void <text:s text:c="15"/>(*GtkCellLayoutDataFunc) <text:s text:c="11"/>(GtkCellLayout *cell_layout,</text:p>
          </table:table-cell>
        </table:table-row>
        <table:table-row table:style-name="ro1">
          <table:table-cell table:style-name="Implemented" office:value-type="string">
            <text:p><text:s text:c="57"/>GtkCellRenderer *cell,</text:p>
          </table:table-cell>
        </table:table-row>
        <table:table-row table:style-name="ro1">
          <table:table-cell table:style-name="Implemented" office:value-type="string">
            <text:p><text:s text:c="57"/>GtkTreeModel *tree_model,</text:p>
          </table:table-cell>
        </table:table-row>
        <table:table-row table:style-name="ro1">
          <table:table-cell table:style-name="Implemented" office:value-type="string">
            <text:p><text:s text:c="57"/>GtkTreeIter *iter,</text:p>
          </table:table-cell>
        </table:table-row>
        <table:table-row table:style-name="ro1">
          <table:table-cell table:style-name="Implemented"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cell_layout_pack_start <text:s text:c="9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cell_layout_pack_end <text:s text:c="11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List * <text:s text:c="12"/>gtk_cell_layout_get_cells <text:s text:c="10"/>(GtkCellLayout *cell_layout);</text:p>
          </table:table-cell>
        </table:table-row>
        <table:table-row table:style-name="ro1">
          <table:table-cell office:value-type="string">
            <text:p>void <text:s text:c="15"/>gtk_cell_layout_reorder <text:s text:c="12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cell_layout_clear <text:s text:c="14"/>(GtkCellLayout *cell_layout);</text:p>
          </table:table-cell>
        </table:table-row>
        <table:table-row table:style-name="ro1">
          <table:table-cell table:style-name="Ignored" office:value-type="string">
            <text:p>void <text:s text:c="15"/>gtk_cell_layout_set_attributes <text:s text:c="5"/>(GtkCellLayout *cell_layout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cell_layout_add_attribute <text:s text:c="6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void <text:s text:c="15"/>gtk_cell_layout_set_cell_data_func <text:s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CellLayout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ell_layout_clear_attributes <text:s text:c="3"/>(GtkCellLayout *cell_layout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</table:table>
      <table:table table:name="GtkCellRenderer" table:style-name="ta1" table:print="false">
        <table:table-column table:style-name="co12" table:default-cell-style-name="Default"/>
        <table:table-row table:style-name="ro1">
          <table:table-cell table:style-name="Implemented" office:value-type="string">
            <text:p>void <text:s text:c="15"/>gtk_cell_renderer_get_size <text:s text:c="9"/>(GtkCellRenderer *cell,</text:p>
          </table:table-cell>
        </table:table-row>
        <table:table-row table:style-name="ro1">
          <table:table-cell table:style-name="Implemented" office:value-type="string">
            <text:p><text:s text:c="57"/>GtkWidget *widget,</text:p>
          </table:table-cell>
        </table:table-row>
        <table:table-row table:style-name="ro1">
          <table:table-cell table:style-name="Implemented" office:value-type="string">
            <text:p><text:s text:c="57"/>const GdkRectangle *cell_area,</text:p>
          </table:table-cell>
        </table:table-row>
        <table:table-row table:style-name="ro1">
          <table:table-cell table:style-name="Implemented" office:value-type="string">
            <text:p><text:s text:c="57"/>gint *x_offset,</text:p>
          </table:table-cell>
        </table:table-row>
        <table:table-row table:style-name="ro1">
          <table:table-cell table:style-name="Implemented" office:value-type="string">
            <text:p><text:s text:c="57"/>gint *y_offset,</text:p>
          </table:table-cell>
        </table:table-row>
        <table:table-row table:style-name="ro1">
          <table:table-cell table:style-name="Implemented" office:value-type="string">
            <text:p><text:s text:c="57"/>gint *width,</text:p>
          </table:table-cell>
        </table:table-row>
        <table:table-row table:style-name="ro1">
          <table:table-cell table:style-name="Implemented"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render <text:s text:c="11"/>(GtkCellRenderer *cell,</text:p>
          </table:table-cell>
        </table:table-row>
        <table:table-row table:style-name="ro1">
          <table:table-cell office:value-type="string">
            <text:p><text:s text:c="57"/>GdkWindow *window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const GdkRectangle *expose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boolean <text:s text:c="11"/>gtk_cell_renderer_activate <text:s text:c="9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tkCellEditable * <text:s text:c="2"/>gtk_cell_renderer_start_editing <text:s text:c="4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void <text:s text:c="15"/>gtk_cell_renderer_editing_canceled <text:s/>(GtkCellRenderer *cell);</text:p>
          </table:table-cell>
        </table:table-row>
        <table:table-row table:style-name="ro1">
          <table:table-cell office:value-type="string">
            <text:p>void <text:s text:c="15"/>gtk_cell_renderer_stop_editing <text:s text:c="5"/>(GtkCellRenderer *cell,</text:p>
          </table:table-cell>
        </table:table-row>
        <table:table-row table:style-name="ro1">
          <table:table-cell office:value-type="string">
            <text:p><text:s text:c="57"/>gboolean canceled);</text:p>
          </table:table-cell>
        </table:table-row>
        <table:table-row table:style-name="ro1">
          <table:table-cell office:value-type="string">
            <text:p>void <text:s text:c="15"/>gtk_cell_renderer_get_fixed_size <text:s text:c="3"/>(GtkCellRenderer *cell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set_fixed_size <text:s text:c="3"/>(GtkCellRenderer *cell,</text:p>
          </table:table-cell>
        </table:table-row>
        <table:table-row table:style-name="ro1">
          <table:table-cell office:value-type="string">
            <text:p><text:s text:c="57"/>gint width,</text:p>
          </table:table-cell>
        </table:table-row>
        <table:table-row table:style-name="ro1">
          <table:table-cell office:value-type="string">
            <text:p><text:s text:c="57"/>gint height);</text:p>
          </table:table-cell>
        </table:table-row>
      </table:table>
      <table:table table:name="GtkComboBox" table:style-name="ta1" table:print="false">
        <table:table-column table:style-name="co7" table:default-cell-style-name="Implemented"/>
        <table:table-row table:style-name="ro1">
          <table:table-cell office:value-type="string">
            <text:p><text:s text:c="20"/>GtkComboBox;</text:p>
          </table:table-cell>
        </table:table-row>
        <table:table-row table:style-name="ro1">
          <table:table-cell office:value-type="string">
            <text:p>GtkWidget * <text:s text:c="8"/>gtk_combo_box_new <text:s text:c="18"/>(void);</text:p>
          </table:table-cell>
        </table:table-row>
        <table:table-row table:style-name="ro1">
          <table:table-cell office:value-type="string">
            <text:p>GtkWidget * <text:s text:c="8"/>gtk_combo_box_new_with_model <text:s text:c="7"/>(GtkTreeModel *model);</text:p>
          </table:table-cell>
        </table:table-row>
        <table:table-row table:style-name="ro1">
          <table:table-cell office:value-type="string">
            <text:p>gint <text:s text:c="15"/>gtk_combo_box_get_wrap_width <text:s text:c="7"/>(GtkComboBox *combo_box);</text:p>
          </table:table-cell>
        </table:table-row>
        <table:table-row table:style-name="ro1">
          <table:table-cell office:value-type="string">
            <text:p>void <text:s text:c="15"/>gtk_combo_box_set_wrap_width <text:s text:c="7"/>(GtkComboBox *combo_box,</text:p>
          </table:table-cell>
        </table:table-row>
        <table:table-row table:style-name="ro1">
          <table:table-cell office:value-type="string">
            <text:p><text:s text:c="57"/>gint width);</text:p>
          </table:table-cell>
        </table:table-row>
        <table:table-row table:style-name="ro1">
          <table:table-cell office:value-type="string">
            <text:p>gint <text:s text:c="15"/>gtk_combo_box_get_row_span_column <text:s text:c="2"/>(GtkComboBox *combo_box);</text:p>
          </table:table-cell>
        </table:table-row>
        <table:table-row table:style-name="ro1">
          <table:table-cell office:value-type="string">
            <text:p>void <text:s text:c="15"/>gtk_combo_box_set_row_span_column <text:s text:c="2"/>(GtkComboBox *combo_box,</text:p>
          </table:table-cell>
        </table:table-row>
        <table:table-row table:style-name="ro1">
          <table:table-cell office:value-type="string">
            <text:p><text:s text:c="57"/>gint row_span);</text:p>
          </table:table-cell>
        </table:table-row>
        <table:table-row table:style-name="ro1">
          <table:table-cell office:value-type="string">
            <text:p>gint <text:s text:c="15"/>gtk_combo_box_get_column_span_column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column_span_column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int column_span);</text:p>
          </table:table-cell>
        </table:table-row>
        <table:table-row table:style-name="ro1">
          <table:table-cell office:value-type="string">
            <text:p>gint <text:s text:c="15"/>gtk_combo_box_get_active <text:s text:c="11"/>(GtkComboBox *combo_box);</text:p>
          </table:table-cell>
        </table:table-row>
        <table:table-row table:style-name="ro1">
          <table:table-cell office:value-type="string">
            <text:p>void <text:s text:c="15"/>gtk_combo_box_set_active <text:s text:c="11"/>(GtkComboBox *combo_box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combo_box_g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combo_box_s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tkTreeModel * <text:s text:c="5"/>gtk_combo_box_get_model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model <text:s text:c="12"/>(GtkComboBox *combo_box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table:style-name="Ignored" office:value-type="string">
            <text:p>GtkWidget * <text:s text:c="8"/>gtk_combo_box_new_text <text:s text:c="13"/>(void);</text:p>
          </table:table-cell>
        </table:table-row>
        <table:table-row table:style-name="ro1">
          <table:table-cell table:style-name="Ignored" office:value-type="string">
            <text:p>void <text:s text:c="15"/>gtk_combo_box_append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insert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prepend_text <text:s text:c="9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remove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);</text:p>
          </table:table-cell>
        </table:table-row>
        <table:table-row table:style-name="ro1">
          <table:table-cell office:value-type="string">
            <text:p>gchar * <text:s text:c="12"/>gtk_combo_box_get_active_text <text:s text:c="6"/>(GtkComboBox *combo_box);</text:p>
          </table:table-cell>
        </table:table-row>
        <table:table-row table:style-name="ro1">
          <table:table-cell office:value-type="string">
            <text:p>void <text:s text:c="15"/>gtk_combo_box_popup <text:s text:c="16"/>(GtkComboBox *combo_box);</text:p>
          </table:table-cell>
        </table:table-row>
        <table:table-row table:style-name="ro1">
          <table:table-cell office:value-type="string">
            <text:p>void <text:s text:c="15"/>gtk_combo_box_popdown <text:s text:c="14"/>(GtkComboBox *combo_box);</text:p>
          </table:table-cell>
        </table:table-row>
        <table:table-row table:style-name="ro1">
          <table:table-cell office:value-type="string">
            <text:p>AtkObject* <text:s text:c="9"/>gtk_combo_box_get_popup_accessible <text:s/>(GtkComboBox *combo_box);</text:p>
          </table:table-cell>
        </table:table-row>
        <table:table-row table:style-name="ro1">
          <table:table-cell table:style-name="Ignored" office:value-type="string">
            <text:p>GtkTreeViewRowSeparatorFunc <text:s/>gtk_combo_box_get_row_separator_func</text:p>
          </table:table-cell>
        </table:table-row>
        <table:table-row table:style-name="ro1">
          <table:table-cell table:style-name="Ignored"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row_separator_func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ombo_box_set_add_tearoffs <text:s text:c="5"/>(GtkComboBox *combo_box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combo_box_get_add_tearoffs <text:s text:c="5"/>(GtkComboBox *combo_box);</text:p>
          </table:table-cell>
        </table:table-row>
        <table:table-row table:style-name="ro1">
          <table:table-cell office:value-type="string">
            <text:p>void <text:s text:c="15"/>gtk_combo_box_set_title <text:s text:c="12"/>(GtkComboBox *combo_box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combo_box_get_title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focus_on_click <text:s text:c="3"/>(GtkComboBox *combo,</text:p>
          </table:table-cell>
        </table:table-row>
        <table:table-row table:style-name="ro1">
          <table:table-cell office:value-type="string">
            <text:p><text:s text:c="57"/>gboolean focus_on_click);</text:p>
          </table:table-cell>
        </table:table-row>
        <table:table-row table:style-name="ro1">
          <table:table-cell office:value-type="string">
            <text:p>gboolean <text:s text:c="11"/>gtk_combo_box_get_focus_on_click <text:s text:c="3"/>(GtkComboBox *combo);</text:p>
          </table:table-cell>
        </table:table-row>
        <table:table-row table:style-name="ro1">
          <table:table-cell office:value-type="string">
            <text:p>void <text:s text:c="15"/>gtk_combo_box_set_button_sensitivity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SensitivityType sensitivity);</text:p>
          </table:table-cell>
        </table:table-row>
        <table:table-row table:style-name="ro1">
          <table:table-cell office:value-type="string">
            <text:p>GtkSensitivityType <text:s/>gtk_combo_box_get_button_sensitivity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</table:table>
      <table:table table:name="GtkMenu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* <text:s text:c="9"/>gtk_menu_new <text:s text:c="23"/>(void);</text:p>
          </table:table-cell>
        </table:table-row>
        <table:table-row table:style-name="ro1">
          <table:table-cell office:value-type="string">
            <text:p>void <text:s text:c="15"/>gtk_menu_set_screen <text:s text:c="16"/>(GtkMenu *menu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table:style-name="Ignored" office:value-type="string">
            <text:p>#define <text:s text:c="12"/>gtk_menu_append <text:s text:c="20"/>(menu,child)</text:p>
          </table:table-cell>
        </table:table-row>
        <table:table-row table:style-name="ro1">
          <table:table-cell table:style-name="Ignored" office:value-type="string">
            <text:p>#define <text:s text:c="12"/>gtk_menu_prepend <text:s text:c="19"/>(menu,child)</text:p>
          </table:table-cell>
        </table:table-row>
        <table:table-row table:style-name="ro1">
          <table:table-cell table:style-name="Ignored" office:value-type="string">
            <text:p>#define <text:s text:c="12"/>gtk_menu_insert <text:s text:c="20"/>(menu,child,pos)</text:p>
          </table:table-cell>
        </table:table-row>
        <table:table-row table:style-name="ro1">
          <table:table-cell office:value-type="string">
            <text:p>void <text:s text:c="15"/>gtk_menu_reorder_child <text:s text:c="13"/>(GtkMenu *menu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menu_attach <text:s text:c="20"/>(GtkMenu *menu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uint left_attach,</text:p>
          </table:table-cell>
        </table:table-row>
        <table:table-row table:style-name="ro1">
          <table:table-cell office:value-type="string">
            <text:p><text:s text:c="57"/>guint right_attach,</text:p>
          </table:table-cell>
        </table:table-row>
        <table:table-row table:style-name="ro1">
          <table:table-cell office:value-type="string">
            <text:p><text:s text:c="57"/>guint top_attach,</text:p>
          </table:table-cell>
        </table:table-row>
        <table:table-row table:style-name="ro1">
          <table:table-cell office:value-type="string">
            <text:p><text:s text:c="57"/>guint bottom_attach);</text:p>
          </table:table-cell>
        </table:table-row>
        <table:table-row table:style-name="ro1">
          <table:table-cell office:value-type="string">
            <text:p>void <text:s text:c="15"/>gtk_menu_popup <text:s text:c="21"/>(GtkMenu *menu,</text:p>
          </table:table-cell>
        </table:table-row>
        <table:table-row table:style-name="ro1">
          <table:table-cell office:value-type="string">
            <text:p><text:s text:c="57"/>GtkWidget *parent_menu_shell,</text:p>
          </table:table-cell>
        </table:table-row>
        <table:table-row table:style-name="ro1">
          <table:table-cell office:value-type="string">
            <text:p><text:s text:c="57"/>GtkWidget *parent_menu_item,</text:p>
          </table:table-cell>
        </table:table-row>
        <table:table-row table:style-name="ro1">
          <table:table-cell office:value-type="string">
            <text:p><text:s text:c="57"/>GtkMenu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uint button,</text:p>
          </table:table-cell>
        </table:table-row>
        <table:table-row table:style-name="ro1">
          <table:table-cell office:value-type="string">
            <text:p><text:s text:c="57"/>guint32 activate_time);</text:p>
          </table:table-cell>
        </table:table-row>
        <table:table-row table:style-name="ro1">
          <table:table-cell office:value-type="string">
            <text:p>void <text:s text:c="15"/>gtk_menu_set_accel_group <text:s text:c="11"/>(GtkMenu *menu,</text:p>
          </table:table-cell>
        </table:table-row>
        <table:table-row table:style-name="ro1">
          <table:table-cell office:value-type="string">
            <text:p><text:s text:c="57"/>GtkAccelGroup *accel_group);</text:p>
          </table:table-cell>
        </table:table-row>
        <table:table-row table:style-name="ro1">
          <table:table-cell office:value-type="string">
            <text:p>GtkAccelGroup* <text:s text:c="5"/>gtk_menu_get_accel_group <text:s text:c="11"/>(GtkMenu *menu);</text:p>
          </table:table-cell>
        </table:table-row>
        <table:table-row table:style-name="ro1">
          <table:table-cell office:value-type="string">
            <text:p>void <text:s text:c="15"/>gtk_menu_set_accel_path <text:s text:c="12"/>(GtkMenu *menu,</text:p>
          </table:table-cell>
        </table:table-row>
        <table:table-row table:style-name="ro1">
          <table:table-cell office:value-type="string">
            <text:p><text:s text:c="57"/>const gchar *accel_path);</text:p>
          </table:table-cell>
        </table:table-row>
        <table:table-row table:style-name="ro1">
          <table:table-cell office:value-type="string">
            <text:p>const gchar* <text:s text:c="7"/>gtk_menu_get_accel_path <text:s text:c="12"/>(GtkMenu *menu);</text:p>
          </table:table-cell>
        </table:table-row>
        <table:table-row table:style-name="ro1">
          <table:table-cell office:value-type="string">
            <text:p>void <text:s text:c="15"/>gtk_menu_set_title <text:s text:c="17"/>(GtkMenu *menu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menu_get_title <text:s text:c="17"/>(GtkMenu *menu);</text:p>
          </table:table-cell>
        </table:table-row>
        <table:table-row table:style-name="ro1">
          <table:table-cell office:value-type="string">
            <text:p>void <text:s text:c="15"/>gtk_menu_set_monitor <text:s text:c="15"/>(GtkMenu *menu,</text:p>
          </table:table-cell>
        </table:table-row>
        <table:table-row table:style-name="ro1">
          <table:table-cell office:value-type="string">
            <text:p><text:s text:c="57"/>gint monitor_num);</text:p>
          </table:table-cell>
        </table:table-row>
        <table:table-row table:style-name="ro1">
          <table:table-cell office:value-type="string">
            <text:p>gint <text:s text:c="15"/>gtk_menu_get_monitor <text:s text:c="15"/>(GtkMenu *menu);</text:p>
          </table:table-cell>
        </table:table-row>
        <table:table-row table:style-name="ro1">
          <table:table-cell office:value-type="string">
            <text:p>gboolean <text:s text:c="11"/>gtk_menu_get_tearoff_state <text:s text:c="9"/>(GtkMenu *menu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oid <text:s text:c="15"/>gtk_menu_popdown <text:s text:c="19"/>(GtkMenu *menu);</text:p>
          </table:table-cell>
        </table:table-row>
        <table:table-row table:style-name="ro1">
          <table:table-cell office:value-type="string">
            <text:p>void <text:s text:c="15"/>gtk_menu_reposition <text:s text:c="16"/>(GtkMenu *menu);</text:p>
          </table:table-cell>
        </table:table-row>
        <table:table-row table:style-name="ro1">
          <table:table-cell office:value-type="string">
            <text:p>GtkWidget* <text:s text:c="9"/>gtk_menu_get_active <text:s text:c="16"/>(GtkMenu *menu);</text:p>
          </table:table-cell>
        </table:table-row>
        <table:table-row table:style-name="ro1">
          <table:table-cell office:value-type="string">
            <text:p>void <text:s text:c="15"/>gtk_menu_set_active <text:s text:c="16"/>(GtkMenu *menu,</text:p>
          </table:table-cell>
        </table:table-row>
        <table:table-row table:style-name="ro1">
          <table:table-cell office:value-type="string">
            <text:p><text:s text:c="57"/>guint index_);</text:p>
          </table:table-cell>
        </table:table-row>
        <table:table-row table:style-name="ro1">
          <table:table-cell office:value-type="string">
            <text:p>void <text:s text:c="15"/>gtk_menu_set_tearoff_state <text:s text:c="9"/>(GtkMenu *menu,</text:p>
          </table:table-cell>
        </table:table-row>
        <table:table-row table:style-name="ro1">
          <table:table-cell office:value-type="string">
            <text:p><text:s text:c="57"/>gboolean torn_off);</text:p>
          </table:table-cell>
        </table:table-row>
        <table:table-row table:style-name="ro1">
          <table:table-cell table:style-name="Default" office:value-type="string">
            <text:p>void <text:s text:c="15"/>gtk_menu_attach_to_widget <text:s text:c="10"/>(GtkMenu *menu,</text:p>
          </table:table-cell>
        </table:table-row>
        <table:table-row table:style-name="ro1">
          <table:table-cell table:style-name="Default" office:value-type="string">
            <text:p><text:s text:c="57"/>GtkWidget *attach_widget,</text:p>
          </table:table-cell>
        </table:table-row>
        <table:table-row table:style-name="ro1">
          <table:table-cell table:style-name="Default" office:value-type="string">
            <text:p><text:s text:c="57"/>GtkMenuDetachFunc detacher);</text:p>
          </table:table-cell>
        </table:table-row>
        <table:table-row table:style-name="ro1">
          <table:table-cell office:value-type="string">
            <text:p>void <text:s text:c="15"/>gtk_menu_detach <text:s text:c="20"/>(GtkMenu *menu);</text:p>
          </table:table-cell>
        </table:table-row>
        <table:table-row table:style-name="ro1">
          <table:table-cell office:value-type="string">
            <text:p>GtkWidget* <text:s text:c="9"/>gtk_menu_get_attach_widget <text:s text:c="9"/>(GtkMenu *menu);</text:p>
          </table:table-cell>
        </table:table-row>
        <table:table-row table:style-name="ro1">
          <table:table-cell office:value-type="string">
            <text:p>GList* <text:s text:c="13"/>gtk_menu_get_for_attach_widget <text:s text:c="5"/>(GtkWidget *widget);</text:p>
          </table:table-cell>
        </table:table-row>
        <table:table-row table:style-name="ro1">
          <table:table-cell table:style-name="Default" office:value-type="string">
            <text:p>void <text:s text:c="15"/>(*GtkMenuPositionFunc) <text:s text:c="13"/>(GtkMenu *menu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*push_i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(*GtkMenuDetachFunc) <text:s text:c="15"/>(GtkWidget *attach_widget,</text:p>
          </table:table-cell>
        </table:table-row>
        <table:table-row table:style-name="ro1">
          <table:table-cell table:style-name="Default" office:value-type="string">
            <text:p><text:s text:c="57"/>GtkMenu *menu);</text:p>
          </table:table-cell>
        </table:table-row>
      </table:table>
      <table:table table:name="GtkMenuBar" table:style-name="ta1" table:print="false">
        <table:table-column table:style-name="co7" table:default-cell-style-name="Implemented"/>
        <table:table-row table:style-name="ro1">
          <table:table-cell office:value-type="string">
            <text:p>GtkWidget* <text:s text:c="9"/>gtk_menu_bar_new <text:s text:c="19"/>(void);</text:p>
          </table:table-cell>
        </table:table-row>
        <table:table-row table:style-name="ro1">
          <table:table-cell office:value-type="string">
            <text:p>void <text:s text:c="15"/>gtk_menu_bar_set_pack_direction <text:s text:c="4"/>(GtkMenuBar *menubar,</text:p>
          </table:table-cell>
        </table:table-row>
        <table:table-row table:style-name="ro1">
          <table:table-cell office:value-type="string">
            <text:p><text:s text:c="57"/>GtkPackDirection pack_dir);</text:p>
          </table:table-cell>
        </table:table-row>
        <table:table-row table:style-name="ro1">
          <table:table-cell office:value-type="string">
            <text:p>GtkPackDirection <text:s text:c="3"/>gtk_menu_bar_get_pack_direction <text:s text:c="4"/>(GtkMenuBar *menubar);</text:p>
          </table:table-cell>
        </table:table-row>
        <table:table-row table:style-name="ro1">
          <table:table-cell office:value-type="string">
            <text:p>void <text:s text:c="15"/>gtk_menu_bar_set_child_pack_direction</text:p>
          </table:table-cell>
        </table:table-row>
        <table:table-row table:style-name="ro1">
          <table:table-cell office:value-type="string">
            <text:p><text:s text:c="56"/>(GtkMenuBar *menubar,</text:p>
          </table:table-cell>
        </table:table-row>
        <table:table-row table:style-name="ro1">
          <table:table-cell office:value-type="string">
            <text:p><text:s text:c="57"/>GtkPackDirection child_pack_dir);</text:p>
          </table:table-cell>
        </table:table-row>
        <table:table-row table:style-name="ro1">
          <table:table-cell office:value-type="string">
            <text:p>GtkPackDirection <text:s text:c="3"/>gtk_menu_bar_get_child_pack_direction</text:p>
          </table:table-cell>
        </table:table-row>
        <table:table-row table:style-name="ro1">
          <table:table-cell office:value-type="string">
            <text:p><text:s text:c="56"/>(GtkMenuBar *menubar);</text:p>
          </table:table-cell>
        </table:table-row>
      </table:table>
      <table:table table:name="GtkMenuItem" table:style-name="ta1" table:print="false">
        <table:table-column table:style-name="co13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Widget* <text:s text:c="9"/>gtk_menu_item_new <text:s text:c="18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label <text:s text:c="7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mnemonic <text:s text:c="4"/>(const gchar *label);</text:p>
          </table:table-cell>
          <table:table-cell/>
        </table:table-row>
        <table:table-row table:style-name="ro1">
          <table:table-cell office:value-type="string">
            <text:p>void <text:s text:c="15"/>gtk_menu_item_set_right_justified <text:s text:c="2"/>(GtkMenuItem *menu_item,</text:p>
          </table:table-cell>
          <table:table-cell/>
        </table:table-row>
        <table:table-row table:style-name="ro1">
          <table:table-cell office:value-type="string">
            <text:p><text:s text:c="57"/>gboolean right_justified);</text:p>
          </table:table-cell>
          <table:table-cell/>
        </table:table-row>
        <table:table-row table:style-name="ro1">
          <table:table-cell office:value-type="string">
            <text:p>gboolean <text:s text:c="11"/>gtk_menu_item_get_right_justified <text:s text:c="2"/>(GtkMenuItem *menu_item);</text:p>
          </table:table-cell>
          <table:table-cell/>
        </table:table-row>
        <table:table-row table:style-name="ro1">
          <table:table-cell office:value-type="string">
            <text:p>const gchar * <text:s text:c="6"/>gtk_menu_item_get_label <text:s text:c="12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label <text:s text:c="12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gboolean <text:s text:c="11"/>gtk_menu_item_get_use_underline <text:s text:c="4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use_underline <text:s text:c="4"/>(GtkMenuItem *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menu_item_set_submenu <text:s text:c="10"/>(GtkMenuItem *menu_item,</text:p>
          </table:table-cell>
          <table:table-cell/>
        </table:table-row>
        <table:table-row table:style-name="ro1">
          <table:table-cell office:value-type="string">
            <text:p><text:s text:c="57"/>GtkWidget *submenu);</text:p>
          </table:table-cell>
          <table:table-cell/>
        </table:table-row>
        <table:table-row table:style-name="ro1">
          <table:table-cell office:value-type="string">
            <text:p>GtkWidget* <text:s text:c="9"/>gtk_menu_item_get_submenu <text:s text:c="10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remove_submenu <text:s text:c="7"/>(GtkMenuItem *menu_item);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void <text:s text:c="15"/>gtk_menu_item_set_accel_path <text:s text:c="7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office:value-type="string">
            <text:p>const gchar* <text:s text:c="7"/>gtk_menu_item_get_accel_path <text:s text:c="7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select <text:s text:c="15"/>(GtkMenuItem *menu_item);</text:p>
          </table:table-cell>
          <table:table-cell office:value-type="string">
            <text:p>Emit-signal</text:p>
          </table:table-cell>
        </table:table-row>
        <table:table-row table:style-name="ro1">
          <table:table-cell table:style-name="Ignored" office:value-type="string">
            <text:p>void <text:s text:c="15"/>gtk_menu_item_deselect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activate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request <text:s text:c="2"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allocate <text:s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allocation);</text:p>
          </table:table-cell>
          <table:table-cell/>
        </table:table-row>
      </table:table>
      <table:table table:name="Gtk_x_MenuItem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void <text:s text:c="15"/>gtk_image_menu_item_set_image <text:s text:c="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Widget *image);</text:p>
          </table:table-cell>
          <table:table-cell/>
        </table:table-row>
        <table:table-row table:style-name="ro1">
          <table:table-cell office:value-type="string">
            <text:p>GtkWidget* <text:s text:c="9"/>gtk_image_menu_item_get_image <text:s text:c="6"/>(GtkImageMenuItem *image_menu_item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 <text:s text:c="12"/>(void);</text:p>
          </table:table-cell>
          <table:table-cell/>
        </table:table-row>
        <table:table-row table:style-name="ro1">
          <table:table-cell office:value-type="string">
            <text:p>GtkWidget* <text:s text:c="9"/>gtk_image_menu_item_new_from_stock <text:s/>(const gchar *stock_id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image_menu_item_get_use_stock <text:s text:c="2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use_stock <text:s text:c="2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use_stock);</text:p>
          </table:table-cell>
          <table:table-cell/>
        </table:table-row>
        <table:table-row table:style-name="ro1">
          <table:table-cell office:value-type="string">
            <text:p>gboolean <text:s text:c="11"/>gtk_image_menu_item_g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always_show);</text:p>
          </table:table-cell>
          <table:table-cell/>
        </table:table-row>
        <table:table-row table:style-name="ro1">
          <table:table-cell office:value-type="string">
            <text:p>void <text:s text:c="15"/>gtk_image_menu_item_set_accel_group 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dio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 <text:s text:c="12"/>(GSList *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label <text:s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from_widget (GtkRadioMenuItem *group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label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mnemonic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void <text:s text:c="15"/>gtk_radio_menu_item_set_group <text:s text:c="6"/>(GtkRadioMenuItem *radio_menu_item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SList* <text:s text:c="12"/>gtk_radio_menu_item_get_group <text:s text:c="6"/>(GtkRadioMenuItem *radio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Check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check_menu_item_get_active <text:s text:c="5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active <text:s text:c="5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set_show_toggle (GtkCheckMenuItem *menu_item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boolean alway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toggled <text:s text:c="8"/>(GtkCheckMenuItem *check_menu_item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boolean <text:s text:c="11"/>gtk_check_menu_item_g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check_menu_item_s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check_menu_item_g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SeparatorMenuItem;</text:p>
          </table:table-cell>
          <table:table-cell/>
        </table:table-row>
        <table:table-row table:style-name="ro1">
          <table:table-cell office:value-type="string">
            <text:p>GtkWidget* <text:s text:c="9"/>gtk_separator_menu_item_new <text:s text:c="8"/>(voi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earoffMenuItem;</text:p>
          </table:table-cell>
          <table:table-cell/>
        </table:table-row>
        <table:table-row table:style-name="ro1">
          <table:table-cell office:value-type="string">
            <text:p>GtkWidget* <text:s text:c="9"/>gtk_tearoff_menu_item_new <text:s text:c="10"/>(void);</text:p>
          </table:table-cell>
          <table:table-cell/>
        </table:table-row>
      </table:table>
      <table:table table:name="GtkToolShell" table:style-name="ta1" table:print="false">
        <table:table-column table:style-name="co14" table:default-cell-style-name="Implemented"/>
        <table:table-row table:style-name="ro1">
          <table:table-cell office:value-type="string">
            <text:p><text:s text:c="20"/>GtkToolShell;</text:p>
          </table:table-cell>
        </table:table-row>
        <table:table-row table:style-name="ro1">
          <table:table-cell table:style-name="Default" office:value-type="string">
            <text:p><text:s text:c="20"/>GtkToolShellIface;</text:p>
          </table:table-cell>
        </table:table-row>
        <table:table-row table:style-name="ro1">
          <table:table-cell office:value-type="string">
            <text:p>GtkIconSize <text:s text:c="8"/>gtk_tool_shell_get_icon_size <text:s text:c="7"/>(GtkToolShell *shell);</text:p>
          </table:table-cell>
        </table:table-row>
        <table:table-row table:style-name="ro1">
          <table:table-cell office:value-type="string">
            <text:p>GtkOrientation <text:s text:c="5"/>gtk_tool_shell_get_orientation <text:s text:c="5"/>(GtkToolShell *shell);</text:p>
          </table:table-cell>
        </table:table-row>
        <table:table-row table:style-name="ro1">
          <table:table-cell office:value-type="string">
            <text:p>GtkReliefStyle <text:s text:c="5"/>gtk_tool_shell_get_relief_style <text:s text:c="4"/>(GtkToolShell *shell);</text:p>
          </table:table-cell>
        </table:table-row>
        <table:table-row table:style-name="ro1">
          <table:table-cell office:value-type="string">
            <text:p>GtkToolbarStyle <text:s text:c="4"/>gtk_tool_shell_get_style <text:s text:c="11"/>(GtkToolShell *shell);</text:p>
          </table:table-cell>
        </table:table-row>
        <table:table-row table:style-name="ro1">
          <table:table-cell office:value-type="string">
            <text:p>void <text:s text:c="15"/>gtk_tool_shell_rebuild_menu <text:s text:c="8"/>(GtkToolShell *shell);</text:p>
          </table:table-cell>
        </table:table-row>
      </table:table>
      <table:table table:name="GtkToolbar" table:style-name="ta1" table:print="false">
        <table:table-column table:style-name="co9" table:default-cell-style-name="Ignored"/>
        <table:table-column table:style-name="co2" table:default-cell-style-name="Default"/>
        <table:table-row table:style-name="ro1">
          <table:table-cell office:value-type="string">
            <text:p>GtkWidget * <text:s text:c="8"/>gtk_toolbar_new <text:s text:c="20"/>(voi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insert <text:s text:c="17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item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n_items <text:s text:c="12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Item * <text:s text:c="6"/>gtk_toolbar_get_nth_item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n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drop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drop_highlight_item 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tool_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index_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how_arrow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ow_arrow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orientation <text:s text:c="8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Orientation orienta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tooltips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nabl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icon_size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show_arrow <text:s text:c="9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Orientation <text:s text:c="5"/>gtk_toolbar_get_orientation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barStyle <text:s text:c="4"/>gtk_toolbar_get_style <text:s text:c="14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IconSize <text:s text:c="8"/>gtk_toolbar_get_icon_size <text:s text:c="10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tooltips <text:s text:c="11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ReliefStyle <text:s text:c="5"/>gtk_toolbar_get_relief_style <text:s text:c="7"/>(GtkToolbar *toolbar);</text:p>
          </table:table-cell>
          <table:table-cell/>
        </table:table-row>
        <table:table-row table:style-name="ro1">
          <table:table-cell office:value-type="string">
            <text:p>GtkWidget* <text:s text:c="9"/>gtk_toolbar_append_item <text:s text:c="12"/>(GtkToolbar *toolbar,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item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item <text:s text:c="12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space <text:s text:c="11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prepend_space <text:s text:c="10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insert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tkWidget* <text:s text:c="9"/>gtk_toolbar_append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element <text:s text:c="8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prepend_widge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insert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tyle <text:s text:c="14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barStyle style);</text:p>
          </table:table-cell>
          <table:table-cell/>
        </table:table-row>
        <table:table-row table:style-name="ro1">
          <table:table-cell office:value-type="string">
            <text:p>GtkWidget* <text:s text:c="9"/>gtk_toolbar_insert_stock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icon_size <text:s text:c="10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void <text:s text:c="15"/>gtk_toolbar_remove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style <text:s text:c="12"/>(GtkToolbar *toolbar);</text:p>
          </table:table-cell>
          <table:table-cell/>
        </table:table-row>
      </table:table>
      <table:table table:name="Gtk_x_Tool_ItemButton" table:style-name="ta1" table:print="false">
        <table:table-column table:style-name="co5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ToolItem * <text:s text:c="6"/>gtk_separator_tool_item_new <text:s text:c="8"/>(void);</text:p>
          </table:table-cell>
          <table:table-cell/>
        </table:table-row>
        <table:table-row table:style-name="ro1">
          <table:table-cell office:value-type="string">
            <text:p>void <text:s text:c="15"/>gtk_separator_tool_item_set_draw <text:s text:c="3"/>(GtkSeparatorToolItem *item,</text:p>
          </table:table-cell>
          <table:table-cell/>
        </table:table-row>
        <table:table-row table:style-name="ro1">
          <table:table-cell office:value-type="string">
            <text:p><text:s text:c="57"/>gboolean draw);</text:p>
          </table:table-cell>
          <table:table-cell/>
        </table:table-row>
        <table:table-row table:style-name="ro1">
          <table:table-cell office:value-type="string">
            <text:p>gboolean <text:s text:c="11"/>gtk_separator_tool_item_get_draw <text:s text:c="3"/>(GtkSeparatorTool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ol_button_new <text:s text:c="16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ol_button_new_from_stock <text:s text:c="5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ol_button_set_label <text:s text:c="10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tool_button_get_label <text:s text:c="10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use_underline <text:s text:c="2"/>(GtkToolButton *button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tool_button_get_use_underline <text:s text:c="2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stock_id <text:s text:c="7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tool_button_get_stock_id <text:s text:c="7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name <text:s text:c="6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tool_button_get_icon_name <text:s text:c="6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widget <text:s text:c="4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icon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icon_widget <text:s text:c="4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label_widget <text:s text:c="3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label_widget <text:s text:c="3"/>(Gtk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menu_tool_button_new <text:s text:c="11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menu_tool_button_new_from_stock (const gchar *stock_id);</text:p>
          </table:table-cell>
          <table:table-cell/>
        </table:table-row>
        <table:table-row table:style-name="ro1">
          <table:table-cell office:value-type="string">
            <text:p>void <text:s text:c="15"/>gtk_menu_tool_button_set_menu <text:s text:c="6"/>(GtkMenuToolButton *button,</text:p>
          </table:table-cell>
          <table:table-cell/>
        </table:table-row>
        <table:table-row table:style-name="ro1">
          <table:table-cell office:value-type="string">
            <text:p><text:s text:c="57"/>GtkWidget *menu);</text:p>
          </table:table-cell>
          <table:table-cell/>
        </table:table-row>
        <table:table-row table:style-name="ro1">
          <table:table-cell office:value-type="string">
            <text:p>GtkWidget * <text:s text:c="8"/>gtk_menu_tool_button_get_menu <text:s text:c="6"/>(GtkMenuToolButton *butt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tool_button_set_arrow_tooltip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MenuToolButton *button,</text:p>
          </table:table-cell>
          <table:table-cell/>
        </table:table-row>
        <table:table-row table:style-name="ro1">
          <table:table-cell table:style-name="Ignored" office:value-type="string">
            <text:p><text:s text:c="57"/>GtkTooltips *tooltips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tex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private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text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markup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ggle_tool_button_new <text:s text:c="9"/>(vo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ggle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ggle_tool_button_set_active <text:s text:c="2"/>(GtkToggleToolButton *butt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tool_button_get_active <text:s text:c="2"/>(GtkToggle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radio_tool_button_new <text:s text:c="10"/>(GSList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with_stock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SList * <text:s text:c="11"/>gtk_radio_tool_button_get_group <text:s text:c="4"/>(GtkRadioToolButton *button);</text:p>
          </table:table-cell>
          <table:table-cell/>
        </table:table-row>
        <table:table-row table:style-name="ro1">
          <table:table-cell office:value-type="string">
            <text:p>void <text:s text:c="15"/>gtk_radio_tool_button_set_group <text:s text:c="4"/>(GtkRadioToolButton *butt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</table:table>
      <table:table table:name="GtkUIManager" table:style-name="ta1" table:print="false">
        <table:table-column table:style-name="co15" table:default-cell-style-name="Implemented"/>
        <table:table-row table:style-name="ro1">
          <table:table-cell table:style-name="Ignored" office:value-type="string">
            <text:p>GtkUIManager * <text:s text:c="5"/>gtk_ui_manager_new <text:s text:c="17"/>(void);</text:p>
          </table:table-cell>
        </table:table-row>
        <table:table-row table:style-name="ro1">
          <table:table-cell office:value-type="string">
            <text:p>void <text:s text:c="15"/>gtk_ui_manager_set_add_tearoffs <text:s text:c="4"/>(GtkUIManager *self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ui_manager_get_add_tearoffs <text:s text:c="4"/>(GtkUIManager *self);</text:p>
          </table:table-cell>
        </table:table-row>
        <table:table-row table:style-name="ro1">
          <table:table-cell office:value-type="string">
            <text:p>void <text:s text:c="15"/>gtk_ui_manager_insert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,</text:p>
          </table:table-cell>
        </table:table-row>
        <table:table-row table:style-name="ro1">
          <table:table-cell office:value-type="string">
            <text:p><text:s text:c="57"/>gint pos);</text:p>
          </table:table-cell>
        </table:table-row>
        <table:table-row table:style-name="ro1">
          <table:table-cell office:value-type="string">
            <text:p>void <text:s text:c="15"/>gtk_ui_manager_remove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);</text:p>
          </table:table-cell>
        </table:table-row>
        <table:table-row table:style-name="ro1">
          <table:table-cell office:value-type="string">
            <text:p>GList * <text:s text:c="12"/>gtk_ui_manager_get_action_groups <text:s text:c="3"/>(GtkUIManager *self);</text:p>
          </table:table-cell>
        </table:table-row>
        <table:table-row table:style-name="ro1">
          <table:table-cell office:value-type="string">
            <text:p>GtkAccelGroup * <text:s text:c="4"/>gtk_ui_manager_get_accel_group <text:s text:c="5"/>(GtkUIManager *self);</text:p>
          </table:table-cell>
        </table:table-row>
        <table:table-row table:style-name="ro1">
          <table:table-cell office:value-type="string">
            <text:p>GtkWidget * <text:s text:c="8"/>gtk_ui_manager_get_widget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SList * <text:s text:c="11"/>gtk_ui_manager_get_toplevels <text:s text:c="7"/>(GtkUIManager *self,</text:p>
          </table:table-cell>
        </table:table-row>
        <table:table-row table:style-name="ro1">
          <table:table-cell office:value-type="string">
            <text:p><text:s text:c="57"/>GtkUIManagerItemType types);</text:p>
          </table:table-cell>
        </table:table-row>
        <table:table-row table:style-name="ro1">
          <table:table-cell office:value-type="string">
            <text:p>GtkAction * <text:s text:c="8"/>gtk_ui_manager_get_action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uint <text:s text:c="14"/>gtk_ui_manager_add_ui_from_string <text:s text:c="2"/>(GtkUIManager *self,</text:p>
          </table:table-cell>
        </table:table-row>
        <table:table-row table:style-name="ro1">
          <table:table-cell office:value-type="string">
            <text:p><text:s text:c="57"/>const gchar *buffer,</text:p>
          </table:table-cell>
        </table:table-row>
        <table:table-row table:style-name="ro1">
          <table:table-cell office:value-type="string">
            <text:p><text:s text:c="57"/>gs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add_ui_from_file <text:s text:c="4"/>(GtkUIManager *self,</text:p>
          </table:table-cell>
        </table:table-row>
        <table:table-row table:style-name="ro1">
          <table:table-cell office:value-type="string">
            <text:p><text:s text:c="57"/>const gchar *filenam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new_merge_id <text:s text:c="8"/>(GtkUIManager *self);</text:p>
          </table:table-cell>
        </table:table-row>
        <table:table-row table:style-name="ro1">
          <table:table-cell office:value-type="string">
            <text:p>enum <text:s text:c="15"/>GtkUIManagerItemType;</text:p>
          </table:table-cell>
        </table:table-row>
        <table:table-row table:style-name="ro1">
          <table:table-cell office:value-type="string">
            <text:p>void <text:s text:c="15"/>gtk_ui_manager_add_ui <text:s text:c="14"/>(GtkUIManager *self,</text:p>
          </table:table-cell>
        </table:table-row>
        <table:table-row table:style-name="ro1">
          <table:table-cell office:value-type="string">
            <text:p><text:s text:c="57"/>guint merge_id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char *action,</text:p>
          </table:table-cell>
        </table:table-row>
        <table:table-row table:style-name="ro1">
          <table:table-cell office:value-type="string">
            <text:p><text:s text:c="57"/>GtkUIManagerItemType type,</text:p>
          </table:table-cell>
        </table:table-row>
        <table:table-row table:style-name="ro1">
          <table:table-cell office:value-type="string">
            <text:p><text:s text:c="57"/>gboolean top);</text:p>
          </table:table-cell>
        </table:table-row>
        <table:table-row table:style-name="ro1">
          <table:table-cell office:value-type="string">
            <text:p>void <text:s text:c="15"/>gtk_ui_manager_remove_ui <text:s text:c="11"/>(GtkUIManager *self,</text:p>
          </table:table-cell>
        </table:table-row>
        <table:table-row table:style-name="ro1">
          <table:table-cell office:value-type="string">
            <text:p><text:s text:c="57"/>guint merge_id);</text:p>
          </table:table-cell>
        </table:table-row>
        <table:table-row table:style-name="ro1">
          <table:table-cell office:value-type="string">
            <text:p>gchar * <text:s text:c="12"/>gtk_ui_manager_get_ui <text:s text:c="14"/>(GtkUIManager *self);</text:p>
          </table:table-cell>
        </table:table-row>
        <table:table-row table:style-name="ro1">
          <table:table-cell office:value-type="string">
            <text:p>void <text:s text:c="15"/>gtk_ui_manager_ensure_update <text:s text:c="7"/>(GtkUIManager *self);</text:p>
          </table:table-cell>
        </table:table-row>
      </table:table>
      <table:table table:name="GtkActionGroup" table:style-name="ta1" table:print="false">
        <table:table-column table:style-name="co12" table:default-cell-style-name="Ignor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Group * <text:s text:c="3"/>gtk_action_group_new <text:s text:c="15"/>(const gchar *name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get_name <text:s text:c="10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sensitive <text:s text:c="5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sensitive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nsitiv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visible <text:s text:c="7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visible <text:s text:c="7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mplemented" office:value-type="string">
            <text:p>GtkAction * <text:s text:c="8"/>gtk_action_group_get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tion_name);</text:p>
          </table:table-cell>
          <table:table-cell/>
        </table:table-row>
        <table:table-row table:style-name="ro1">
          <table:table-cell table:style-name="Implemented" office:value-type="string">
            <text:p>GList * <text:s text:c="12"/>gtk_action_group_list_actions <text:s text:c="6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_with_acc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celerato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remove_action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<text:s text:c="20"/>Gtk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actions <text:s text:c="7"/>(GtkActionGroup *action_group,</text:p>
          </table:table-cell>
          <table:table-cell office:value-type="string">
            <text:p>C convenience</text:p>
          </table:table-cell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actions_full <text:s text:c="2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Toggle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 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Radio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 <text:s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e_func 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TranslateFunc func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mplemented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ion_domain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domain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translate_string <text:s text:c="2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string);</text:p>
          </table:table-cell>
          <table:table-cell/>
        </table:table-row>
      </table:table>
      <table:table table:name="GtkAction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Action * <text:s text:c="8"/>gtk_action_new <text:s text:c="21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* <text:s text:c="7"/>gtk_action_get_name <text:s text:c="16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is_sensitive <text:s text:c="12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sensitiv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ensitiv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gboolean <text:s text:c="11"/>gtk_action_is_visible <text:s text:c="14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visible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on_activate <text:s text:c="16"/>(Gtk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tkWidget * <text:s text:c="8"/>gtk_action_create_icon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GtkWidget * <text:s text:c="8"/>gtk_action_create_menu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tool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menu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proxy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disconnect_proxy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GSList * <text:s text:c="11"/>gtk_action_get_proxies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accelerator <text:s text:c="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disconnect_accelerator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unblock_activate <text:s text:c="8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_from <text:s text:c="5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unblock_activate_from <text:s text:c="3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const gchar * <text:s text:c="6"/>gtk_action_get_accel_path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path <text:s text:c="10"/>(GtkAction *action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table:style-name="Default" office:value-type="string">
            <text:p>GClosure * <text:s text:c="9"/>gtk_action_get_accel_closure <text:s text:c="7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group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void <text:s text:c="15"/>gtk_action_set_label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action_get_label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hort_label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const gchar *short_label);</text:p>
          </table:table-cell>
          <table:table-cell/>
        </table:table-row>
        <table:table-row table:style-name="ro1">
          <table:table-cell office:value-type="string">
            <text:p>const gchar * <text:s text:c="6"/>gtk_action_get_short_label <text:s text:c="9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tooltip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const gchar *tooltip);</text:p>
          </table:table-cell>
          <table:table-cell/>
        </table:table-row>
        <table:table-row table:style-name="ro1">
          <table:table-cell office:value-type="string">
            <text:p>const gchar * <text:s text:c="6"/>gtk_action_get_tooltip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tock_id <text:s text:c="12"/>(GtkAction *acti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action_get_stock_id <text:s text:c="1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gicon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GIcon *icon);</text:p>
          </table:table-cell>
          <table:table-cell/>
        </table:table-row>
        <table:table-row table:style-name="ro1">
          <table:table-cell office:value-type="string">
            <text:p>GIcon * <text:s text:c="12"/>gtk_action_get_gicon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con_nam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action_get_icon_nam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horizontal <text:s text:c="2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horizontal);</text:p>
          </table:table-cell>
          <table:table-cell/>
        </table:table-row>
        <table:table-row table:style-name="ro1">
          <table:table-cell office:value-type="string">
            <text:p>gboolean <text:s text:c="11"/>gtk_action_get_visible_horizontal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vertical <text:s text:c="4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vertical);</text:p>
          </table:table-cell>
          <table:table-cell/>
        </table:table-row>
        <table:table-row table:style-name="ro1">
          <table:table-cell office:value-type="string">
            <text:p>gboolean <text:s text:c="11"/>gtk_action_get_visible_vertical <text:s text:c="4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s_important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boolean is_important);</text:p>
          </table:table-cell>
          <table:table-cell/>
        </table:table-row>
        <table:table-row table:style-name="ro1">
          <table:table-cell office:value-type="string">
            <text:p>gboolean <text:s text:c="11"/>gtk_action_get_is_important <text:s text:c="8"/>(Gtk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ggleAction * <text:s text:c="2"/>gtk_toggle_action_new <text:s text:c="14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oggle_action_toggled <text:s text:c="10"/>(GtkToggle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void <text:s text:c="15"/>gtk_toggle_action_set_active <text:s text:c="7"/>(GtkToggleAction *acti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action_get_active <text:s text:c="7"/>(GtkToggleAction *action);</text:p>
          </table:table-cell>
          <table:table-cell/>
        </table:table-row>
        <table:table-row table:style-name="ro1">
          <table:table-cell office:value-type="string">
            <text:p>void <text:s text:c="15"/>gtk_toggle_action_set_draw_as_radio (GtkToggleAction *action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toggle_action_get_draw_as_radio (GtkToggle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RadioAction;</text:p>
          </table:table-cell>
          <table:table-cell/>
        </table:table-row>
        <table:table-row table:style-name="ro1">
          <table:table-cell table:style-name="Ignored" office:value-type="string">
            <text:p>GtkRadioAction * <text:s text:c="3"/>gtk_radio_action_new <text:s text:c="15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,</text:p>
          </table:table-cell>
          <table:table-cell/>
        </table:table-row>
        <table:table-row table:style-name="ro1">
          <table:table-cell table:style-name="Ignored" office:value-type="string">
            <text:p><text:s text:c="57"/>gint value);</text:p>
          </table:table-cell>
          <table:table-cell/>
        </table:table-row>
        <table:table-row table:style-name="ro1">
          <table:table-cell office:value-type="string">
            <text:p>GSList * <text:s text:c="11"/>gtk_radio_action_get_group <text:s text:c="9"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group <text:s text:c="9"/>(GtkRadioAction *acti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int <text:s text:c="15"/>gtk_radio_action_get_current_value <text:s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current_value <text:s/>(GtkRadioAction *action,</text:p>
          </table:table-cell>
          <table:table-cell/>
        </table:table-row>
        <table:table-row table:style-name="ro1">
          <table:table-cell office:value-type="string">
            <text:p><text:s text:c="57"/>gint current_valu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 * <text:s text:c="8"/>gtk_recent_action_new <text:s text:c="14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tkAction * <text:s text:c="8"/>gtk_recent_action_new_for_manager <text:s text:c="2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RecentManager *manager);</text:p>
          </table:table-cell>
          <table:table-cell/>
        </table:table-row>
        <table:table-row table:style-name="ro1">
          <table:table-cell office:value-type="string">
            <text:p>gboolean <text:s text:c="11"/>gtk_recent_action_get_show_numbers <text:s/>(GtkRecentAction *action);</text:p>
          </table:table-cell>
          <table:table-cell/>
        </table:table-row>
        <table:table-row table:style-name="ro1">
          <table:table-cell office:value-type="string">
            <text:p>void <text:s text:c="15"/>gtk_recent_action_set_show_numbers <text:s/>(GtkRecentAction *action,</text:p>
          </table:table-cell>
          <table:table-cell/>
        </table:table-row>
        <table:table-row table:style-name="ro1">
          <table:table-cell office:value-type="string">
            <text:p><text:s text:c="57"/>gboolean show_numbers);</text:p>
          </table:table-cell>
          <table:table-cell/>
        </table:table-row>
      </table:table>
      <table:table table:name="GtkActivatable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ctivatable;</text:p>
          </table:table-cell>
          <table:table-cell/>
        </table:table-row>
        <table:table-row table:style-name="ro1">
          <table:table-cell table:style-name="Default" office:value-type="string">
            <text:p><text:s text:c="20"/>GtkActivatableIface;</text:p>
          </table:table-cell>
          <table:table-cell/>
        </table:table-row>
        <table:table-row table:style-name="ro1">
          <table:table-cell office:value-type="string">
            <text:p>void <text:s text:c="15"/>gtk_activatable_do_set_related_action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GtkAction * <text:s text:c="8"/>gtk_activatable_get_related_action <text:s/>(GtkActivatable *activatable);</text:p>
          </table:table-cell>
          <table:table-cell/>
        </table:table-row>
        <table:table-row table:style-name="ro1">
          <table:table-cell office:value-type="string">
            <text:p>gboolean <text:s text:c="11"/>gtk_activatable_g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vatable_sync_action_properties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6"/>(GtkActivatable *activatable,</text:p>
          </table:table-cell>
          <table:table-cell/>
        </table:table-row>
        <table:table-row table:style-name="ro1">
          <table:table-cell table:style-name="Ignor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related_action <text:s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boolean use_appearance);</text:p>
          </table:table-cell>
          <table:table-cell/>
        </table:table-row>
      </table:table>
      <table:table table:name="Selectors" table:style-name="ta1" table:print="false">
        <table:table-column table:style-name="co16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 <text:s text:c="15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_with_color <text:s text:c="4"/>(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g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alpha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guint16 <text:s text:c="12"/>gtk_color_button_get_alpha <text:s text:c="9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use_alpha <text:s text:c="5"/>(GtkColorButton *color_button,</text:p>
          </table:table-cell>
          <table:table-cell/>
        </table:table-row>
        <table:table-row table:style-name="ro1">
          <table:table-cell office:value-type="string">
            <text:p><text:s text:c="57"/>gboolean use_alpha);</text:p>
          </table:table-cell>
          <table:table-cell/>
        </table:table-row>
        <table:table-row table:style-name="ro1">
          <table:table-cell office:value-type="string">
            <text:p>gboolean <text:s text:c="11"/>gtk_color_button_get_use_alpha <text:s text:c="5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title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color_button_get_title <text:s text:c="9"/>(GtkColorButton *color_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Selection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olor_selection_dialog_new <text:s text:c="5"/>(const gchar *title);</text:p>
          </table:table-cell>
          <table:table-cell/>
        </table:table-row>
        <table:table-row table:style-name="ro1">
          <table:table-cell office:value-type="string">
            <text:p>GtkWidget* <text:s text:c="9"/>gtk_color_selection_dialog_get_color_selection</text:p>
          </table:table-cell>
          <table:table-cell/>
        </table:table-row>
        <table:table-row table:style-name="ro1">
          <table:table-cell office:value-type="string">
            <text:p><text:s text:c="56"/>(GtkColorSelectionDialog *color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Color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selection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lor_selection_set_update_policy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 *colorsel,</text:p>
          </table:table-cell>
          <table:table-cell/>
        </table:table-row>
        <table:table-row table:style-name="ro1">
          <table:table-cell table:style-name="Ignored"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color_selection_s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opacity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has_palette 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palette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palette (GtkColorSelection *colorsel);</text:p>
          </table:table-cell>
          <table:table-cell/>
        </table:table-row>
        <table:table-row table:style-name="ro1">
          <table:table-cell office:value-type="string">
            <text:p>guint16 <text:s text:c="12"/>gtk_color_selection_g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uint16 <text:s text:c="12"/>gtk_color_selection_g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boolean <text:s text:c="11"/>gtk_color_selection_is_adjusting <text:s text:c="3"/>(GtkColorSelection *colorsel);</text:p>
          </table:table-cell>
          <table:table-cell/>
        </table:table-row>
        <table:table-row table:style-name="ro1">
          <table:table-cell office:value-type="string">
            <text:p>gboolean <text:s text:c="11"/>gtk_color_selection_palette_from_string</text:p>
          </table:table-cell>
          <table:table-cell/>
        </table:table-row>
        <table:table-row table:style-name="ro1">
          <table:table-cell office:value-type="string">
            <text:p><text:s text:c="56"/>(const gchar *str,</text:p>
          </table:table-cell>
          <table:table-cell/>
        </table:table-row>
        <table:table-row table:style-name="ro1">
          <table:table-cell office:value-type="string">
            <text:p><text:s text:c="57"/>GdkColor **colors,</text:p>
          </table:table-cell>
          <table:table-cell/>
        </table:table-row>
        <table:table-row table:style-name="ro1">
          <table:table-cell office:value-type="string">
            <text:p><text:s text:c="57"/>gint *n_colors);</text:p>
          </table:table-cell>
          <table:table-cell/>
        </table:table-row>
        <table:table-row table:style-name="ro1">
          <table:table-cell table:style-name="Default" office:value-type="string">
            <text:p>gchar* <text:s text:c="13"/>gtk_color_selection_palette_to_string</text:p>
          </table:table-cell>
          <table:table-cell/>
        </table:table-row>
        <table:table-row table:style-name="ro1">
          <table:table-cell table:style-name="Default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ault" office:value-type="string">
            <text:p>GtkColorSelectionChangePaletteFunc <text:s/>gtk_color_selection_set_change_palette_hook</text:p>
          </table:table-cell>
          <table:table-cell/>
        </table:table-row>
        <table:table-row table:style-name="ro1">
          <table:table-cell table:style-name="Default" office:value-type="string">
            <text:p><text:s text:c="56"/>(GtkColorSelectionChangePaletteFunc func);</text:p>
          </table:table-cell>
          <table:table-cell/>
        </table:table-row>
        <table:table-row table:style-name="ro1">
          <table:table-cell table:style-name="Default" office:value-type="string">
            <text:p>void <text:s text:c="15"/>(*GtkColorSelectionChangePaletteFunc)</text:p>
          </table:table-cell>
          <table:table-cell/>
        </table:table-row>
        <table:table-row table:style-name="ro1">
          <table:table-cell table:style-name="Default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ault" office:value-type="string">
            <text:p>GtkColorSelectionChangePaletteWithScreenFunc <text:s/>gtk_color_selection_set_change_palette_with_screen_hook</text:p>
          </table:table-cell>
          <table:table-cell/>
        </table:table-row>
        <table:table-row table:style-name="ro1">
          <table:table-cell table:style-name="Default" office:value-type="string">
            <text:p><text:s text:c="56"/>(GtkColorSelectionChangePaletteWithScreenFunc func);</text:p>
          </table:table-cell>
          <table:table-cell/>
        </table:table-row>
        <table:table-row table:style-name="ro1">
          <table:table-cell table:style-name="Default" office:value-type="string">
            <text:p>void <text:s text:c="15"/>(*GtkColorSelectionChangePaletteWithScreenFunc)</text:p>
          </table:table-cell>
          <table:table-cell/>
        </table:table-row>
        <table:table-row table:style-name="ro1">
          <table:table-cell table:style-name="Default" office:value-type="string">
            <text:p><text:s text:c="56"/>(GdkScreen *screen,</text:p>
          </table:table-cell>
          <table:table-cell/>
        </table:table-row>
        <table:table-row table:style-name="ro1">
          <table:table-cell table:style-name="Default" office:value-type="string">
            <text:p><text:s text:c="57"/>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office:value-type="string">
            <text:p>void <text:s text:c="15"/>gtk_color_selection_s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office:value-type="string">
            <text:p>void <text:s text:c="15"/>gtk_color_selection_g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<text:s text:c="20"/>GtkHSV;</text:p>
          </table:table-cell>
          <table:table-cell/>
        </table:table-row>
        <table:table-row table:style-name="ro1">
          <table:table-cell table:style-name="Default" office:value-type="string">
            <text:p>GtkWidget* <text:s text:c="9"/>gtk_hsv_new <text:s text:c="24"/>(void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set_color <text:s text:c="18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double h,</text:p>
          </table:table-cell>
          <table:table-cell/>
        </table:table-row>
        <table:table-row table:style-name="ro1">
          <table:table-cell table:style-name="Default" office:value-type="string">
            <text:p><text:s text:c="57"/>double s,</text:p>
          </table:table-cell>
          <table:table-cell/>
        </table:table-row>
        <table:table-row table:style-name="ro1">
          <table:table-cell table:style-name="Default" office:value-type="string">
            <text:p><text:s text:c="57"/>double 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get_color <text:s text:c="18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set_metrics <text:s text:c="16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int size,</text:p>
          </table:table-cell>
          <table:table-cell/>
        </table:table-row>
        <table:table-row table:style-name="ro1">
          <table:table-cell table:style-name="Default" office:value-type="string">
            <text:p><text:s text:c="57"/>gint ring_width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get_metrics <text:s text:c="16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int *size,</text:p>
          </table:table-cell>
          <table:table-cell/>
        </table:table-row>
        <table:table-row table:style-name="ro1">
          <table:table-cell table:style-name="Default" office:value-type="string">
            <text:p><text:s text:c="57"/>gint *ring_width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hsv_is_adjusting <text:s text:c="15"/>(GtkHSV *hs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to_rgb <text:s text:c="21"/>(gdouble 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v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r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g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b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rgb_to_hsv <text:s text:c="21"/>(gdouble r,</text:p>
          </table:table-cell>
          <table:table-cell/>
        </table:table-row>
        <table:table-row table:style-name="ro1">
          <table:table-cell table:style-name="Default" office:value-type="string">
            <text:p><text:s text:c="57"/>gdouble g,</text:p>
          </table:table-cell>
          <table:table-cell/>
        </table:table-row>
        <table:table-row table:style-name="ro1">
          <table:table-cell table:style-name="Default" office:value-type="string">
            <text:p><text:s text:c="57"/>gdouble b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v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FileChooser;</text:p>
          </table:table-cell>
          <table:table-cell/>
        </table:table-row>
        <table:table-row table:style-name="ro1">
          <table:table-cell office:value-type="string">
            <text:p>enum <text:s text:c="15"/>GtkFileChooserAction;</text:p>
          </table:table-cell>
          <table:table-cell/>
        </table:table-row>
        <table:table-row table:style-name="ro1">
          <table:table-cell office:value-type="string">
            <text:p>enum <text:s text:c="15"/>GtkFileChooserConfirmation;</text:p>
          </table:table-cell>
          <table:table-cell/>
        </table:table-row>
        <table:table-row table:style-name="ro1">
          <table:table-cell office:value-type="string">
            <text:p>enum <text:s text:c="15"/>GtkFileChooserError;</text:p>
          </table:table-cell>
          <table:table-cell/>
        </table:table-row>
        <table:table-row table:style-name="ro1">
          <table:table-cell office:value-type="string">
            <text:p>void <text:s text:c="15"/>gtk_file_chooser_set_action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FileChooserAction <text:s/>gtk_file_chooser_get_action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local_only <text:s text:c="4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local_only);</text:p>
          </table:table-cell>
          <table:table-cell/>
        </table:table-row>
        <table:table-row table:style-name="ro1">
          <table:table-cell office:value-type="string">
            <text:p>gboolean <text:s text:c="11"/>gtk_file_chooser_get_local_only <text:s text:c="4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elect_multiple);</text:p>
          </table:table-cell>
          <table:table-cell/>
        </table:table-row>
        <table:table-row table:style-name="ro1">
          <table:table-cell office:value-type="string">
            <text:p>gboolean <text:s text:c="11"/>gtk_file_chooser_g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how_hidden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how_hidden);</text:p>
          </table:table-cell>
          <table:table-cell/>
        </table:table-row>
        <table:table-row table:style-name="ro1">
          <table:table-cell office:value-type="string">
            <text:p>gboolean <text:s text:c="11"/>gtk_file_chooser_get_show_hidden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do_overwrite_confirmation);</text:p>
          </table:table-cell>
          <table:table-cell/>
        </table:table-row>
        <table:table-row table:style-name="ro1">
          <table:table-cell office:value-type="string">
            <text:p>gboolean <text:s text:c="11"/>gtk_file_chooser_g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current_name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char * <text:s text:c="12"/>gtk_file_chooser_get_filename <text:s text:c="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name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gboolean <text:s text:c="11"/>gtk_file_chooser_select_filename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name <text:s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select_all <text:s text:c="8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unselect_all <text:s text:c="6"/>(GtkFileChooser *chooser);</text:p>
          </table:table-cell>
          <table:table-cell/>
        </table:table-row>
        <table:table-row table:style-name="ro1">
          <table:table-cell office:value-type="string">
            <text:p>GSList * <text:s text:c="11"/>gtk_file_chooser_get_filenames <text:s text:c="5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 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filename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 (GtkFileChooser *chooser);</text:p>
          </table:table-cell>
          <table:table-cell/>
        </table:table-row>
        <table:table-row table:style-name="ro1">
          <table:table-cell office:value-type="string">
            <text:p>gchar * <text:s text:c="12"/>gtk_file_chooser_get_uri <text:s text:c="11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uri <text:s text:c="11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boolean <text:s text:c="11"/>gtk_file_chooser_select_uri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void <text:s text:c="15"/>gtk_file_chooser_unselect_uri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table:style-name="Default" office:value-type="string">
            <text:p>GSList * <text:s text:c="11"/>gtk_file_chooser_get_uris <text:s text:c="10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uri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 (GtkFileChooser *chooser,</text:p>
          </table:table-cell>
          <table:table-cell/>
        </table:table-row>
        <table:table-row table:style-name="ro1">
          <table:table-cell office:value-type="string">
            <text:p><text:s text:c="57"/>GtkWidget *preview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preview_widget 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active);</text:p>
          </table:table-cell>
          <table:table-cell/>
        </table:table-row>
        <table:table-row table:style-name="ro1">
          <table:table-cell office:value-type="string">
            <text:p>gboolean <text:s text:c="11"/>gtk_file_chooser_g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use_label);</text:p>
          </table:table-cell>
          <table:table-cell/>
        </table:table-row>
        <table:table-row table:style-name="ro1">
          <table:table-cell office:value-type="string">
            <text:p>gboolean <text:s text:c="11"/>gtk_file_chooser_g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filenam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uri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extra_widget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GtkWidget *extra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extra_widget <text:s text:c="2"/>(GtkFileChooser *choos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chooser_add_filter <text:s text:c="8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chooser_remove_filter <text:s text:c="5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 *filter);</text:p>
          </table:table-cell>
          <table:table-cell/>
        </table:table-row>
        <table:table-row table:style-name="ro1">
          <table:table-cell table:style-name="Default" office:value-type="string">
            <text:p>GSList * <text:s text:c="11"/>gtk_file_chooser_list_filters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tkFileFilter * <text:s text:c="4"/>gtk_file_chooser_get_filter <text:s text:c="8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_uri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table:style-name="Default" office:value-type="string">
            <text:p>GFile * <text:s text:c="12"/>gtk_file_chooser_get_current_folder_file</text:p>
          </table:table-cell>
          <table:table-cell/>
        </table:table-row>
        <table:table-row table:style-name="ro1">
          <table:table-cell table:style-name="Default" office:value-type="string">
            <text:p><text:s text:c="56"/>(GtkFileChooser *chooser);</text:p>
          </table:table-cell>
          <table:table-cell/>
        </table:table-row>
        <table:table-row table:style-name="ro1">
          <table:table-cell table:style-name="Default" office:value-type="string">
            <text:p>GFile * <text:s text:c="12"/>gtk_file_chooser_get_file <text:s text:c="10"/>(GtkFileChooser *chooser);</text:p>
          </table:table-cell>
          <table:table-cell/>
        </table:table-row>
        <table:table-row table:style-name="ro1">
          <table:table-cell table:style-name="Default" office:value-type="string">
            <text:p>GSList * <text:s text:c="11"/>gtk_file_chooser_get_files <text:s text:c="9"/>(GtkFileChooser *chooser);</text:p>
          </table:table-cell>
          <table:table-cell/>
        </table:table-row>
        <table:table-row table:style-name="ro1">
          <table:table-cell table:style-name="Default" office:value-type="string">
            <text:p>GFile * <text:s text:c="12"/>gtk_file_chooser_get_preview_file <text:s text:c="2"/>(GtkFileChooser *choos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chooser_select_file <text:s text:c="7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,</text:p>
          </table:table-cell>
          <table:table-cell/>
        </table:table-row>
        <table:table-row table:style-name="ro1">
          <table:table-cell table:style-name="Default" office:value-type="string">
            <text:p><text:s text:c="57"/>GError **erro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chooser_set_current_folder_file</text:p>
          </table:table-cell>
          <table:table-cell/>
        </table:table-row>
        <table:table-row table:style-name="ro1">
          <table:table-cell table:style-name="Default" office:value-type="string">
            <text:p><text:s text:c="56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,</text:p>
          </table:table-cell>
          <table:table-cell/>
        </table:table-row>
        <table:table-row table:style-name="ro1">
          <table:table-cell table:style-name="Default" office:value-type="string">
            <text:p><text:s text:c="57"/>GError **erro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chooser_set_file <text:s text:c="10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,</text:p>
          </table:table-cell>
          <table:table-cell/>
        </table:table-row>
        <table:table-row table:style-name="ro1">
          <table:table-cell table:style-name="Default" office:value-type="string">
            <text:p><text:s text:c="57"/>GError **erro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chooser_unselect_file <text:s text:c="5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Button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 <text:s text:c="8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backend</text:p>
          </table:table-cell>
          <table:table-cell/>
        </table:table-row>
        <table:table-row table:style-name="ro1">
          <table:table-cell office:value-type="string">
            <text:p><text:s text:c="56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,</text:p>
          </table:table-cell>
          <table:table-cell/>
        </table:table-row>
        <table:table-row table:style-name="ro1">
          <table:table-cell office:value-type="string">
            <text:p><text:s text:c="57"/>const gchar *backend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dialog</text:p>
          </table:table-cell>
          <table:table-cell/>
        </table:table-row>
        <table:table-row table:style-name="ro1">
          <table:table-cell office:value-type="string">
            <text:p><text:s text:c="56"/>(GtkWidget *dialog);</text:p>
          </table:table-cell>
          <table:table-cell/>
        </table:table-row>
        <table:table-row table:style-name="ro1">
          <table:table-cell office:value-type="string">
            <text:p>const gchar * <text:s text:c="6"/>gtk_file_chooser_button_get_title <text:s text:c="2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title <text:s text:c="2"/>(GtkFileChooserButton *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gint <text:s text:c="15"/>gtk_file_chooser_button_g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int n_chars);</text:p>
          </table:table-cell>
          <table:table-cell/>
        </table:table-row>
        <table:table-row table:style-name="ro1">
          <table:table-cell office:value-type="string">
            <text:p>gboolean <text:s text:c="11"/>gtk_file_chooser_button_g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boolean focus_on_click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Chooser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 <text:s text:c="8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Widget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 <text:s text:c="8"/>(GtkFileChooserAction action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Filter;</text:p>
          </table:table-cell>
          <table:table-cell/>
        </table:table-row>
        <table:table-row table:style-name="ro1">
          <table:table-cell office:value-type="string">
            <text:p><text:s text:c="20"/>GtkFileFilterInfo;</text:p>
          </table:table-cell>
          <table:table-cell/>
        </table:table-row>
        <table:table-row table:style-name="ro1">
          <table:table-cell office:value-type="string">
            <text:p>enum <text:s text:c="15"/>GtkFileFilterFlags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(*GtkFileFilterFunc) <text:s text:c="15"/>(const GtkFileFilterInfo *filter_info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tkFileFilter * <text:s text:c="4"/>gtk_file_filter_new <text:s text:c="16"/>(void);</text:p>
          </table:table-cell>
          <table:table-cell/>
        </table:table-row>
        <table:table-row table:style-name="ro1">
          <table:table-cell office:value-type="string">
            <text:p>void <text:s text:c="15"/>gtk_file_filter_set_name <text:s text:c="11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 * <text:s text:c="6"/>gtk_file_filter_get_name <text:s text:c="11"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mime_type <text:s text:c="6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mime_type);</text:p>
          </table:table-cell>
          <table:table-cell/>
        </table:table-row>
        <table:table-row table:style-name="ro1">
          <table:table-cell office:value-type="string">
            <text:p>void <text:s text:c="15"/>gtk_file_filter_add_pattern <text:s text:c="8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pattern);</text:p>
          </table:table-cell>
          <table:table-cell/>
        </table:table-row>
        <table:table-row table:style-name="ro1">
          <table:table-cell office:value-type="string">
            <text:p>void <text:s text:c="15"/>gtk_file_filter_add_pixbuf_formats <text:s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custom <text:s text:c="9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lags needed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unc func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,</text:p>
          </table:table-cell>
          <table:table-cell/>
        </table:table-row>
        <table:table-row table:style-name="ro1">
          <table:table-cell table:style-name="Default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Default" office:value-type="string">
            <text:p>GtkFileFilterFlags <text:s/>gtk_file_filter_get_needed <text:s text:c="9"/>(GtkFileFilter *filt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filter_filter <text:s text:c="13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tkFileFilterInfo *filter_info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_with_font <text:s text:c="6"/>(const gchar *fontname);</text:p>
          </table:table-cell>
          <table:table-cell/>
        </table:table-row>
        <table:table-row table:style-name="ro1">
          <table:table-cell office:value-type="string">
            <text:p>gboolean <text:s text:c="11"/>gtk_font_button_set_font_nam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button_get_font_nam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tyle <text:s text:c="5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tyl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tyle <text:s text:c="5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iz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iz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iz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font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font);</text:p>
          </table:table-cell>
          <table:table-cell/>
        </table:table-row>
        <table:table-row table:style-name="ro1">
          <table:table-cell office:value-type="string">
            <text:p>gboolean <text:s text:c="11"/>gtk_font_button_get_use_font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size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size);</text:p>
          </table:table-cell>
          <table:table-cell/>
        </table:table-row>
        <table:table-row table:style-name="ro1">
          <table:table-cell office:value-type="string">
            <text:p>gboolean <text:s text:c="11"/>gtk_font_button_get_use_size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title <text:s text:c="10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font_button_get_title <text:s text:c="10"/>(GtkFontButton *font_button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ont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new <text:s text:c="13"/>(void);</text:p>
          </table:table-cell>
          <table:table-cell/>
        </table:table-row>
        <table:table-row table:style-name="ro1">
          <table:table-cell office:value-type="string">
            <text:p>GdkFont* <text:s text:c="11"/>gtk_font_selection_get_font <text:s text:c="8"/>(GtkFontSelection *fontsel);</text:p>
          </table:table-cell>
          <table:table-cell/>
        </table:table-row>
        <table:table-row table:style-name="ro1">
          <table:table-cell office:value-type="string">
            <text:p>gchar* <text:s text:c="13"/>gtk_font_selection_get_font_name <text:s text:c="3"/>(GtkFontSelection *fontsel);</text:p>
          </table:table-cell>
          <table:table-cell/>
        </table:table-row>
        <table:table-row table:style-name="ro1">
          <table:table-cell office:value-type="string">
            <text:p>gboolean <text:s text:c="11"/>gtk_font_selection_set_font_name <text:s text:c="3"/>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selection_get_preview_text (GtkFontSelection *fontsel);</text:p>
          </table:table-cell>
          <table:table-cell/>
        </table:table-row>
        <table:table-row table:style-name="ro1">
          <table:table-cell office:value-type="string">
            <text:p>void <text:s text:c="15"/>gtk_font_selection_set_preview_text 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PangoFontFace * <text:s text:c="4"/>gtk_font_selection_get_fac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ce_list <text:s text:c="3"/>(GtkFontSelection *fontsel);</text:p>
          </table:table-cell>
          <table:table-cell/>
        </table:table-row>
        <table:table-row table:style-name="ro1">
          <table:table-cell office:value-type="string">
            <text:p>PangoFontFamily * <text:s text:c="2"/>gtk_font_selection_get_family <text:s text:c="6"/>(GtkFontSelection *fontsel);</text:p>
          </table:table-cell>
          <table:table-cell/>
        </table:table-row>
        <table:table-row table:style-name="ro1">
          <table:table-cell office:value-type="string">
            <text:p>gint <text:s text:c="15"/>gtk_font_selection_get_siz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mily_list <text:s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preview_entry</text:p>
          </table:table-cell>
          <table:table-cell/>
        </table:table-row>
        <table:table-row table:style-name="ro1">
          <table:table-cell office:value-type="string">
            <text:p><text:s text:c="56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entry <text:s text:c="2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list <text:s text:c="3"/>(GtkFontSelection *font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Selection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dialog_new <text:s text:c="6"/>(const gchar *title);</text:p>
          </table:table-cell>
          <table:table-cell/>
        </table:table-row>
        <table:table-row table:style-name="ro1">
          <table:table-cell table:style-name="Default" office:value-type="string">
            <text:p>GdkFont* <text:s text:c="11"/>gtk_font_selection_dialog_get_font <text:s/>(GtkFontSelectionDialog *fsd);</text:p>
          </table:table-cell>
          <table:table-cell/>
        </table:table-row>
        <table:table-row table:style-name="ro1">
          <table:table-cell office:value-type="string">
            <text:p>gchar* <text:s text:c="13"/>gtk_font_selection_dialog_g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boolean <text:s text:c="11"/>gtk_font_selection_dialog_s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 * <text:s text:c="6"/>gtk_font_selection_dialog_g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void <text:s text:c="15"/>gtk_font_selection_dialog_s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apply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cancel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ok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nput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nput_dialog_new <text:s text:c="15"/>(void);</text:p>
          </table:table-cell>
          <table:table-cell/>
        </table:table-row>
      </table:table>
      <table:table table:name="Layout container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lignmen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lignment_new <text:s text:c="18"/>(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xscale,</text:p>
          </table:table-cell>
          <table:table-cell/>
        </table:table-row>
        <table:table-row table:style-name="ro1">
          <table:table-cell table:style-name="Ignored"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set <text:s text:c="18"/>(GtkAlignment *alignment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xscale,</text:p>
          </table:table-cell>
          <table:table-cell/>
        </table:table-row>
        <table:table-row table:style-name="ro1">
          <table:table-cell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g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*padding_top,</text:p>
          </table:table-cell>
          <table:table-cell/>
        </table:table-row>
        <table:table-row table:style-name="ro1">
          <table:table-cell office:value-type="string">
            <text:p><text:s text:c="57"/>guint *padding_bottom,</text:p>
          </table:table-cell>
          <table:table-cell/>
        </table:table-row>
        <table:table-row table:style-name="ro1">
          <table:table-cell office:value-type="string">
            <text:p><text:s text:c="57"/>guint *padding_left,</text:p>
          </table:table-cell>
          <table:table-cell/>
        </table:table-row>
        <table:table-row table:style-name="ro1">
          <table:table-cell office:value-type="string">
            <text:p><text:s text:c="57"/>guint *padding_right);</text:p>
          </table:table-cell>
          <table:table-cell/>
        </table:table-row>
        <table:table-row table:style-name="ro1">
          <table:table-cell office:value-type="string">
            <text:p>void <text:s text:c="15"/>gtk_alignment_s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padding_top,</text:p>
          </table:table-cell>
          <table:table-cell/>
        </table:table-row>
        <table:table-row table:style-name="ro1">
          <table:table-cell office:value-type="string">
            <text:p><text:s text:c="57"/>guint padding_bottom,</text:p>
          </table:table-cell>
          <table:table-cell/>
        </table:table-row>
        <table:table-row table:style-name="ro1">
          <table:table-cell office:value-type="string">
            <text:p><text:s text:c="57"/>guint padding_left,</text:p>
          </table:table-cell>
          <table:table-cell/>
        </table:table-row>
        <table:table-row table:style-name="ro1">
          <table:table-cell office:value-type="string">
            <text:p><text:s text:c="57"/>guint padding_righ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AspectFram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spect_frame_new <text:s text:c="15"/>(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ratio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obey_child);</text:p>
          </table:table-cell>
          <table:table-cell/>
        </table:table-row>
        <table:table-row table:style-name="ro1">
          <table:table-cell office:value-type="string">
            <text:p>void <text:s text:c="15"/>gtk_aspect_frame_set <text:s text:c="15"/>(GtkAspectFrame *aspect_frame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ratio,</text:p>
          </table:table-cell>
          <table:table-cell/>
        </table:table-row>
        <table:table-row table:style-name="ro1">
          <table:table-cell office:value-type="string">
            <text:p><text:s text:c="57"/>gboolean obey_chil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HButtonBox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h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GtkButtonBoxStyle <text:s text:c="2"/>gtk_h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layout_default <text:s/>(GtkButtonBoxStyle 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utton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v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v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GtkButtonBoxStyle <text:s text:c="2"/>gtk_v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vbutton_box_set_layout_default <text:s/>(GtkButtonBoxStyle layou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xed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fixed_new <text:s text:c="22"/>(void);</text:p>
          </table:table-cell>
          <table:table-cell/>
        </table:table-row>
        <table:table-row table:style-name="ro1">
          <table:table-cell office:value-type="string">
            <text:p>void <text:s text:c="15"/>gtk_fixed_put <text:s text:c="22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fixed_move <text:s text:c="21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gboolean <text:s text:c="11"/>gtk_fixed_get_has_window <text:s text:c="11"/>(GtkFixed *fixed);</text:p>
          </table:table-cell>
          <table:table-cell/>
        </table:table-row>
        <table:table-row table:style-name="ro1">
          <table:table-cell office:value-type="string">
            <text:p>void <text:s text:c="15"/>gtk_fixed_set_has_window <text:s text:c="11"/>(GtkFixed *fixed,</text:p>
          </table:table-cell>
          <table:table-cell/>
        </table:table-row>
        <table:table-row table:style-name="ro1">
          <table:table-cell office:value-type="string">
            <text:p><text:s text:c="57"/>gboolean has_window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V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Layou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layout_new <text:s text:c="21"/>(GtkAdjustment *hadjustment,</text:p>
          </table:table-cell>
          <table:table-cell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void <text:s text:c="15"/>gtk_layout_put <text:s text:c="21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move <text:s text:c="20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s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width,</text:p>
          </table:table-cell>
          <table:table-cell/>
        </table:table-row>
        <table:table-row table:style-name="ro1">
          <table:table-cell office:value-type="string">
            <text:p><text:s text:c="57"/>guint height);</text:p>
          </table:table-cell>
          <table:table-cell/>
        </table:table-row>
        <table:table-row table:style-name="ro1">
          <table:table-cell office:value-type="string">
            <text:p>void <text:s text:c="15"/>gtk_layout_g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*width,</text:p>
          </table:table-cell>
          <table:table-cell/>
        </table:table-row>
        <table:table-row table:style-name="ro1">
          <table:table-cell office:value-type="string">
            <text:p><text:s text:c="57"/>guint *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layout_freeze <text:s text:c="18"/>(GtkLayout *layout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layout_thaw <text:s text:c="20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hadjustment <text:s text:c="9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vadjustment <text:s text:c="9"/>(GtkLayout *layout);</text:p>
          </table:table-cell>
          <table:table-cell/>
        </table:table-row>
        <table:table-row table:style-name="ro1">
          <table:table-cell office:value-type="string">
            <text:p>void <text:s text:c="15"/>gtk_layout_set_h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layout_set_v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dkWindow* <text:s text:c="9"/>gtk_layout_get_bin_window <text:s text:c="10"/>(GtkLayout *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Notebook;</text:p>
          </table:table-cell>
          <table:table-cell/>
        </table:table-row>
        <table:table-row table:style-name="ro1">
          <table:table-cell office:value-type="string">
            <text:p><text:s text:c="20"/>GtkNotebookPage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notebook_new <text:s text:c="19"/>(void);</text:p>
          </table:table-cell>
          <table:table-cell/>
        </table:table-row>
        <table:table-row table:style-name="ro1">
          <table:table-cell office:value-type="string">
            <text:p>gint <text:s text:c="15"/>gtk_notebook_append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append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_menu <text:s text:c="5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insert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notebook_insert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remove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page_num <text:s text:c="1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next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rev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reorder_child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set_tab_pos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void <text:s text:c="15"/>gtk_notebook_set_show_tabs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tabs);</text:p>
          </table:table-cell>
          <table:table-cell/>
        </table:table-row>
        <table:table-row table:style-name="ro1">
          <table:table-cell office:value-type="string">
            <text:p>void <text:s text:c="15"/>gtk_notebook_set_show_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border);</text:p>
          </table:table-cell>
          <table:table-cell/>
        </table:table-row>
        <table:table-row table:style-name="ro1">
          <table:table-cell office:value-type="string">
            <text:p>void <text:s text:c="15"/>gtk_notebook_set_scrollable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boolean scrollable);</text:p>
          </table:table-cell>
          <table:table-cell/>
        </table:table-row>
        <table:table-row table:style-name="ro1">
          <table:table-cell office:value-type="string">
            <text:p>void <text:s text:c="15"/>gtk_notebook_set_tab_border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notebook_popup_enable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opup_disable <text:s text:c="9"/>(GtkNotebook *notebook);</text:p>
          </table:table-cell>
          <table:table-cell/>
        </table:table-row>
        <table:table-row table:style-name="ro1">
          <table:table-cell office:value-type="string">
            <text:p>gint <text:s text:c="15"/>gtk_notebook_get_current_page <text:s text:c="6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Widget* <text:s text:c="9"/>gtk_notebook_get_nth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get_n_pages <text:s text:c="11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query_tab_label_packing</text:p>
          </table:table-cell>
          <table:table-cell/>
        </table:table-row>
        <table:table-row table:style-name="ro1">
          <table:table-cell office:value-type="string">
            <text:p><text:s text:c="5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notebook_set_homogeneous_tabs <text:s text:c="2"/>(GtkNotebook *notebook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notebook_s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void <text:s text:c="15"/>gtk_notebook_s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menu_text);</text:p>
          </table:table-cell>
          <table:table-cell/>
        </table:table-row>
        <table:table-row table:style-name="ro1">
          <table:table-cell office:value-type="string">
            <text:p>void <text:s text:c="15"/>gtk_notebook_set_tab_h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hborder);</text:p>
          </table:table-cell>
          <table:table-cell/>
        </table:table-row>
        <table:table-row table:style-name="ro1">
          <table:table-cell office:value-type="string">
            <text:p>void <text:s text:c="15"/>gtk_notebook_s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void <text:s text:c="15"/>gtk_notebook_set_tab_label_packing <text:s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office:value-type="string">
            <text:p>void <text:s text:c="15"/>gtk_notebook_s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tab_text);</text:p>
          </table:table-cell>
          <table:table-cell/>
        </table:table-row>
        <table:table-row table:style-name="ro1">
          <table:table-cell office:value-type="string">
            <text:p>void <text:s text:c="15"/>gtk_notebook_set_tab_v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vborder);</text:p>
          </table:table-cell>
          <table:table-cell/>
        </table:table-row>
        <table:table-row table:style-name="ro1">
          <table:table-cell office:value-type="string">
            <text:p>void <text:s text:c="15"/>gtk_notebook_s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orderable);</text:p>
          </table:table-cell>
          <table:table-cell/>
        </table:table-row>
        <table:table-row table:style-name="ro1">
          <table:table-cell office:value-type="string">
            <text:p>void <text:s text:c="15"/>gtk_notebook_s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detachable);</text:p>
          </table:table-cell>
          <table:table-cell/>
        </table:table-row>
        <table:table-row table:style-name="ro1">
          <table:table-cell office:value-type="string">
            <text:p>const gchar * <text:s text:c="6"/>gtk_notebook_g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scrollable <text:s text:c="8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border <text:s text:c="7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tabs <text:s text:c="9"/>(GtkNotebook *notebook);</text:p>
          </table:table-cell>
          <table:table-cell/>
        </table:table-row>
        <table:table-row table:style-name="ro1">
          <table:table-cell office:value-type="string">
            <text:p>const gchar * <text:s text:c="6"/>gtk_notebook_g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PositionType <text:s text:c="4"/>gtk_notebook_get_tab_pos <text:s text:c="11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set_current_page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void <text:s text:c="15"/>gtk_notebook_set_group_id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group_id);</text:p>
          </table:table-cell>
          <table:table-cell/>
        </table:table-row>
        <table:table-row table:style-name="ro1">
          <table:table-cell office:value-type="string">
            <text:p>gint <text:s text:c="15"/>gtk_notebook_get_group_id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set_group <text:s text:c="13"/>(GtkNotebook *notebook,</text:p>
          </table:table-cell>
          <table:table-cell/>
        </table:table-row>
        <table:table-row table:style-name="ro1">
          <table:table-cell office:value-type="string">
            <text:p><text:s text:c="57"/>gpointer group);</text:p>
          </table:table-cell>
          <table:table-cell/>
        </table:table-row>
        <table:table-row table:style-name="ro1">
          <table:table-cell office:value-type="string">
            <text:p>gpointer <text:s text:c="11"/>gtk_notebook_get_group <text:s text:c="13"/>(GtkNotebook *notebook);</text:p>
          </table:table-cell>
          <table:table-cell/>
        </table:table-row>
        <table:table-row table:style-name="ro1">
          <table:table-cell office:value-type="string">
            <text:p>GtkNotebook * <text:s text:c="6"/>(*GtkNotebookWindowCreationFunc) <text:s text:c="3"/>(GtkNotebook *source,</text:p>
          </table:table-cell>
          <table:table-cell/>
        </table:table-row>
        <table:table-row table:style-name="ro1">
          <table:table-cell office:value-type="string">
            <text:p><text:s text:c="57"/>GtkWidget *page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void <text:s text:c="15"/>gtk_notebook_set_window_creation_hook</text:p>
          </table:table-cell>
          <table:table-cell/>
        </table:table-row>
        <table:table-row table:style-name="ro1">
          <table:table-cell office:value-type="string">
            <text:p><text:s text:c="56"/>(GtkNotebookWindowCreationFunc func,</text:p>
          </table:table-cell>
          <table:table-cell/>
        </table:table-row>
        <table:table-row table:style-name="ro1">
          <table:table-cell office:value-type="string">
            <text:p><text:s text:c="57"/>gpointer 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abl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table_new <text:s text:c="22"/>(guint rows,</text:p>
          </table:table-cell>
          <table:table-cell/>
        </table:table-row>
        <table:table-row table:style-name="ro1">
          <table:table-cell table:style-name="Ignored" office:value-type="string">
            <text:p><text:s text:c="57"/>guint columns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table_resize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uint rows,</text:p>
          </table:table-cell>
          <table:table-cell/>
        </table:table-row>
        <table:table-row table:style-name="ro1">
          <table:table-cell office:value-type="string">
            <text:p><text:s text:c="57"/>guint columns);</text:p>
          </table:table-cell>
          <table:table-cell/>
        </table:table-row>
        <table:table-row table:style-name="ro1">
          <table:table-cell office:value-type="string">
            <text:p>void <text:s text:c="15"/>gtk_table_attach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uint left_attach,</text:p>
          </table:table-cell>
          <table:table-cell/>
        </table:table-row>
        <table:table-row table:style-name="ro1">
          <table:table-cell office:value-type="string">
            <text:p><text:s text:c="57"/>guint right_attach,</text:p>
          </table:table-cell>
          <table:table-cell/>
        </table:table-row>
        <table:table-row table:style-name="ro1">
          <table:table-cell office:value-type="string">
            <text:p><text:s text:c="57"/>guint top_attach,</text:p>
          </table:table-cell>
          <table:table-cell/>
        </table:table-row>
        <table:table-row table:style-name="ro1">
          <table:table-cell office:value-type="string">
            <text:p><text:s text:c="57"/>guint bottom_attach,</text:p>
          </table:table-cell>
          <table:table-cell/>
        </table:table-row>
        <table:table-row table:style-name="ro1">
          <table:table-cell office:value-type="string">
            <text:p><text:s text:c="57"/>GtkAttachOptions xoptions,</text:p>
          </table:table-cell>
          <table:table-cell/>
        </table:table-row>
        <table:table-row table:style-name="ro1">
          <table:table-cell office:value-type="string">
            <text:p><text:s text:c="57"/>GtkAttachOptions yoptions,</text:p>
          </table:table-cell>
          <table:table-cell/>
        </table:table-row>
        <table:table-row table:style-name="ro1">
          <table:table-cell office:value-type="string">
            <text:p><text:s text:c="57"/>guint xpadding,</text:p>
          </table:table-cell>
          <table:table-cell/>
        </table:table-row>
        <table:table-row table:style-name="ro1">
          <table:table-cell office:value-type="string">
            <text:p><text:s text:c="57"/>guint y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able_attach_defaults <text:s text:c="10"/>(GtkTable *table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uint lef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righ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top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bottom_attach);</text:p>
          </table:table-cell>
          <table:table-cell/>
        </table:table-row>
        <table:table-row table:style-name="ro1">
          <table:table-cell office:value-type="string">
            <text:p>void <text:s text:c="15"/>gtk_table_s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row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homogeneous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uint <text:s text:c="14"/>gtk_table_get_default_row_spacing <text:s text:c="2"/>(GtkTable *table);</text:p>
          </table:table-cell>
          <table:table-cell/>
        </table:table-row>
        <table:table-row table:style-name="ro1">
          <table:table-cell office:value-type="string">
            <text:p>gboolean <text:s text:c="11"/>gtk_table_get_homogeneous <text:s text:c="10"/>(GtkTable *table);</text:p>
          </table:table-cell>
          <table:table-cell/>
        </table:table-row>
        <table:table-row table:style-name="ro1">
          <table:table-cell office:value-type="string">
            <text:p>guint <text:s text:c="14"/>gtk_table_g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);</text:p>
          </table:table-cell>
          <table:table-cell/>
        </table:table-row>
        <table:table-row table:style-name="ro1">
          <table:table-cell office:value-type="string">
            <text:p>guint <text:s text:c="14"/>gtk_table_g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);</text:p>
          </table:table-cell>
          <table:table-cell/>
        </table:table-row>
        <table:table-row table:style-name="ro1">
          <table:table-cell office:value-type="string">
            <text:p>guint <text:s text:c="14"/>gtk_table_get_default_col_spacing <text:s text:c="2"/>(GtkTable *tab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Expander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 <text:s text:c="19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_with_mnemonic <text:s text:c="5"/>(const gchar *label);</text:p>
          </table:table-cell>
          <table:table-cell/>
        </table:table-row>
        <table:table-row table:style-name="ro1">
          <table:table-cell office:value-type="string">
            <text:p>void <text:s text:c="15"/>gtk_expander_set_expanded <text:s text:c="10"/>(GtkExpander *expander,</text:p>
          </table:table-cell>
          <table:table-cell/>
        </table:table-row>
        <table:table-row table:style-name="ro1">
          <table:table-cell office:value-type="string">
            <text:p><text:s text:c="57"/>gboolean expanded);</text:p>
          </table:table-cell>
          <table:table-cell/>
        </table:table-row>
        <table:table-row table:style-name="ro1">
          <table:table-cell office:value-type="string">
            <text:p>gboolean <text:s text:c="11"/>gtk_expander_get_expanded <text:s text:c="10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spacing <text:s text:c="11"/>(GtkExpander *expander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gint <text:s text:c="15"/>gtk_expander_get_spacing <text:s text:c="11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 <text:s text:c="13"/>(GtkExpander *expander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expander_get_label <text:s text:c="13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underline <text:s text:c="5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expander_get_use_underline <text:s text:c="5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markup <text:s text:c="8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markup);</text:p>
          </table:table-cell>
          <table:table-cell/>
        </table:table-row>
        <table:table-row table:style-name="ro1">
          <table:table-cell office:value-type="string">
            <text:p>gboolean <text:s text:c="11"/>gtk_expander_get_use_markup <text:s text:c="8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_widget <text:s text:c="6"/>(GtkExpander *expander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expander_get_label_widget <text:s text:c="6"/>(GtkExpander *expande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rientable;</text:p>
          </table:table-cell>
          <table:table-cell/>
        </table:table-row>
        <table:table-row table:style-name="ro1">
          <table:table-cell office:value-type="string">
            <text:p>GtkOrientation <text:s text:c="5"/>gtk_orientable_get_orientation <text:s text:c="5"/>(GtkOrientable *orientable);</text:p>
          </table:table-cell>
          <table:table-cell/>
        </table:table-row>
        <table:table-row table:style-name="ro1">
          <table:table-cell office:value-type="string">
            <text:p>void <text:s text:c="15"/>gtk_orientable_set_orientation <text:s text:c="5"/>(GtkOrientable *orientable,</text:p>
          </table:table-cell>
          <table:table-cell/>
        </table:table-row>
        <table:table-row table:style-name="ro1">
          <table:table-cell office:value-type="string">
            <text:p><text:s text:c="57"/>GtkOrientation orientation);</text:p>
          </table:table-cell>
          <table:table-cell/>
        </table:table-row>
      </table:table>
      <table:table table:name="Ornaments" table:style-name="ta1" table:print="false">
        <table:table-column table:style-name="co17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Frame;</text:p>
          </table:table-cell>
        </table:table-row>
        <table:table-row table:style-name="ro1">
          <table:table-cell table:style-name="Ignored" office:value-type="string">
            <text:p>GtkWidget* <text:s text:c="9"/>gtk_frame_new <text:s text:c="22"/>(const gchar *label);</text:p>
          </table:table-cell>
        </table:table-row>
        <table:table-row table:style-name="ro1">
          <table:table-cell office:value-type="string">
            <text:p>void <text:s text:c="15"/>gtk_frame_set_label <text:s text:c="16"/>(GtkFrame *frame,</text:p>
          </table:table-cell>
        </table:table-row>
        <table:table-row table:style-name="ro1">
          <table:table-cell office:value-type="string">
            <text:p><text:s text:c="57"/>const gchar *label);</text:p>
          </table:table-cell>
        </table:table-row>
        <table:table-row table:style-name="ro1">
          <table:table-cell office:value-type="string">
            <text:p>void <text:s text:c="15"/>gtk_frame_set_label_widget <text:s text:c="9"/>(GtkFrame *frame,</text:p>
          </table:table-cell>
        </table:table-row>
        <table:table-row table:style-name="ro1">
          <table:table-cell office:value-type="string">
            <text:p><text:s text:c="57"/>GtkWidget *label_widget);</text:p>
          </table:table-cell>
        </table:table-row>
        <table:table-row table:style-name="ro1">
          <table:table-cell office:value-type="string">
            <text:p>void <text:s text:c="15"/>gtk_frame_set_label_align <text:s text:c="10"/>(GtkFrame *frame,</text:p>
          </table:table-cell>
        </table:table-row>
        <table:table-row table:style-name="ro1">
          <table:table-cell office:value-type="string">
            <text:p><text:s text:c="57"/>gfloat xalign,</text:p>
          </table:table-cell>
        </table:table-row>
        <table:table-row table:style-name="ro1">
          <table:table-cell office:value-type="string">
            <text:p><text:s text:c="57"/>gfloat yalign);</text:p>
          </table:table-cell>
        </table:table-row>
        <table:table-row table:style-name="ro1">
          <table:table-cell office:value-type="string">
            <text:p>void <text:s text:c="15"/>gtk_frame_set_shadow_type <text:s text:c="10"/>(GtkFrame *frame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const gchar * <text:s text:c="6"/>gtk_frame_get_label <text:s text:c="16"/>(GtkFrame *frame);</text:p>
          </table:table-cell>
        </table:table-row>
        <table:table-row table:style-name="ro1">
          <table:table-cell office:value-type="string">
            <text:p>void <text:s text:c="15"/>gtk_frame_get_label_align <text:s text:c="10"/>(GtkFrame *frame,</text:p>
          </table:table-cell>
        </table:table-row>
        <table:table-row table:style-name="ro1">
          <table:table-cell office:value-type="string">
            <text:p><text:s text:c="57"/>gfloat *xalign,</text:p>
          </table:table-cell>
        </table:table-row>
        <table:table-row table:style-name="ro1">
          <table:table-cell office:value-type="string">
            <text:p><text:s text:c="57"/>gfloat *yalign);</text:p>
          </table:table-cell>
        </table:table-row>
        <table:table-row table:style-name="ro1">
          <table:table-cell office:value-type="string">
            <text:p>GtkWidget * <text:s text:c="8"/>gtk_frame_get_label_widget <text:s text:c="9"/>(GtkFrame *frame);</text:p>
          </table:table-cell>
        </table:table-row>
        <table:table-row table:style-name="ro1">
          <table:table-cell office:value-type="string">
            <text:p>GtkShadowType <text:s text:c="6"/>gtk_frame_get_shadow_type <text:s text:c="10"/>(GtkFrame *frame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eparator;</text:p>
          </table:table-cell>
        </table:table-row>
        <table:table-row table:style-name="ro1">
          <table:table-cell table:style-name="Ignored" office:value-type="string">
            <text:p>GtkWidget* <text:s text:c="9"/>gtk_hseparator_new <text:s text:c="17"/>(void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eparator;</text:p>
          </table:table-cell>
        </table:table-row>
        <table:table-row table:style-name="ro1">
          <table:table-cell table:style-name="Ignored" office:value-type="string">
            <text:p>GtkWidget* <text:s text:c="9"/>gtk_vseparator_new <text:s text:c="17"/>(void);</text:p>
          </table:table-cell>
        </table:table-row>
      </table:table>
      <table:table table:name="Scrolling" table:style-name="ta1" table:print="false">
        <table:table-column table:style-name="co12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crollbar;</text:p>
          </table:table-cell>
        </table:table-row>
        <table:table-row table:style-name="ro1">
          <table:table-cell table:style-name="Ignored" office:value-type="string">
            <text:p>GtkWidget* <text:s text:c="9"/>gtk_hscrollbar_new <text:s text:c="17"/>(GtkAdjustment *adjustment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crollbar;</text:p>
          </table:table-cell>
        </table:table-row>
        <table:table-row table:style-name="ro1">
          <table:table-cell table:style-name="Ignored" office:value-type="string">
            <text:p>GtkWidget* <text:s text:c="9"/>gtk_vscrollbar_new <text:s text:c="17"/>(GtkAdjustment *adjustment);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office:value-type="string">
            <text:p><text:s text:c="20"/>GtkScrolledWindow;</text:p>
          </table:table-cell>
        </table:table-row>
        <table:table-row table:style-name="ro1">
          <table:table-cell table:style-name="Ignored" office:value-type="string">
            <text:p>GtkWidget* <text:s text:c="9"/>gtk_scrolled_window_new <text:s text:c="12"/>(GtkAdjustment *hadjustment,</text:p>
          </table:table-cell>
        </table:table-row>
        <table:table-row table:style-name="ro1">
          <table:table-cell table:style-name="Ignored"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Adjustment* <text:s text:c="5"/>gtk_scrolled_window_get_hadjustment (GtkScrolledWindow *scrolled_window);</text:p>
          </table:table-cell>
        </table:table-row>
        <table:table-row table:style-name="ro1">
          <table:table-cell office:value-type="string">
            <text:p>GtkAdjustment* <text:s text:c="5"/>gtk_scrolled_window_get_vadjustment 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hscrollbar <text:s/>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vscrollbar <text:s/>(GtkScrolledWindow *scrolled_window);</text:p>
          </table:table-cell>
        </table:table-row>
        <table:table-row table:style-name="ro1">
          <table:table-cell office:value-type="string">
            <text:p>void <text:s text:c="15"/>gtk_scrolled_window_s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hscrollbar_policy,</text:p>
          </table:table-cell>
        </table:table-row>
        <table:table-row table:style-name="ro1">
          <table:table-cell office:value-type="string">
            <text:p><text:s text:c="57"/>GtkPolicyType vscrollbar_policy);</text:p>
          </table:table-cell>
        </table:table-row>
        <table:table-row table:style-name="ro1">
          <table:table-cell office:value-type="string">
            <text:p>void <text:s text:c="15"/>gtk_scrolled_window_add_with_viewport</text:p>
          </table:table-cell>
        </table:table-row>
        <table:table-row table:style-name="ro1">
          <table:table-cell office:value-type="string">
            <text:p><text:s text:c="56"/>(GtkScrolledWindow *scrolled_window,</text:p>
          </table:table-cell>
        </table:table-row>
        <table:table-row table:style-name="ro1">
          <table:table-cell office:value-type="string">
            <text:p><text:s text:c="57"/>GtkWidget *child);</text:p>
          </table:table-cell>
        </table:table-row>
        <table:table-row table:style-name="ro1">
          <table:table-cell office:value-type="string">
            <text:p>void <text:s text:c="15"/>gtk_scrolled_window_set_placement <text:s text:c="2"/>(GtkScrolledWindow *scrolled_window,</text:p>
          </table:table-cell>
        </table:table-row>
        <table:table-row table:style-name="ro1">
          <table:table-cell office:value-type="string">
            <text:p><text:s text:c="57"/>GtkCornerType window_placement);</text:p>
          </table:table-cell>
        </table:table-row>
        <table:table-row table:style-name="ro1">
          <table:table-cell office:value-type="string">
            <text:p>void <text:s text:c="15"/>gtk_scrolled_window_unset_placement (GtkScrolledWindow *scrolled_window);</text:p>
          </table:table-cell>
        </table:table-row>
        <table:table-row table:style-name="ro1">
          <table:table-cell office:value-type="string">
            <text:p>void <text:s text:c="15"/>gtk_scrolled_window_set_shadow_type (GtkScrolledWindow *scrolled_window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void <text:s text:c="15"/>gtk_scrolled_window_set_hadjustment (GtkScrolledWindow *scrolled_window,</text:p>
          </table:table-cell>
        </table:table-row>
        <table:table-row table:style-name="ro1">
          <table:table-cell office:value-type="string">
            <text:p><text:s text:c="57"/>GtkAdjustment *hadjustment);</text:p>
          </table:table-cell>
        </table:table-row>
        <table:table-row table:style-name="ro1">
          <table:table-cell office:value-type="string">
            <text:p>void <text:s text:c="15"/>gtk_scrolled_window_set_vadjustment (GtkScrolledWindow *scrolled_window,</text:p>
          </table:table-cell>
        </table:table-row>
        <table:table-row table:style-name="ro1">
          <table:table-cell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CornerType <text:s text:c="6"/>gtk_scrolled_window_get_placement <text:s text:c="2"/>(GtkScrolledWindow *scrolled_window);</text:p>
          </table:table-cell>
        </table:table-row>
        <table:table-row table:style-name="ro1">
          <table:table-cell office:value-type="string">
            <text:p>void <text:s text:c="15"/>gtk_scrolled_window_g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*hscrollbar_policy,</text:p>
          </table:table-cell>
        </table:table-row>
        <table:table-row table:style-name="ro1">
          <table:table-cell office:value-type="string">
            <text:p><text:s text:c="57"/>GtkPolicyType *vscrollbar_policy);</text:p>
          </table:table-cell>
        </table:table-row>
        <table:table-row table:style-name="ro1">
          <table:table-cell office:value-type="string">
            <text:p>GtkShadowType <text:s text:c="6"/>gtk_scrolled_window_get_shadow_type (GtkScrolledWindow *scrolled_window);</text:p>
          </table:table-cell>
        </table:table-row>
      </table:table>
      <table:table table:name="Miscellaneous" table:style-name="ta1" table:print="false">
        <table:table-column table:style-name="co11" table:default-cell-style-name="Implemented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djustmen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Object* <text:s text:c="9"/>gtk_adjustment_new <text:s text:c="17"/>(gdouble valu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value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valu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lamp_page <text:s text:c="10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hanged <text:s text:c="13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value_changed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onfigur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low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size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step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upp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low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size <text:s text:c="7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step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upp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rrow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arrow_new <text:s text:c="22"/>(GtkArrowType arrow_typ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rrow_set <text:s text:c="22"/>(GtkArrow *arrow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rrowType arrow_typ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Calendar;</text:p>
          </table:table-cell>
          <table:table-cell table:number-columns-repeated="4"/>
        </table:table-row>
        <table:table-row table:style-name="ro1">
          <table:table-cell office:value-type="string">
            <text:p>gchar * <text:s text:c="12"/>(*GtkCalendarDetailFunc) <text:s text:c="11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user_data)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CalendarDisplayOptions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calendar_new <text:s text:c="19"/>(voi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select_month <text:s text:c="10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lect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mark_day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unmark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clear_marks <text:s text:c="11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GtkCalendarDisplayOptions <text:s/>gtk_calendar_get_display_options</text:p>
          </table:table-cell>
          <table:table-cell table:number-columns-repeated="4"/>
        </table:table-row>
        <table:table-row table:style-name="ro1">
          <table:table-cell office:value-type="string">
            <text:p><text:s text:c="56"/>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isplay_options <text:s text:c="3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get_date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day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set_detail_func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etailFunc func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data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estroyNotify destroy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width_char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width_char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chars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height_row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height_row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row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display_options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calendar_freeze <text:s text:c="16"/>(GtkCalendar *calendar);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void <text:s text:c="15"/>gtk_calendar_thaw <text:s text:c="18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DrawingArea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drawing_area_new <text:s text:c="15"/>(void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drawing_area_size <text:s text:c="14"/>(GtkDrawingArea *darea,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Event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event_box_new <text:s text:c="18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above_child <text:s text:c="6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above_chil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above_child <text:s text:c="6"/>(GtkEventBox *event_box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visible_window <text:s text:c="3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visible_window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visible_window <text:s text:c="3"/>(GtkEventBox *event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Handle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handle_box_new <text:s text:c="17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hadow_type <text:s text:c="5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handle_position <text:s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position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nap_edge <text:s text:c="7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edge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handle_position <text:s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handle_box_get_shadow_type <text:s text:c="5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snap_edge <text:s text:c="7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handle_box_get_child_detached <text:s text:c="2"/>(GtkHandleBox *handle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IMContextSimpl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IMContext * <text:s text:c="5"/>gtk_im_context_simple_new <text:s text:c="10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context_simple_add_table <text:s text:c="4"/>(GtkIMContextSimple *context_simple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uint16 *data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max_seq_len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n_seq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IMMulticontext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GtkIMContext * <text:s text:c="5"/>gtk_im_multicontext_new <text:s text:c="12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append_menuitems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tkMenuShell *menushell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const char * <text:s text:c="7"/>gtk_im_multicontext_get_context_id <text:s/>(GtkIMMulticontext *context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set_context_id <text:s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const char *context_id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SizeGroup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SizeGroupMod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SizeGroup * <text:s text:c="5"/>gtk_size_group_new <text:s text:c="17"/>(GtkSizeGroupMode mod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mode <text:s text:c="12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izeGroupMode mode);</text:p>
          </table:table-cell>
          <table:table-cell table:number-columns-repeated="4"/>
        </table:table-row>
        <table:table-row table:style-name="ro1">
          <table:table-cell office:value-type="string">
            <text:p>GtkSizeGroupMode <text:s text:c="3"/>gtk_size_group_get_mode <text:s text:c="12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ignore_hidden <text:s text:c="3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ignore_hidden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size_group_get_ignore_hidden <text:s text:c="3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add_widget <text:s text:c="10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widget);</text:p>
          </table:table-cell>
          <table:table-cell table:number-columns-repeated="4"/>
        </table:table-row>
        <table:table-row table:style-name="ro2">
          <table:table-cell office:value-type="string">
            <text:p>void <text:s text:c="15"/>gtk_size_group_remove_widget <text:s text:c="7"/>(GtkSizeGroup *size_group,</text:p>
          </table:table-cell>
          <table:table-cell table:number-columns-repeated="3"/>
          <table:table-cell table:style-name="ce6" office:value-type="string">
            <text:p><text:s text:c="11"/><text:s text:c="9"/><text:a xlink:href="">GtkAccessible</text:a>;</text:p>
          </table:table-cell>
        </table:table-row>
        <table:table-row table:style-name="ro3">
          <table:table-cell office:value-type="string">
            <text:p><text:s text:c="57"/>GtkWidget *widget);</text:p>
          </table:table-cell>
          <table:table-cell table:number-columns-repeated="3"/>
          <table:table-cell table:style-name="ce6" office:value-type="string">
            <text:p>void <text:s text:c="6"/><text:s text:c="9"/><text:a xlink:href="">gtk_accessible_connect_widget_destroyed</text:a></text:p>
          </table:table-cell>
        </table:table-row>
        <table:table-row table:style-name="ro4">
          <table:table-cell office:value-type="string">
            <text:p>GSList * <text:s text:c="11"/>gtk_size_group_get_widgets <text:s text:c="9"/>(GtkSizeGroup *size_group);</text:p>
          </table:table-cell>
          <table:table-cell table:number-columns-repeated="3"/>
          <table:table-cell table:style-name="ce6" office:value-type="string">
            <text:p><text:s text:c="11"/><text:s text:c="11"/><text:s text:c="11"/><text:s text:c="11"/><text:s text:c="11"/><text:s/>(<text:a xlink:href="">GtkAccessible</text:a> *accessible);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Tooltip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markup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mark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ext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tex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kPixbuf *pixbuf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stock <text:s text:c="4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stock_id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icon_name 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icon_nam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custom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custom_widge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trigger_tooltip_query <text:s text:c="2"/>(GdkDisplay *displ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ip_area <text:s text:c="11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dkRectangle *rec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Viewpor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viewport_new <text:s text:c="19"/>(GtkAdjustment *hadjust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h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v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h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v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shadow_type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viewport_get_shadow_type <text:s text:c="7"/>(GtkViewport *viewpor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Accessible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accessible_connect_widget_destroy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Accessible *accessible);</text:p>
          </table:table-cell>
          <table:table-cell table:number-columns-repeated="4"/>
        </table:table-row>
      </table:table>
      <table:table table:name="Abstract Base Classes" table:style-name="ta1" table:print="false">
        <table:table-column table:style-name="co11" table:default-cell-style-name="Default"/>
        <table:table-column table:style-name="co2" table:default-cell-style-name="Default"/>
        <table:table-row table:style-name="ro1">
          <table:table-cell table:style-name="Implemented" office:value-type="string">
            <text:p>GtkWidget * <text:s text:c="8"/>gtk_bin_get_child <text:s text:c="18"/>(GtkBin *bin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BoxChild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pack_start <text:s text:c="17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xpan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fill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padding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pack_end <text:s text:c="19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xpan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fill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start_defaults <text:s text:c="8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end_defaults <text:s text:c="10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box_get_homogeneous <text:s text:c="12"/>(GtkBox *box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set_homogeneous <text:s text:c="12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homogeneou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box_get_spacing <text:s text:c="16"/>(GtkBox *box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set_spacing <text:s text:c="16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spacing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reorder_child <text:s text:c="14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query_child_packing <text:s text:c="8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*expan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*fill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*padding,</text:p>
          </table:table-cell>
          <table:table-cell/>
        </table:table-row>
        <table:table-row table:style-name="ro1">
          <table:table-cell table:style-name="Implemented" office:value-type="string">
            <text:p><text:s text:c="57"/>GtkPackType *pack_typ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set_child_packing <text:s text:c="10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xpan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fill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padding,</text:p>
          </table:table-cell>
          <table:table-cell/>
        </table:table-row>
        <table:table-row table:style-name="ro1">
          <table:table-cell table:style-name="Implemented" office:value-type="string">
            <text:p><text:s text:c="57"/>GtkPackType pack_type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ButtonBox;</text:p>
          </table:table-cell>
          <table:table-cell/>
        </table:table-row>
        <table:table-row table:style-name="ro1">
          <table:table-cell table:style-name="Implemented" office:value-type="string">
            <text:p>GtkButtonBoxStyle <text:s text:c="2"/>gtk_button_box_get_layout <text:s text:c="10"/>(GtkButtonBox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size <text:s text:c="6"/>(GtkButtonBox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int *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*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y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button_box_get_child_secondary <text:s/>(GtkButtonBox *widget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utton_box_set_layout <text:s text:c="10"/>(GtkButtonBox *widget,</text:p>
          </table:table-cell>
          <table:table-cell/>
        </table:table-row>
        <table:table-row table:style-name="ro1">
          <table:table-cell table:style-name="Implemented" office:value-type="string">
            <text:p><text:s text:c="57"/>GtkButtonBoxStyle layout_sty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size <text:s text:c="6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utton_box_set_child_secondary <text:s/>(GtkButtonBox *widget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is_secondary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Container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add <text:s text:c="18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remove <text:s text:c="15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add_with_properties <text:s text:c="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mplemented" office:value-type="string">
            <text:p>GtkResizeMode <text:s text:c="6"/>gtk_container_get_resize_mode <text:s text:c="6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resize_mode <text:s text:c="6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ResizeMode resize_mod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check_resize <text:s text:c="9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foreach <text:s text:c="14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callback_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foreach_full <text:s text:c="9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Marshal marshal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callback_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Implemented" office:value-type="string">
            <text:p>GList* <text:s text:c="13"/>gtk_container_get_children <text:s text:c="9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reallocate_redraws</text:p>
          </table:table-cell>
          <table:table-cell/>
        </table:table-row>
        <table:table-row table:style-name="ro1">
          <table:table-cell table:style-name="Implemented" office:value-type="string">
            <text:p><text:s text:c="56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needs_redraws);</text:p>
          </table:table-cell>
          <table:table-cell/>
        </table:table-row>
        <table:table-row table:style-name="ro1">
          <table:table-cell table:style-name="Implemented" office:value-type="string">
            <text:p>GtkWidget * <text:s text:c="8"/>gtk_container_get_focus_child <text:s text:c="6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focus_child <text:s text:c="6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mplemented" office:value-type="string">
            <text:p>GtkAdjustment * <text:s text:c="4"/>gtk_container_get_focus_vadjustment 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focus_vadjustment 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Adjustment *adjustment);</text:p>
          </table:table-cell>
          <table:table-cell/>
        </table:table-row>
        <table:table-row table:style-name="ro1">
          <table:table-cell table:style-name="Implemented" office:value-type="string">
            <text:p>GtkAdjustment * <text:s text:c="4"/>gtk_container_get_focus_hadjustment 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focus_hadjustment 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Adjustment *adjustment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resize_children <text:s text:c="6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GType <text:s text:c="14"/>gtk_container_child_type <text:s text:c="11"/>(GtkContainer *contain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_property <text:s text:c="3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_property <text:s text:c="3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forall <text:s text:c="15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callback_data);</text:p>
          </table:table-cell>
          <table:table-cell/>
        </table:table-row>
        <table:table-row table:style-name="ro1">
          <table:table-cell table:style-name="Implemented" office:value-type="string">
            <text:p>guint <text:s text:c="14"/>gtk_container_get_border_width <text:s text:c="5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border_width <text:s text:c="5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border_width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propagate_expose <text:s text:c="5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dkEventExpose *event);</text:p>
          </table:table-cell>
          <table:table-cell/>
        </table:table-row>
        <table:table-row table:style-name="ro1">
          <table:table-cell office:value-type="string">
            <text:p>gboolean <text:s text:c="11"/>gtk_container_get_focus_chain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List **focusable_widgets);</text:p>
          </table:table-cell>
          <table:table-cell/>
        </table:table-row>
        <table:table-row table:style-name="ro1">
          <table:table-cell office:value-type="string">
            <text:p>void <text:s text:c="15"/>gtk_container_set_focus_chain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List *focusable_widgets);</text:p>
          </table:table-cell>
          <table:table-cell/>
        </table:table-row>
        <table:table-row table:style-name="ro1">
          <table:table-cell office:value-type="string">
            <text:p>void <text:s text:c="15"/>gtk_container_unset_focus_chain <text:s text:c="4"/>(GtkContainer *container);</text:p>
          </table:table-cell>
          <table:table-cell/>
        </table:table-row>
        <table:table-row table:style-name="ro1">
          <table:table-cell office:value-type="string">
            <text:p>GParamSpec* <text:s text:c="8"/>gtk_container_class_find_child_property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office:value-type="string">
            <text:p>void <text:s text:c="15"/>gtk_container_class_install_child_property</text:p>
          </table:table-cell>
          <table:table-cell/>
        </table:table-row>
        <table:table-row table:style-name="ro1">
          <table:table-cell office:value-type="string">
            <text:p><text:s text:c="56"/>(GtkContainerClass *cclass,</text:p>
          </table:table-cell>
          <table:table-cell/>
        </table:table-row>
        <table:table-row table:style-name="ro1">
          <table:table-cell office:value-type="string">
            <text:p><text:s text:c="57"/>guint property_id,</text:p>
          </table:table-cell>
          <table:table-cell/>
        </table:table-row>
        <table:table-row table:style-name="ro1">
          <table:table-cell office:value-type="string">
            <text:p><text:s text:c="57"/>GParamSpec *pspec);</text:p>
          </table:table-cell>
          <table:table-cell/>
        </table:table-row>
        <table:table-row table:style-name="ro1">
          <table:table-cell table:style-name="Implemented" office:value-type="string">
            <text:p>GParamSpec** <text:s text:c="7"/>gtk_container_class_list_child_properties</text:p>
          </table:table-cell>
          <table:table-cell/>
        </table:table-row>
        <table:table-row table:style-name="ro1">
          <table:table-cell table:style-name="Implemented" office:value-type="string">
            <text:p><text:s text:c="56"/>(GObjectClass *cclass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*n_properties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Item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select <text:s text:c="20"/>(GtkItem *item);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void <text:s text:c="15"/>gtk_item_deselect <text:s text:c="18"/>(GtkItem *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toggle <text:s text:c="20"/>(GtkItem *item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MenuShell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append <text:s text:c="14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prepend <text:s text:c="13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insert <text:s text:c="14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deactivate <text:s text:c="10"/>(GtkMenuShell *menu_shell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select_item <text:s text:c="9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menu_item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select_first <text:s text:c="8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arch_sensitiv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deselect <text:s text:c="12"/>(GtkMenuShell *menu_shell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activate_item <text:s text:c="7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menu_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force_deactivat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cancel <text:s text:c="14"/>(GtkMenuShell *menu_shell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set_take_focus <text:s text:c="6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take_focus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menu_shell_get_take_focus <text:s text:c="6"/>(GtkMenuShell *menu_shell);</text:p>
          </table:table-cell>
          <table:table-cell/>
        </table:table-row>
        <table:table-row table:style-name="ro1">
          <table:table-cell table:style-name="Implemented" office:value-type="string">
            <text:p>enum <text:s text:c="15"/>GtkMenuDirectionType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Misc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isc_set_alignment <text:s text:c="13"/>(GtkMisc *misc,</text:p>
          </table:table-cell>
          <table:table-cell/>
        </table:table-row>
        <table:table-row table:style-name="ro1">
          <table:table-cell table:style-name="Implemented" office:value-type="string">
            <text:p><text:s text:c="57"/>gfloat xalign,</text:p>
          </table:table-cell>
          <table:table-cell/>
        </table:table-row>
        <table:table-row table:style-name="ro1">
          <table:table-cell table:style-name="Implemented" office:value-type="string">
            <text:p><text:s text:c="57"/>gfloat yalig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isc_set_padding <text:s text:c="15"/>(GtkMisc *misc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xpad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ypa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isc_get_alignment <text:s text:c="13"/>(GtkMisc *misc,</text:p>
          </table:table-cell>
          <table:table-cell/>
        </table:table-row>
        <table:table-row table:style-name="ro1">
          <table:table-cell table:style-name="Implemented" office:value-type="string">
            <text:p><text:s text:c="57"/>gfloat *xalign,</text:p>
          </table:table-cell>
          <table:table-cell/>
        </table:table-row>
        <table:table-row table:style-name="ro1">
          <table:table-cell table:style-name="Implemented" office:value-type="string">
            <text:p><text:s text:c="57"/>gfloat *yalig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isc_get_padding <text:s text:c="15"/>(GtkMisc *misc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*xpad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*ypad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Object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 <text:s text:c="20"/>(object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_NAME <text:s text:c="15"/>(object)</text:p>
          </table:table-cell>
          <table:table-cell/>
        </table:table-row>
        <table:table-row table:style-name="ro1">
          <table:table-cell table:style-name="Ignored" office:value-type="string">
            <text:p>enum <text:s text:c="15"/>GtkObjectFlags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AGS <text:s text:c="19"/>(obj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OATING <text:s text:c="16"/>(obj)</text:p>
          </table:table-cell>
          <table:table-cell/>
        </table:table-row>
        <table:table-row table:style-name="ro1">
          <table:table-cell table:style-name="Ignored" office:value-type="string">
            <text:p>enum <text:s text:c="15"/>GtkArgFlags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ink <text:s text:c="20"/>(GtkObject *object)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ref <text:s text:c="2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unref <text:s text:c="19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ref <text:s text:c="1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unref <text:s text:c="1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destroy <text:s text:c="17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g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full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 <text:s text:c="13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 <text:s text:c="8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user_data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user_data <text:s text:c="1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add_arg_type <text:s text:c="12"/>(const gchar *arg_name,</text:p>
          </table:table-cell>
          <table:table-cell/>
        </table:table-row>
        <table:table-row table:style-name="ro1">
          <table:table-cell table:style-name="Ignored" office:value-type="string">
            <text:p><text:s text:c="57"/>GType arg_type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flags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_full <text:s text:c="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_by_id <text:s text:c="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_by_id <text:s text:c="2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key_id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try_key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force_i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Paned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1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2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paned_pack1 <text:s text:c="20"/>(GtkPaned *paned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resiz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rink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paned_pack2 <text:s text:c="20"/>(GtkPaned *paned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resiz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rink);</text:p>
          </table:table-cell>
          <table:table-cell/>
        </table:table-row>
        <table:table-row table:style-name="ro1">
          <table:table-cell table:style-name="Implemented" office:value-type="string">
            <text:p>GtkWidget * <text:s text:c="8"/>gtk_paned_get_child1 <text:s text:c="15"/>(GtkPaned *paned);</text:p>
          </table:table-cell>
          <table:table-cell/>
        </table:table-row>
        <table:table-row table:style-name="ro1">
          <table:table-cell table:style-name="Implemented" office:value-type="string">
            <text:p>GtkWidget * <text:s text:c="8"/>gtk_paned_get_child2 <text:s text:c="15"/>(GtkPaned *pane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paned_set_position <text:s text:c="13"/>(GtkPaned *paned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paned_get_position <text:s text:c="13"/>(GtkPaned *paned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Range;</text:p>
          </table:table-cell>
          <table:table-cell/>
        </table:table-row>
        <table:table-row table:style-name="ro1">
          <table:table-cell table:style-name="Implemented" office:value-type="string">
            <text:p>gdouble <text:s text:c="12"/>gtk_range_get_fill_level <text:s text:c="11"/>(GtkRange *rang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range_get_restrict_to_fill_lev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range_get_show_fill_level <text:s text:c="6"/>(GtkRange *rang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fill_level <text:s text:c="11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double fill_level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restrict_to_fill_lev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restrict_to_fill_level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show_fill_level <text:s text:c="6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ow_fill_level);</text:p>
          </table:table-cell>
          <table:table-cell/>
        </table:table-row>
        <table:table-row table:style-name="ro1">
          <table:table-cell table:style-name="Implemented" office:value-type="string">
            <text:p>GtkAdjustment* <text:s text:c="5"/>gtk_range_get_adjustment <text:s text:c="11"/>(GtkRange *rang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update_policy <text:s text:c="8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tkUpdateType polic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adjustment <text:s text:c="11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tkAdjustment *adjustment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range_get_inverted <text:s text:c="13"/>(GtkRange *rang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inverted <text:s text:c="13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tting);</text:p>
          </table:table-cell>
          <table:table-cell/>
        </table:table-row>
        <table:table-row table:style-name="ro1">
          <table:table-cell table:style-name="Implemented" office:value-type="string">
            <text:p>GtkUpdateType <text:s text:c="6"/>gtk_range_get_update_policy <text:s text:c="8"/>(GtkRange *range);</text:p>
          </table:table-cell>
          <table:table-cell/>
        </table:table-row>
        <table:table-row table:style-name="ro1">
          <table:table-cell table:style-name="Ignored" office:value-type="string">
            <text:p>gdouble <text:s text:c="12"/>gtk_range_get_value <text:s text:c="16"/>(GtkRange *ran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increments <text:s text:c="11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step,</text:p>
          </table:table-cell>
          <table:table-cell/>
        </table:table-row>
        <table:table-row table:style-name="ro1">
          <table:table-cell table:style-name="Ignored" office:value-type="string">
            <text:p><text:s text:c="57"/>gdouble pa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rang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in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ax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valu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value);</text:p>
          </table:table-cell>
          <table:table-cell/>
        </table:table-row>
        <table:table-row table:style-name="ro1">
          <table:table-cell table:style-name="Implemented" office:value-type="string">
            <text:p>enum <text:s text:c="15"/>GtkSensitivityType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lower_stepper_sensitivity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tkSensitivityType sensitivity);</text:p>
          </table:table-cell>
          <table:table-cell/>
        </table:table-row>
        <table:table-row table:style-name="ro1">
          <table:table-cell table:style-name="Implemented" office:value-type="string">
            <text:p>GtkSensitivityType <text:s/>gtk_range_get_lower_stepper_sensitivity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upper_stepper_sensitivity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tkSensitivityType sensitivity);</text:p>
          </table:table-cell>
          <table:table-cell/>
        </table:table-row>
        <table:table-row table:style-name="ro1">
          <table:table-cell table:style-name="Implemented" office:value-type="string">
            <text:p>GtkSensitivityType <text:s/>gtk_range_get_upper_stepper_sensitivity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Scale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set_digits <text:s text:c="15"/>(GtkScale *scale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digits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set_draw_value <text:s text:c="11"/>(GtkScale *scal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draw_valu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set_value_pos <text:s text:c="12"/>(GtkScale *scale,</text:p>
          </table:table-cell>
          <table:table-cell/>
        </table:table-row>
        <table:table-row table:style-name="ro1">
          <table:table-cell table:style-name="Implemented" office:value-type="string">
            <text:p><text:s text:c="57"/>GtkPositionType po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scale_get_digits <text:s text:c="15"/>(GtkScale *scal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scale_get_draw_value <text:s text:c="11"/>(GtkScale *scale);</text:p>
          </table:table-cell>
          <table:table-cell/>
        </table:table-row>
        <table:table-row table:style-name="ro1">
          <table:table-cell table:style-name="Implemented" office:value-type="string">
            <text:p>GtkPositionType <text:s text:c="4"/>gtk_scale_get_value_pos <text:s text:c="12"/>(GtkScale *scale);</text:p>
          </table:table-cell>
          <table:table-cell/>
        </table:table-row>
        <table:table-row table:style-name="ro1">
          <table:table-cell table:style-name="Implemented" office:value-type="string">
            <text:p>PangoLayout * <text:s text:c="6"/>gtk_scale_get_layout <text:s text:c="15"/>(GtkScale *scal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get_layout_offsets <text:s text:c="7"/>(GtkScale *scale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*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*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add_mark <text:s text:c="17"/>(GtkScale *scale,</text:p>
          </table:table-cell>
          <table:table-cell/>
        </table:table-row>
        <table:table-row table:style-name="ro1">
          <table:table-cell table:style-name="Implemented" office:value-type="string">
            <text:p><text:s text:c="57"/>gdouble value,</text:p>
          </table:table-cell>
          <table:table-cell/>
        </table:table-row>
        <table:table-row table:style-name="ro1">
          <table:table-cell table:style-name="Implemented" office:value-type="string">
            <text:p><text:s text:c="57"/>GtkPositionType position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mark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clear_marks <text:s text:c="14"/>(GtkScale *scale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Scrollbar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Separator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Widget;</text:p>
          </table:table-cell>
          <table:table-cell/>
        </table:table-row>
        <table:table-row table:style-name="ro1">
          <table:table-cell office:value-type="string">
            <text:p><text:s text:c="20"/>GtkWidgetClass;</text:p>
          </table:table-cell>
          <table:table-cell/>
        </table:table-row>
        <table:table-row table:style-name="ro1">
          <table:table-cell office:value-type="string">
            <text:p>enum <text:s text:c="15"/>GtkWidgetFlags;</text:p>
          </table:table-cell>
          <table:table-cell/>
        </table:table-row>
        <table:table-row table:style-name="ro1">
          <table:table-cell office:value-type="string">
            <text:p>#define <text:s text:c="12"/>GTK_WIDGET_TYPE <text:s text:c="20"/>(wid)</text:p>
          </table:table-cell>
          <table:table-cell/>
        </table:table-row>
        <table:table-row table:style-name="ro1">
          <table:table-cell office:value-type="string">
            <text:p>#define <text:s text:c="12"/>GTK_WIDGET_STATE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SAVED_STATE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FLAGS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TOPLEVEL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NO_WINDOW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REALIZED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MAPPED <text:s text:c="18"/>(wid)</text:p>
          </table:table-cell>
          <table:table-cell/>
        </table:table-row>
        <table:table-row table:style-name="ro1">
          <table:table-cell office:value-type="string">
            <text:p>#define <text:s text:c="12"/>GTK_WIDGET_VISIBLE <text:s text:c="17"/>(wid)</text:p>
          </table:table-cell>
          <table:table-cell/>
        </table:table-row>
        <table:table-row table:style-name="ro1">
          <table:table-cell office:value-type="string">
            <text:p>#define <text:s text:c="12"/>GTK_WIDGET_DRAWAB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SENSITIVE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PARENT_SENSITIVE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IS_SENSITIVE <text:s text:c="12"/>(wid)</text:p>
          </table:table-cell>
          <table:table-cell/>
        </table:table-row>
        <table:table-row table:style-name="ro1">
          <table:table-cell office:value-type="string">
            <text:p>#define <text:s text:c="12"/>GTK_WIDGET_CAN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HAS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CAN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RECEIVES_DEFAULT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HAS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HAS_GRAB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RC_STY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COMPOSITE_CHIL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APP_PAINTABLE <text:s text:c="11"/>(wid)</text:p>
          </table:table-cell>
          <table:table-cell/>
        </table:table-row>
        <table:table-row table:style-name="ro1">
          <table:table-cell office:value-type="string">
            <text:p>#define <text:s text:c="12"/>GTK_WIDGET_DOUBLE_BUFFERE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SET_FLAGS <text:s text:c="15"/>(wid,flag)</text:p>
          </table:table-cell>
          <table:table-cell/>
        </table:table-row>
        <table:table-row table:style-name="ro1">
          <table:table-cell office:value-type="string">
            <text:p>#define <text:s text:c="12"/>GTK_WIDGET_UNSET_FLAGS <text:s text:c="13"/>(wid,flag)</text:p>
          </table:table-cell>
          <table:table-cell/>
        </table:table-row>
        <table:table-row table:style-name="ro1">
          <table:table-cell office:value-type="string">
            <text:p>void <text:s text:c="15"/>(*GtkCallback) <text:s text:c="21"/>(GtkWidget *widget,</text:p>
          </table:table-cell>
          <table:table-cell/>
        </table:table-row>
        <table:table-row table:style-name="ro1">
          <table:table-cell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<text:s text:c="20"/>GtkRequisition;</text:p>
          </table:table-cell>
          <table:table-cell/>
        </table:table-row>
        <table:table-row table:style-name="ro1">
          <table:table-cell office:value-type="string">
            <text:p>struct <text:s text:c="13"/>GtkAllocation;</text:p>
          </table:table-cell>
          <table:table-cell/>
        </table:table-row>
        <table:table-row table:style-name="ro1">
          <table:table-cell office:value-type="string">
            <text:p><text:s text:c="20"/>GtkSelectionData;</text:p>
          </table:table-cell>
          <table:table-cell/>
        </table:table-row>
        <table:table-row table:style-name="ro1">
          <table:table-cell office:value-type="string">
            <text:p><text:s text:c="20"/>GtkWidgetAuxInfo;</text:p>
          </table:table-cell>
          <table:table-cell/>
        </table:table-row>
        <table:table-row table:style-name="ro1">
          <table:table-cell office:value-type="string">
            <text:p><text:s text:c="20"/>GtkWidgetShapeInfo;</text:p>
          </table:table-cell>
          <table:table-cell/>
        </table:table-row>
        <table:table-row table:style-name="ro1">
          <table:table-cell office:value-type="string">
            <text:p>enum <text:s text:c="15"/>GtkWidgetHelpType;</text:p>
          </table:table-cell>
          <table:table-cell/>
        </table:table-row>
        <table:table-row table:style-name="ro1">
          <table:table-cell office:value-type="string">
            <text:p>GtkWidget* <text:s text:c="9"/>gtk_widget_new <text:s text:c="21"/>(GType type,</text:p>
          </table:table-cell>
          <table:table-cell/>
        </table:table-row>
        <table:table-row table:style-name="ro1">
          <table:table-cell office:value-type="string">
            <text:p><text:s text:c="57"/>const gchar *first_property_name,</text:p>
          </table:table-cell>
          <table:table-cell/>
        </table:table-row>
        <table:table-row table:style-name="ro1">
          <table:table-cell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GtkWidget* <text:s text:c="9"/>gtk_widget_ref <text:s text:c="2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ref <text:s text:c="1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destroy <text:s text:c="1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destroyed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Widget **widget_pointer);</text:p>
          </table:table-cell>
          <table:table-cell/>
        </table:table-row>
        <table:table-row table:style-name="ro1">
          <table:table-cell office:value-type="string">
            <text:p>void <text:s text:c="15"/>gtk_widget_set <text:s text:c="21"/>(GtkWidget *widget,</text:p>
          </table:table-cell>
          <table:table-cell/>
        </table:table-row>
        <table:table-row table:style-name="ro1">
          <table:table-cell office:value-type="string">
            <text:p><text:s text:c="57"/>const gchar *first_property_name,</text:p>
          </table:table-cell>
          <table:table-cell/>
        </table:table-row>
        <table:table-row table:style-name="ro1">
          <table:table-cell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unparent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now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ap <text:s text:c="2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map <text:s text:c="1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alize <text:s text:c="1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realize <text:s text:c="15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draw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_no_redraw <text:s text:c="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draw <text:s text:c="20"/>(GtkWidget *widget,</text:p>
          </table:table-cell>
          <table:table-cell/>
        </table:table-row>
        <table:table-row table:style-name="ro1">
          <table:table-cell office:value-type="string">
            <text:p><text:s text:c="57"/>const GdkRectangle *area);</text:p>
          </table:table-cell>
          <table:table-cell/>
        </table:table-row>
        <table:table-row table:style-name="ro1">
          <table:table-cell office:value-type="string">
            <text:p>void <text:s text:c="15"/>gtk_widget_size_request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kRequisition *requisition);</text:p>
          </table:table-cell>
          <table:table-cell/>
        </table:table-row>
        <table:table-row table:style-name="ro1">
          <table:table-cell office:value-type="string">
            <text:p>void <text:s text:c="15"/>gtk_widget_get_child_requisition <text:s text:c="3"/>(GtkWidget *widget,</text:p>
          </table:table-cell>
          <table:table-cell/>
        </table:table-row>
        <table:table-row table:style-name="ro1">
          <table:table-cell office:value-type="string">
            <text:p><text:s text:c="57"/>GtkRequisition *requisition);</text:p>
          </table:table-cell>
          <table:table-cell/>
        </table:table-row>
        <table:table-row table:style-name="ro1">
          <table:table-cell office:value-type="string">
            <text:p>void <text:s text:c="15"/>gtk_widget_size_allocate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Allocation *allocation);</text:p>
          </table:table-cell>
          <table:table-cell/>
        </table:table-row>
        <table:table-row table:style-name="ro1">
          <table:table-cell office:value-type="string">
            <text:p>void <text:s text:c="15"/>gtk_widget_add_accelerator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signal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,</text:p>
          </table:table-cell>
          <table:table-cell/>
        </table:table-row>
        <table:table-row table:style-name="ro1">
          <table:table-cell office:value-type="string">
            <text:p><text:s text:c="57"/>GtkAccelFlags accel_flags);</text:p>
          </table:table-cell>
          <table:table-cell/>
        </table:table-row>
        <table:table-row table:style-name="ro1">
          <table:table-cell office:value-type="string">
            <text:p>gboolean <text:s text:c="11"/>gtk_widget_remove_accelerator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);</text:p>
          </table:table-cell>
          <table:table-cell/>
        </table:table-row>
        <table:table-row table:style-name="ro1">
          <table:table-cell office:value-type="string">
            <text:p>void <text:s text:c="15"/>gtk_widget_set_accel_path <text:s text:c="10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path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GList* <text:s text:c="13"/>gtk_widget_list_accel_closures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an_activate_acc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uint signal_id);</text:p>
          </table:table-cell>
          <table:table-cell/>
        </table:table-row>
        <table:table-row table:style-name="ro1">
          <table:table-cell office:value-type="string">
            <text:p>gboolean <text:s text:c="11"/>gtk_widget_event <text:s text:c="19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office:value-type="string">
            <text:p>gboolean <text:s text:c="11"/>gtk_widget_activat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parent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GtkWidget *new_parent);</text:p>
          </table:table-cell>
          <table:table-cell/>
        </table:table-row>
        <table:table-row table:style-name="ro1">
          <table:table-cell office:value-type="string">
            <text:p>gboolean <text:s text:c="11"/>gtk_widget_intersect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const GdkRectangle *area,</text:p>
          </table:table-cell>
          <table:table-cell/>
        </table:table-row>
        <table:table-row table:style-name="ro1">
          <table:table-cell office:value-type="string">
            <text:p><text:s text:c="57"/>GdkRectangle *intersection);</text:p>
          </table:table-cell>
          <table:table-cell/>
        </table:table-row>
        <table:table-row table:style-name="ro1">
          <table:table-cell office:value-type="string">
            <text:p>gboolean <text:s text:c="11"/>gtk_widget_is_focus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focu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default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ame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* <text:s text:c="7"/>gtk_widget_get_nam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at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);</text:p>
          </table:table-cell>
          <table:table-cell/>
        </table:table-row>
        <table:table-row table:style-name="ro1">
          <table:table-cell office:value-type="string">
            <text:p>void <text:s text:c="15"/>gtk_widget_set_sensitive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void <text:s text:c="15"/>gtk_widget_set_parent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tkWidget *parent);</text:p>
          </table:table-cell>
          <table:table-cell/>
        </table:table-row>
        <table:table-row table:style-name="ro1">
          <table:table-cell office:value-type="string">
            <text:p>void <text:s text:c="15"/>gtk_widget_set_parent_window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dkWindow *parent_window);</text:p>
          </table:table-cell>
          <table:table-cell/>
        </table:table-row>
        <table:table-row table:style-name="ro1">
          <table:table-cell office:value-type="string">
            <text:p>GdkWindow * <text:s text:c="8"/>gtk_widget_get_parent_window <text:s text:c="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uposition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widget_set_usiz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set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add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set_extension_events <text:s text:c="4"/>(GtkWidget *widget,</text:p>
          </table:table-cell>
          <table:table-cell/>
        </table:table-row>
        <table:table-row table:style-name="ro1">
          <table:table-cell office:value-type="string">
            <text:p><text:s text:c="57"/>GdkExtensionMode mode);</text:p>
          </table:table-cell>
          <table:table-cell/>
        </table:table-row>
        <table:table-row table:style-name="ro1">
          <table:table-cell office:value-type="string">
            <text:p>GdkExtensionMode <text:s text:c="3"/>gtk_widget_get_extension_events <text:s text:c="4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toplevel <text:s text:c="12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ancestor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ype widget_type);</text:p>
          </table:table-cell>
          <table:table-cell/>
        </table:table-row>
        <table:table-row table:style-name="ro1">
          <table:table-cell office:value-type="string">
            <text:p>GdkColormap* <text:s text:c="7"/>gtk_widget_get_colormap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colormap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Colormap *colormap);</text:p>
          </table:table-cell>
          <table:table-cell/>
        </table:table-row>
        <table:table-row table:style-name="ro1">
          <table:table-cell office:value-type="string">
            <text:p>GdkVisual* <text:s text:c="9"/>gtk_widget_get_visual <text:s text:c="14"/>(GtkWidget *widget);</text:p>
          </table:table-cell>
          <table:table-cell/>
        </table:table-row>
        <table:table-row table:style-name="ro1">
          <table:table-cell office:value-type="string">
            <text:p>gint <text:s text:c="15"/>gtk_widget_get_event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pointe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gboolean <text:s text:c="11"/>gtk_widget_is_ancesto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Widget *ancestor);</text:p>
          </table:table-cell>
          <table:table-cell/>
        </table:table-row>
        <table:table-row table:style-name="ro1">
          <table:table-cell office:value-type="string">
            <text:p>gboolean <text:s text:c="11"/>gtk_widget_translate_coordinates <text:s text:c="3"/>(GtkWidget *src_widget,</text:p>
          </table:table-cell>
          <table:table-cell/>
        </table:table-row>
        <table:table-row table:style-name="ro1">
          <table:table-cell office:value-type="string">
            <text:p><text:s text:c="57"/>GtkWidget *dest_widget,</text:p>
          </table:table-cell>
          <table:table-cell/>
        </table:table-row>
        <table:table-row table:style-name="ro1">
          <table:table-cell office:value-type="string">
            <text:p><text:s text:c="57"/>gint src_x,</text:p>
          </table:table-cell>
          <table:table-cell/>
        </table:table-row>
        <table:table-row table:style-name="ro1">
          <table:table-cell office:value-type="string">
            <text:p><text:s text:c="57"/>gint src_y,</text:p>
          </table:table-cell>
          <table:table-cell/>
        </table:table-row>
        <table:table-row table:style-name="ro1">
          <table:table-cell office:value-type="string">
            <text:p><text:s text:c="57"/>gint *dest_x,</text:p>
          </table:table-cell>
          <table:table-cell/>
        </table:table-row>
        <table:table-row table:style-name="ro1">
          <table:table-cell office:value-type="string">
            <text:p><text:s text:c="57"/>gint *dest_y);</text:p>
          </table:table-cell>
          <table:table-cell/>
        </table:table-row>
        <table:table-row table:style-name="ro1">
          <table:table-cell office:value-type="string">
            <text:p>gboolean <text:s text:c="11"/>gtk_widget_hide_on_delete <text:s text:c="1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yl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yle *style);</text:p>
          </table:table-cell>
          <table:table-cell/>
        </table:table-row>
        <table:table-row table:style-name="ro1">
          <table:table-cell office:value-type="string">
            <text:p>#define <text:s text:c="12"/>gtk_widget_set_rc_style <text:s text:c="12"/>(widget)</text:p>
          </table:table-cell>
          <table:table-cell/>
        </table:table-row>
        <table:table-row table:style-name="ro1">
          <table:table-cell office:value-type="string">
            <text:p>void <text:s text:c="15"/>gtk_widget_ensure_style <text:s text:c="12"/>(GtkWidget *widget);</text:p>
          </table:table-cell>
          <table:table-cell/>
        </table:table-row>
        <table:table-row table:style-name="ro1">
          <table:table-cell office:value-type="string">
            <text:p>GtkStyle* <text:s text:c="10"/>gtk_widget_get_style <text:s text:c="15"/>(GtkWidget *widget);</text:p>
          </table:table-cell>
          <table:table-cell/>
        </table:table-row>
        <table:table-row table:style-name="ro1">
          <table:table-cell office:value-type="string">
            <text:p>#define <text:s text:c="12"/>gtk_widget_restore_default_style <text:s text:c="3"/>(widget)</text:p>
          </table:table-cell>
          <table:table-cell/>
        </table:table-row>
        <table:table-row table:style-name="ro1">
          <table:table-cell office:value-type="string">
            <text:p>void <text:s text:c="15"/>gtk_widget_reset_rc_styles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push_colormap <text:s text:c="11"/>(GdkColormap *cmap);</text:p>
          </table:table-cell>
          <table:table-cell/>
        </table:table-row>
        <table:table-row table:style-name="ro1">
          <table:table-cell office:value-type="string">
            <text:p>void <text:s text:c="15"/>gtk_widget_pop_colormap <text:s text:c="12"/>(void);</text:p>
          </table:table-cell>
          <table:table-cell/>
        </table:table-row>
        <table:table-row table:style-name="ro1">
          <table:table-cell office:value-type="string">
            <text:p>void <text:s text:c="15"/>gtk_widget_set_default_colormap <text:s text:c="4"/>(GdkColormap *colormap);</text:p>
          </table:table-cell>
          <table:table-cell/>
        </table:table-row>
        <table:table-row table:style-name="ro1">
          <table:table-cell office:value-type="string">
            <text:p>GtkStyle* <text:s text:c="10"/>gtk_widget_get_default_style <text:s text:c="7"/>(void);</text:p>
          </table:table-cell>
          <table:table-cell/>
        </table:table-row>
        <table:table-row table:style-name="ro1">
          <table:table-cell office:value-type="string">
            <text:p>GdkColormap* <text:s text:c="7"/>gtk_widget_get_default_colormap <text:s text:c="4"/>(void);</text:p>
          </table:table-cell>
          <table:table-cell/>
        </table:table-row>
        <table:table-row table:style-name="ro1">
          <table:table-cell office:value-type="string">
            <text:p>GdkVisual* <text:s text:c="9"/>gtk_widget_get_default_visual <text:s text:c="6"/>(void);</text:p>
          </table:table-cell>
          <table:table-cell/>
        </table:table-row>
        <table:table-row table:style-name="ro1">
          <table:table-cell office:value-type="string">
            <text:p>void <text:s text:c="15"/>gtk_widget_set_direction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TextDirection dir);</text:p>
          </table:table-cell>
          <table:table-cell/>
        </table:table-row>
        <table:table-row table:style-name="ro1">
          <table:table-cell office:value-type="string">
            <text:p>enum <text:s text:c="15"/>GtkTextDirection;</text:p>
          </table:table-cell>
          <table:table-cell/>
        </table:table-row>
        <table:table-row table:style-name="ro1">
          <table:table-cell office:value-type="string">
            <text:p>GtkTextDirection <text:s text:c="3"/>gtk_widget_get_direction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default_direction <text:s text:c="3"/>(GtkTextDirection dir);</text:p>
          </table:table-cell>
          <table:table-cell/>
        </table:table-row>
        <table:table-row table:style-name="ro1">
          <table:table-cell office:value-type="string">
            <text:p>GtkTextDirection <text:s text:c="3"/>gtk_widget_get_default_direction <text:s text:c="3"/>(void);</text:p>
          </table:table-cell>
          <table:table-cell/>
        </table:table-row>
        <table:table-row table:style-name="ro1">
          <table:table-cell office:value-type="string">
            <text:p>void <text:s text:c="15"/>gtk_widget_shape_combine_mask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input_shape_combine_mask 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path <text:s text:c="20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void <text:s text:c="15"/>gtk_widget_class_path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gchar* <text:s text:c="13"/>gtk_widget_get_composite_nam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style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kRcStyle *style);</text:p>
          </table:table-cell>
          <table:table-cell/>
        </table:table-row>
        <table:table-row table:style-name="ro1">
          <table:table-cell office:value-type="string">
            <text:p>GtkRcStyle * <text:s text:c="7"/>gtk_widget_get_modifier_styl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f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text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a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font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PangoFontDescription *font_desc);</text:p>
          </table:table-cell>
          <table:table-cell/>
        </table:table-row>
        <table:table-row table:style-name="ro1">
          <table:table-cell office:value-type="string">
            <text:p>void <text:s text:c="15"/>gtk_widget_modify_cursor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const GdkColor *primary,</text:p>
          </table:table-cell>
          <table:table-cell/>
        </table:table-row>
        <table:table-row table:style-name="ro1">
          <table:table-cell office:value-type="string">
            <text:p><text:s text:c="57"/>const GdkColor *secondary);</text:p>
          </table:table-cell>
          <table:table-cell/>
        </table:table-row>
        <table:table-row table:style-name="ro1">
          <table:table-cell office:value-type="string">
            <text:p>PangoContext * <text:s text:c="5"/>gtk_widget_create_pango_context <text:s text:c="4"/>(GtkWidget *widget);</text:p>
          </table:table-cell>
          <table:table-cell/>
        </table:table-row>
        <table:table-row table:style-name="ro1">
          <table:table-cell office:value-type="string">
            <text:p>PangoContext * <text:s text:c="5"/>gtk_widget_get_pango_context <text:s text:c="7"/>(GtkWidget *widget);</text:p>
          </table:table-cell>
          <table:table-cell/>
        </table:table-row>
        <table:table-row table:style-name="ro1">
          <table:table-cell office:value-type="string">
            <text:p>PangoLayout * <text:s text:c="6"/>gtk_widget_create_pango_layout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dkPixbuf * <text:s text:c="8"/>gtk_widget_render_icon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IconSize size,</text:p>
          </table:table-cell>
          <table:table-cell/>
        </table:table-row>
        <table:table-row table:style-name="ro1">
          <table:table-cell office:value-type="string">
            <text:p><text:s text:c="57"/>const gchar *detail);</text:p>
          </table:table-cell>
          <table:table-cell/>
        </table:table-row>
        <table:table-row table:style-name="ro1">
          <table:table-cell office:value-type="string">
            <text:p>void <text:s text:c="15"/>gtk_widget_pop_composite_child <text:s text:c="5"/>(void);</text:p>
          </table:table-cell>
          <table:table-cell/>
        </table:table-row>
        <table:table-row table:style-name="ro1">
          <table:table-cell office:value-type="string">
            <text:p>void <text:s text:c="15"/>gtk_widget_push_composite_child <text:s text:c="4"/>(void);</text:p>
          </table:table-cell>
          <table:table-cell/>
        </table:table-row>
        <table:table-row table:style-name="ro1">
          <table:table-cell office:value-type="string">
            <text:p>void <text:s text:c="15"/>gtk_widget_queue_clear <text:s text:c="13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clear_area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queue_draw_area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reset_shapes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app_painta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app_paintable);</text:p>
          </table:table-cell>
          <table:table-cell/>
        </table:table-row>
        <table:table-row table:style-name="ro1">
          <table:table-cell office:value-type="string">
            <text:p>void <text:s text:c="15"/>gtk_widget_set_double_buffered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gboolean double_buffered);</text:p>
          </table:table-cell>
          <table:table-cell/>
        </table:table-row>
        <table:table-row table:style-name="ro1">
          <table:table-cell office:value-type="string">
            <text:p>void <text:s text:c="15"/>gtk_widget_set_redraw_on_allocate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boolean redraw_on_allocate);</text:p>
          </table:table-cell>
          <table:table-cell/>
        </table:table-row>
        <table:table-row table:style-name="ro1">
          <table:table-cell office:value-type="string">
            <text:p>void <text:s text:c="15"/>gtk_widget_set_composite_name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boolean <text:s text:c="11"/>gtk_widget_set_scroll_adjustments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tkAdjustment *hadjustment,</text:p>
          </table:table-cell>
          <table:table-cell/>
        </table:table-row>
        <table:table-row table:style-name="ro1">
          <table:table-cell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gboolean <text:s text:c="11"/>gtk_widget_mnemonic_activat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group_cycling);</text:p>
          </table:table-cell>
          <table:table-cell/>
        </table:table-row>
        <table:table-row table:style-name="ro1">
          <table:table-cell office:value-type="string">
            <text:p>void <text:s text:c="15"/>gtk_widget_class_install_style_property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ParamSpec *pspec);</text:p>
          </table:table-cell>
          <table:table-cell/>
        </table:table-row>
        <table:table-row table:style-name="ro1">
          <table:table-cell office:value-type="string">
            <text:p>void <text:s text:c="15"/>gtk_widget_class_install_style_property_parser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ParamSpec *pspec,</text:p>
          </table:table-cell>
          <table:table-cell/>
        </table:table-row>
        <table:table-row table:style-name="ro1">
          <table:table-cell office:value-type="string">
            <text:p><text:s text:c="57"/>GtkRcPropertyParser parser);</text:p>
          </table:table-cell>
          <table:table-cell/>
        </table:table-row>
        <table:table-row table:style-name="ro1">
          <table:table-cell office:value-type="string">
            <text:p>GParamSpec* <text:s text:c="8"/>gtk_widget_class_find_style_property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office:value-type="string">
            <text:p>GParamSpec** <text:s text:c="7"/>gtk_widget_class_list_style_properties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office:value-type="string">
            <text:p>GdkRegion * <text:s text:c="8"/>gtk_widget_region_intersec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dkRegion *region);</text:p>
          </table:table-cell>
          <table:table-cell/>
        </table:table-row>
        <table:table-row table:style-name="ro1">
          <table:table-cell office:value-type="string">
            <text:p>gint <text:s text:c="15"/>gtk_widget_send_expo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office:value-type="string">
            <text:p>void <text:s text:c="15"/>gtk_widget_style_get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const gchar *first_property_name,</text:p>
          </table:table-cell>
          <table:table-cell/>
        </table:table-row>
        <table:table-row table:style-name="ro1">
          <table:table-cell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style_get_property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office:value-type="string">
            <text:p>void <text:s text:c="15"/>gtk_widget_style_get_vali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char *first_property_name,</text:p>
          </table:table-cell>
          <table:table-cell/>
        </table:table-row>
        <table:table-row table:style-name="ro1">
          <table:table-cell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AtkObject* <text:s text:c="9"/>gtk_widget_get_accessible <text:s text:c="10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hild_focus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void <text:s text:c="15"/>gtk_widget_child_notify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const gchar *child_property);</text:p>
          </table:table-cell>
          <table:table-cell/>
        </table:table-row>
        <table:table-row table:style-name="ro1">
          <table:table-cell office:value-type="string">
            <text:p>void <text:s text:c="15"/>gtk_widget_freeze_child_notify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get_child_visible <text:s text:c="7"/>(GtkWidget *widget);</text:p>
          </table:table-cell>
          <table:table-cell/>
        </table:table-row>
        <table:table-row table:style-name="ro1">
          <table:table-cell office:value-type="string">
            <text:p>GtkWidget * <text:s text:c="8"/>gtk_widget_get_parent <text:s text:c="14"/>(GtkWidget *widget);</text:p>
          </table:table-cell>
          <table:table-cell/>
        </table:table-row>
        <table:table-row table:style-name="ro1">
          <table:table-cell office:value-type="string">
            <text:p>GtkSettings* <text:s text:c="7"/>gtk_widget_get_settings <text:s text:c="12"/>(GtkWidget *widget);</text:p>
          </table:table-cell>
          <table:table-cell/>
        </table:table-row>
        <table:table-row table:style-name="ro1">
          <table:table-cell office:value-type="string">
            <text:p>GtkClipboard * <text:s text:c="5"/>gtk_widget_get_clipboard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dkAtom selection);</text:p>
          </table:table-cell>
          <table:table-cell/>
        </table:table-row>
        <table:table-row table:style-name="ro1">
          <table:table-cell office:value-type="string">
            <text:p>GdkDisplay * <text:s text:c="7"/>gtk_widget_get_display <text:s text:c="13"/>(GtkWidget *widget);</text:p>
          </table:table-cell>
          <table:table-cell/>
        </table:table-row>
        <table:table-row table:style-name="ro1">
          <table:table-cell office:value-type="string">
            <text:p>GdkWindow * <text:s text:c="8"/>gtk_widget_get_root_window <text:s text:c="9"/>(GtkWidget *widget);</text:p>
          </table:table-cell>
          <table:table-cell/>
        </table:table-row>
        <table:table-row table:style-name="ro1">
          <table:table-cell office:value-type="string">
            <text:p>GdkScreen * <text:s text:c="8"/>gtk_widget_get_scree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has_screen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*width,</text:p>
          </table:table-cell>
          <table:table-cell/>
        </table:table-row>
        <table:table-row table:style-name="ro1">
          <table:table-cell office:value-type="string">
            <text:p><text:s text:c="57"/>gint *height);</text:p>
          </table:table-cell>
          <table:table-cell/>
        </table:table-row>
        <table:table-row table:style-name="ro1">
          <table:table-cell office:value-type="string">
            <text:p>#define <text:s text:c="12"/>gtk_widget_pop_visual <text:s text:c="14"/>()</text:p>
          </table:table-cell>
          <table:table-cell/>
        </table:table-row>
        <table:table-row table:style-name="ro1">
          <table:table-cell office:value-type="string">
            <text:p>#define <text:s text:c="12"/>gtk_widget_push_visual <text:s text:c="13"/>(visual)</text:p>
          </table:table-cell>
          <table:table-cell/>
        </table:table-row>
        <table:table-row table:style-name="ro1">
          <table:table-cell office:value-type="string">
            <text:p>void <text:s text:c="15"/>gtk_widget_set_child_visi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is_visible);</text:p>
          </table:table-cell>
          <table:table-cell/>
        </table:table-row>
        <table:table-row table:style-name="ro1">
          <table:table-cell office:value-type="string">
            <text:p>#define <text:s text:c="12"/>gtk_widget_set_default_visual <text:s text:c="6"/>(visual)</text:p>
          </table:table-cell>
          <table:table-cell/>
        </table:table-row>
        <table:table-row table:style-name="ro1">
          <table:table-cell office:value-type="string">
            <text:p>void <text:s text:c="15"/>gtk_widget_s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#define <text:s text:c="12"/>gtk_widget_set_visual <text:s text:c="14"/>(widget,visual)</text:p>
          </table:table-cell>
          <table:table-cell/>
        </table:table-row>
        <table:table-row table:style-name="ro1">
          <table:table-cell office:value-type="string">
            <text:p>void <text:s text:c="15"/>gtk_widget_thaw_child_notify <text:s text:c="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o_show_all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no_show_all);</text:p>
          </table:table-cell>
          <table:table-cell/>
        </table:table-row>
        <table:table-row table:style-name="ro1">
          <table:table-cell office:value-type="string">
            <text:p>gboolean <text:s text:c="11"/>gtk_widget_get_no_show_all <text:s text:c="9"/>(GtkWidget *widget);</text:p>
          </table:table-cell>
          <table:table-cell/>
        </table:table-row>
        <table:table-row table:style-name="ro1">
          <table:table-cell office:value-type="string">
            <text:p>GList* <text:s text:c="13"/>gtk_widget_list_mnemonic_labels <text:s text:c="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add_mnemonic_lab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void <text:s text:c="15"/>gtk_widget_remove_mnemonic_label <text:s text:c="3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GtkAction * <text:s text:c="8"/>gtk_widget_get_actio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is_composited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error_bell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keynav_failed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gchar * <text:s text:c="12"/>gtk_widget_get_tooltip_markup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markup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gchar * <text:s text:c="12"/>gtk_widget_get_tooltip_text <text:s text:c="8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tex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ndow * <text:s text:c="8"/>gtk_widget_get_tooltip_window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window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ndow *custom_window);</text:p>
          </table:table-cell>
          <table:table-cell/>
        </table:table-row>
        <table:table-row table:style-name="ro1">
          <table:table-cell office:value-type="string">
            <text:p>gboolean <text:s text:c="11"/>gtk_widget_get_has_tooltip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has_tooltip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has_tooltip);</text:p>
          </table:table-cell>
          <table:table-cell/>
        </table:table-row>
        <table:table-row table:style-name="ro1">
          <table:table-cell office:value-type="string">
            <text:p>void <text:s text:c="15"/>gtk_widget_trigger_tooltip_query <text:s text:c="3"/>(GtkWidget *widget);</text:p>
          </table:table-cell>
          <table:table-cell/>
        </table:table-row>
        <table:table-row table:style-name="ro1">
          <table:table-cell office:value-type="string">
            <text:p>GdkPixmap * <text:s text:c="8"/>gtk_widget_get_snapshot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Rectangle *clip_rect);</text:p>
          </table:table-cell>
          <table:table-cell/>
        </table:table-row>
        <table:table-row table:style-name="ro1">
          <table:table-cell office:value-type="string">
            <text:p>GdkWindow* <text:s text:c="9"/>gtk_widget_get_window <text:s text:c="14"/>(GtkWidget *widget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tkRequisition * <text:s text:c="3"/>gtk_requisition_copy <text:s text:c="15"/>(const GtkRequisition *requisition);</text:p>
          </table:table-cell>
          <table:table-cell/>
        </table:table-row>
        <table:table-row table:style-name="ro1">
          <table:table-cell office:value-type="string">
            <text:p>void <text:s text:c="15"/>gtk_requisition_free <text:s text:c="15"/>(GtkRequisition *requisition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IMContext;</text:p>
          </table:table-cell>
          <table:table-cell/>
        </table:table-row>
        <table:table-row table:style-name="ro1">
          <table:table-cell office:value-type="string">
            <text:p><text:s text:c="20"/>GtkIMContextClass;</text:p>
          </table:table-cell>
          <table:table-cell/>
        </table:table-row>
        <table:table-row table:style-name="ro1">
          <table:table-cell office:value-type="string">
            <text:p><text:s text:c="20"/>GtkIMContextInfo;</text:p>
          </table:table-cell>
          <table:table-cell/>
        </table:table-row>
        <table:table-row table:style-name="ro1">
          <table:table-cell office:value-type="string">
            <text:p>void <text:s text:c="15"/>gtk_im_context_set_client_window <text:s text:c="3"/>(GtkIMContext *context,</text:p>
          </table:table-cell>
          <table:table-cell/>
        </table:table-row>
        <table:table-row table:style-name="ro1">
          <table:table-cell office:value-type="string">
            <text:p><text:s text:c="57"/>GdkWindow *window);</text:p>
          </table:table-cell>
          <table:table-cell/>
        </table:table-row>
        <table:table-row table:style-name="ro1">
          <table:table-cell office:value-type="string">
            <text:p>void <text:s text:c="15"/>gtk_im_context_get_preedit_string <text:s text:c="2"/>(GtkIMContext *context,</text:p>
          </table:table-cell>
          <table:table-cell/>
        </table:table-row>
        <table:table-row table:style-name="ro1">
          <table:table-cell office:value-type="string">
            <text:p><text:s text:c="57"/>gchar **str,</text:p>
          </table:table-cell>
          <table:table-cell/>
        </table:table-row>
        <table:table-row table:style-name="ro1">
          <table:table-cell office:value-type="string">
            <text:p><text:s text:c="57"/>PangoAttrList **attrs,</text:p>
          </table:table-cell>
          <table:table-cell/>
        </table:table-row>
        <table:table-row table:style-name="ro1">
          <table:table-cell office:value-type="string">
            <text:p><text:s text:c="57"/>gint *cursor_pos);</text:p>
          </table:table-cell>
          <table:table-cell/>
        </table:table-row>
        <table:table-row table:style-name="ro1">
          <table:table-cell office:value-type="string">
            <text:p>gboolean <text:s text:c="11"/>gtk_im_context_filter_keypress <text:s text:c="5"/>(GtkIMContext *context,</text:p>
          </table:table-cell>
          <table:table-cell/>
        </table:table-row>
        <table:table-row table:style-name="ro1">
          <table:table-cell office:value-type="string">
            <text:p><text:s text:c="57"/>GdkEventKey *event);</text:p>
          </table:table-cell>
          <table:table-cell/>
        </table:table-row>
        <table:table-row table:style-name="ro1">
          <table:table-cell office:value-type="string">
            <text:p>void <text:s text:c="15"/>gtk_im_context_focus_in <text:s text:c="12"/>(GtkIMContext *context);</text:p>
          </table:table-cell>
          <table:table-cell/>
        </table:table-row>
        <table:table-row table:style-name="ro1">
          <table:table-cell office:value-type="string">
            <text:p>void <text:s text:c="15"/>gtk_im_context_focus_out <text:s text:c="11"/>(GtkIMContext *context);</text:p>
          </table:table-cell>
          <table:table-cell/>
        </table:table-row>
        <table:table-row table:style-name="ro1">
          <table:table-cell office:value-type="string">
            <text:p>void <text:s text:c="15"/>gtk_im_context_reset <text:s text:c="15"/>(GtkIMContext *context);</text:p>
          </table:table-cell>
          <table:table-cell/>
        </table:table-row>
        <table:table-row table:style-name="ro1">
          <table:table-cell office:value-type="string">
            <text:p>void <text:s text:c="15"/>gtk_im_context_set_cursor_location <text:s/>(GtkIMContext *context,</text:p>
          </table:table-cell>
          <table:table-cell/>
        </table:table-row>
        <table:table-row table:style-name="ro1">
          <table:table-cell office:value-type="string">
            <text:p><text:s text:c="57"/>const GdkRectangle *area);</text:p>
          </table:table-cell>
          <table:table-cell/>
        </table:table-row>
        <table:table-row table:style-name="ro1">
          <table:table-cell office:value-type="string">
            <text:p>void <text:s text:c="15"/>gtk_im_context_set_use_preedit <text:s text:c="5"/>(GtkIMContext *context,</text:p>
          </table:table-cell>
          <table:table-cell/>
        </table:table-row>
        <table:table-row table:style-name="ro1">
          <table:table-cell office:value-type="string">
            <text:p><text:s text:c="57"/>gboolean use_preedit);</text:p>
          </table:table-cell>
          <table:table-cell/>
        </table:table-row>
        <table:table-row table:style-name="ro1">
          <table:table-cell office:value-type="string">
            <text:p>void <text:s text:c="15"/>gtk_im_context_set_surrounding <text:s text:c="5"/>(GtkIMContext *context,</text:p>
          </table:table-cell>
          <table:table-cell/>
        </table:table-row>
        <table:table-row table:style-name="ro1">
          <table:table-cell office:value-type="string">
            <text:p><text:s text:c="57"/>const gchar *text,</text:p>
          </table:table-cell>
          <table:table-cell/>
        </table:table-row>
        <table:table-row table:style-name="ro1">
          <table:table-cell office:value-type="string">
            <text:p><text:s text:c="57"/>gint len,</text:p>
          </table:table-cell>
          <table:table-cell/>
        </table:table-row>
        <table:table-row table:style-name="ro1">
          <table:table-cell office:value-type="string">
            <text:p><text:s text:c="57"/>gint cursor_index);</text:p>
          </table:table-cell>
          <table:table-cell/>
        </table:table-row>
        <table:table-row table:style-name="ro1">
          <table:table-cell office:value-type="string">
            <text:p>gboolean <text:s text:c="11"/>gtk_im_context_get_surrounding <text:s text:c="5"/>(GtkIMContext *context,</text:p>
          </table:table-cell>
          <table:table-cell/>
        </table:table-row>
        <table:table-row table:style-name="ro1">
          <table:table-cell office:value-type="string">
            <text:p><text:s text:c="57"/>gchar **text,</text:p>
          </table:table-cell>
          <table:table-cell/>
        </table:table-row>
        <table:table-row table:style-name="ro1">
          <table:table-cell office:value-type="string">
            <text:p><text:s text:c="57"/>gint *cursor_index);</text:p>
          </table:table-cell>
          <table:table-cell/>
        </table:table-row>
        <table:table-row table:style-name="ro1">
          <table:table-cell office:value-type="string">
            <text:p>gboolean <text:s text:c="11"/>gtk_im_context_delete_surrounding <text:s text:c="2"/>(GtkIMContext *context,</text:p>
          </table:table-cell>
          <table:table-cell/>
        </table:table-row>
        <table:table-row table:style-name="ro1">
          <table:table-cell office:value-type="string">
            <text:p><text:s text:c="57"/>gint offset,</text:p>
          </table:table-cell>
          <table:table-cell/>
        </table:table-row>
        <table:table-row table:style-name="ro1">
          <table:table-cell office:value-type="string">
            <text:p><text:s text:c="57"/>gint n_chars);</text:p>
          </table:table-cell>
          <table:table-cell/>
        </table:table-row>
      </table:table>
      <table:table table:name="Recent" table:style-name="ta1" table:print="false">
        <table:table-column table:style-name="co18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RecentManager;</text:p>
          </table:table-cell>
        </table:table-row>
        <table:table-row table:style-name="ro1">
          <table:table-cell office:value-type="string">
            <text:p><text:s text:c="20"/>GtkRecentInfo;</text:p>
          </table:table-cell>
        </table:table-row>
        <table:table-row table:style-name="ro1">
          <table:table-cell office:value-type="string">
            <text:p><text:s text:c="20"/>GtkRecentData;</text:p>
          </table:table-cell>
        </table:table-row>
        <table:table-row table:style-name="ro1">
          <table:table-cell office:value-type="string">
            <text:p>enum <text:s text:c="15"/>GtkRecentManagerError;</text:p>
          </table:table-cell>
        </table:table-row>
        <table:table-row table:style-name="ro1">
          <table:table-cell office:value-type="string">
            <text:p>GtkRecentManager * <text:s/>gtk_recent_manager_new <text:s text:c="13"/>(void);</text:p>
          </table:table-cell>
        </table:table-row>
        <table:table-row table:style-name="ro1">
          <table:table-cell office:value-type="string">
            <text:p>GtkRecentManager * <text:s/>gtk_recent_manager_get_default <text:s text:c="5"/>(void);</text:p>
          </table:table-cell>
        </table:table-row>
        <table:table-row table:style-name="ro1">
          <table:table-cell office:value-type="string">
            <text:p>GtkRecentManager * <text:s/>gtk_recent_manager_get_for_screen <text:s text:c="2"/>(GdkScreen *screen);</text:p>
          </table:table-cell>
        </table:table-row>
        <table:table-row table:style-name="ro1">
          <table:table-cell office:value-type="string">
            <text:p>void <text:s text:c="15"/>gtk_recent_manager_set_screen <text:s text:c="6"/>(GtkRecentManager *manager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office:value-type="string">
            <text:p>gboolean <text:s text:c="11"/>gtk_recent_manager_add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add_full <text:s text:c="8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tkRecentData *recent_data);</text:p>
          </table:table-cell>
        </table:table-row>
        <table:table-row table:style-name="ro1">
          <table:table-cell office:value-type="string">
            <text:p>gboolean <text:s text:c="11"/>gtk_recent_manager_remove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tkRecentInfo * <text:s text:c="4"/>gtk_recent_manager_lookup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recent_manager_has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move_item <text:s text:c="7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char *new_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int <text:s text:c="15"/>gtk_recent_manager_get_limit <text:s text:c="7"/>(GtkRecentManager *manager);</text:p>
          </table:table-cell>
        </table:table-row>
        <table:table-row table:style-name="ro1">
          <table:table-cell office:value-type="string">
            <text:p>void <text:s text:c="15"/>gtk_recent_manager_set_limit <text:s text:c="7"/>(GtkRecentManager *manag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List * <text:s text:c="12"/>gtk_recent_manager_get_items <text:s text:c="7"/>(GtkRecentManager *manager);</text:p>
          </table:table-cell>
        </table:table-row>
        <table:table-row table:style-name="ro1">
          <table:table-cell office:value-type="string">
            <text:p>gint <text:s text:c="15"/>gtk_recent_manager_purge_items <text:s text:c="5"/>(GtkRecentManager *manager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tkRecentInfo * <text:s text:c="4"/>gtk_recent_info_ref <text:s text:c="16"/>(GtkRecentInfo *info);</text:p>
          </table:table-cell>
        </table:table-row>
        <table:table-row table:style-name="ro1">
          <table:table-cell office:value-type="string">
            <text:p>void <text:s text:c="15"/>gtk_recent_info_unref <text:s text:c="14"/>(GtkRecentInfo *info);</text:p>
          </table:table-cell>
        </table:table-row>
        <table:table-row table:style-name="ro1">
          <table:table-cell office:value-type="string">
            <text:p>const gchar * <text:s text:c="6"/>gtk_recent_info_get_uri <text:s text:c="12"/>(GtkRecentInfo *info);</text:p>
          </table:table-cell>
        </table:table-row>
        <table:table-row table:style-name="ro1">
          <table:table-cell office:value-type="string">
            <text:p>const gchar * <text:s text:c="6"/>gtk_recent_info_get_display_name <text:s text:c="3"/>(GtkRecentInfo *info);</text:p>
          </table:table-cell>
        </table:table-row>
        <table:table-row table:style-name="ro1">
          <table:table-cell office:value-type="string">
            <text:p>const gchar * <text:s text:c="6"/>gtk_recent_info_get_description <text:s text:c="4"/>(GtkRecentInfo *info);</text:p>
          </table:table-cell>
        </table:table-row>
        <table:table-row table:style-name="ro1">
          <table:table-cell office:value-type="string">
            <text:p>const gchar * <text:s text:c="6"/>gtk_recent_info_get_mime_type <text:s text:c="6"/>(GtkRecentInfo *info);</text:p>
          </table:table-cell>
        </table:table-row>
        <table:table-row table:style-name="ro1">
          <table:table-cell office:value-type="string">
            <text:p>time_t <text:s text:c="13"/>gtk_recent_info_get_added <text:s text:c="10"/>(GtkRecentInfo *info);</text:p>
          </table:table-cell>
        </table:table-row>
        <table:table-row table:style-name="ro1">
          <table:table-cell office:value-type="string">
            <text:p>time_t <text:s text:c="13"/>gtk_recent_info_get_modified <text:s text:c="7"/>(GtkRecentInfo *info);</text:p>
          </table:table-cell>
        </table:table-row>
        <table:table-row table:style-name="ro1">
          <table:table-cell office:value-type="string">
            <text:p>time_t <text:s text:c="13"/>gtk_recent_info_get_visited <text:s text:c="8"/>(GtkRecentInfo *info);</text:p>
          </table:table-cell>
        </table:table-row>
        <table:table-row table:style-name="ro1">
          <table:table-cell office:value-type="string">
            <text:p>gboolean <text:s text:c="11"/>gtk_recent_info_get_private_hint <text:s text:c="3"/>(GtkRecentInfo *info);</text:p>
          </table:table-cell>
        </table:table-row>
        <table:table-row table:style-name="ro1">
          <table:table-cell office:value-type="string">
            <text:p>gboolean <text:s text:c="11"/>gtk_recent_info_get_application_info</text:p>
          </table:table-cell>
        </table:table-row>
        <table:table-row table:style-name="ro1">
          <table:table-cell office:value-type="string">
            <text:p><text:s text:c="56"/>(GtkRecentInfo *info,</text:p>
          </table:table-cell>
        </table:table-row>
        <table:table-row table:style-name="ro1">
          <table:table-cell office:value-type="string">
            <text:p><text:s text:c="57"/>const gchar *app_name,</text:p>
          </table:table-cell>
        </table:table-row>
        <table:table-row table:style-name="ro1">
          <table:table-cell office:value-type="string">
            <text:p><text:s text:c="57"/>gchar **app_exec,</text:p>
          </table:table-cell>
        </table:table-row>
        <table:table-row table:style-name="ro1">
          <table:table-cell office:value-type="string">
            <text:p><text:s text:c="57"/>guint *count,</text:p>
          </table:table-cell>
        </table:table-row>
        <table:table-row table:style-name="ro1">
          <table:table-cell office:value-type="string">
            <text:p><text:s text:c="57"/>time_t *time_);</text:p>
          </table:table-cell>
        </table:table-row>
        <table:table-row table:style-name="ro1">
          <table:table-cell office:value-type="string">
            <text:p>gchar ** <text:s text:c="11"/>gtk_recent_info_get_applications <text:s text:c="3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char * <text:s text:c="12"/>gtk_recent_info_last_application <text:s text:c="3"/>(GtkRecentInfo *info);</text:p>
          </table:table-cell>
        </table:table-row>
        <table:table-row table:style-name="ro1">
          <table:table-cell office:value-type="string">
            <text:p>gchar ** <text:s text:c="11"/>gtk_recent_info_get_groups <text:s text:c="9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boolean <text:s text:c="11"/>gtk_recent_info_has_group <text:s text:c="10"/>(GtkRecentInfo *info,</text:p>
          </table:table-cell>
        </table:table-row>
        <table:table-row table:style-name="ro1">
          <table:table-cell office:value-type="string">
            <text:p><text:s text:c="57"/>const gchar *group_name);</text:p>
          </table:table-cell>
        </table:table-row>
        <table:table-row table:style-name="ro1">
          <table:table-cell office:value-type="string">
            <text:p>gboolean <text:s text:c="11"/>gtk_recent_info_has_application <text:s text:c="4"/>(GtkRecentInfo *info,</text:p>
          </table:table-cell>
        </table:table-row>
        <table:table-row table:style-name="ro1">
          <table:table-cell office:value-type="string">
            <text:p><text:s text:c="57"/>const gchar *app_name);</text:p>
          </table:table-cell>
        </table:table-row>
        <table:table-row table:style-name="ro1">
          <table:table-cell office:value-type="string">
            <text:p>GdkPixbuf * <text:s text:c="8"/>gtk_recent_info_get_icon <text:s text:c="11"/>(GtkRecentInfo *info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char * <text:s text:c="12"/>gtk_recent_info_get_short_name <text:s text:c="5"/>(GtkRecentInfo *info);</text:p>
          </table:table-cell>
        </table:table-row>
        <table:table-row table:style-name="ro1">
          <table:table-cell office:value-type="string">
            <text:p>gchar * <text:s text:c="12"/>gtk_recent_info_get_uri_display <text:s text:c="4"/>(GtkRecentInfo *info);</text:p>
          </table:table-cell>
        </table:table-row>
        <table:table-row table:style-name="ro1">
          <table:table-cell office:value-type="string">
            <text:p>gint <text:s text:c="15"/>gtk_recent_info_get_age <text:s text:c="12"/>(GtkRecentInfo *info);</text:p>
          </table:table-cell>
        </table:table-row>
        <table:table-row table:style-name="ro1">
          <table:table-cell office:value-type="string">
            <text:p>gboolean <text:s text:c="11"/>gtk_recent_info_is_local <text:s text:c="11"/>(GtkRecentInfo *info);</text:p>
          </table:table-cell>
        </table:table-row>
        <table:table-row table:style-name="ro1">
          <table:table-cell office:value-type="string">
            <text:p>gboolean <text:s text:c="11"/>gtk_recent_info_exists <text:s text:c="13"/>(GtkRecentInfo *info);</text:p>
          </table:table-cell>
        </table:table-row>
        <table:table-row table:style-name="ro1">
          <table:table-cell office:value-type="string">
            <text:p>gboolean <text:s text:c="11"/>gtk_recent_info_match <text:s text:c="14"/>(GtkRecentInfo *info_a,</text:p>
          </table:table-cell>
        </table:table-row>
        <table:table-row table:style-name="ro1">
          <table:table-cell office:value-type="string">
            <text:p><text:s text:c="57"/>GtkRecentInfo *info_b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;</text:p>
          </table:table-cell>
        </table:table-row>
        <table:table-row table:style-name="ro1">
          <table:table-cell office:value-type="string">
            <text:p><text:s text:c="20"/>GtkRecentChooserIface;</text:p>
          </table:table-cell>
        </table:table-row>
        <table:table-row table:style-name="ro1">
          <table:table-cell office:value-type="string">
            <text:p>enum <text:s text:c="15"/>GtkRecentChooserError;</text:p>
          </table:table-cell>
        </table:table-row>
        <table:table-row table:style-name="ro1">
          <table:table-cell office:value-type="string">
            <text:p>void <text:s text:c="15"/>gtk_recent_chooser_set_show_private (GtkRecentChooser *chooser,</text:p>
          </table:table-cell>
        </table:table-row>
        <table:table-row table:style-name="ro1">
          <table:table-cell office:value-type="string">
            <text:p><text:s text:c="57"/>gboolean show_private);</text:p>
          </table:table-cell>
        </table:table-row>
        <table:table-row table:style-name="ro1">
          <table:table-cell office:value-type="string">
            <text:p>gboolean <text:s text:c="11"/>gtk_recent_chooser_get_show_private (GtkRecentChooser *chooser);</text:p>
          </table:table-cell>
        </table:table-row>
        <table:table-row table:style-name="ro1">
          <table:table-cell office:value-type="string">
            <text:p>void <text:s text:c="15"/>gtk_recent_chooser_set_show_not_found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how_not_found);</text:p>
          </table:table-cell>
        </table:table-row>
        <table:table-row table:style-name="ro1">
          <table:table-cell office:value-type="string">
            <text:p>gboolean <text:s text:c="11"/>gtk_recent_chooser_get_show_not_found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show_icons <text:s text:c="2"/>(GtkRecentChooser *chooser,</text:p>
          </table:table-cell>
        </table:table-row>
        <table:table-row table:style-name="ro1">
          <table:table-cell office:value-type="string">
            <text:p><text:s text:c="57"/>gboolean show_icons);</text:p>
          </table:table-cell>
        </table:table-row>
        <table:table-row table:style-name="ro1">
          <table:table-cell office:value-type="string">
            <text:p>gboolean <text:s text:c="11"/>gtk_recent_chooser_get_show_icons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select_multiple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elect_multiple);</text:p>
          </table:table-cell>
        </table:table-row>
        <table:table-row table:style-name="ro1">
          <table:table-cell office:value-type="string">
            <text:p>gboolean <text:s text:c="11"/>gtk_recent_chooser_get_select_multiple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local_only <text:s text:c="2"/>(GtkRecentChooser *chooser,</text:p>
          </table:table-cell>
        </table:table-row>
        <table:table-row table:style-name="ro1">
          <table:table-cell office:value-type="string">
            <text:p><text:s text:c="57"/>gboolean local_only);</text:p>
          </table:table-cell>
        </table:table-row>
        <table:table-row table:style-name="ro1">
          <table:table-cell office:value-type="string">
            <text:p>gboolean <text:s text:c="11"/>gtk_recent_chooser_get_local_only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limit <text:s text:c="7"/>(GtkRecentChooser *choos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int <text:s text:c="15"/>gtk_recent_chooser_get_limit <text:s text:c="7"/>(GtkRecentChooser *chooser);</text:p>
          </table:table-cell>
        </table:table-row>
        <table:table-row table:style-name="ro1">
          <table:table-cell office:value-type="string">
            <text:p>void <text:s text:c="15"/>gtk_recent_chooser_set_show_tips <text:s text:c="3"/>(GtkRecentChooser *chooser,</text:p>
          </table:table-cell>
        </table:table-row>
        <table:table-row table:style-name="ro1">
          <table:table-cell office:value-type="string">
            <text:p><text:s text:c="57"/>gboolean show_tips);</text:p>
          </table:table-cell>
        </table:table-row>
        <table:table-row table:style-name="ro1">
          <table:table-cell office:value-type="string">
            <text:p>gboolean <text:s text:c="11"/>gtk_recent_chooser_get_show_tips <text:s text:c="3"/>(GtkRecentChooser *chooser);</text:p>
          </table:table-cell>
        </table:table-row>
        <table:table-row table:style-name="ro1">
          <table:table-cell office:value-type="string">
            <text:p>void <text:s text:c="15"/>gtk_recent_chooser_set_show_numbers (GtkRecentChooser *chooser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 office:value-type="string">
            <text:p>gboolean <text:s text:c="11"/>gtk_recent_chooser_get_show_numbers (GtkRecentChooser *chooser);</text:p>
          </table:table-cell>
        </table:table-row>
        <table:table-row table:style-name="ro1">
          <table:table-cell office:value-type="string">
            <text:p>enum <text:s text:c="15"/>GtkRecentSortType;</text:p>
          </table:table-cell>
        </table:table-row>
        <table:table-row table:style-name="ro1">
          <table:table-cell office:value-type="string">
            <text:p>void <text:s text:c="15"/>gtk_recent_chooser_set_sort_type <text:s text:c="3"/>(GtkRecentChooser *chooser,</text:p>
          </table:table-cell>
        </table:table-row>
        <table:table-row table:style-name="ro1">
          <table:table-cell office:value-type="string">
            <text:p><text:s text:c="57"/>GtkRecentSortType sort_type);</text:p>
          </table:table-cell>
        </table:table-row>
        <table:table-row table:style-name="ro1">
          <table:table-cell office:value-type="string">
            <text:p>GtkRecentSortType <text:s text:c="2"/>gtk_recent_chooser_get_sort_type <text:s text:c="3"/>(GtkRecentChooser *chooser);</text:p>
          </table:table-cell>
        </table:table-row>
        <table:table-row table:style-name="ro1">
          <table:table-cell office:value-type="string">
            <text:p>gint <text:s text:c="15"/>(*GtkRecentSortFunc) <text:s text:c="15"/>(GtkRecentInfo *a,</text:p>
          </table:table-cell>
        </table:table-row>
        <table:table-row table:style-name="ro1">
          <table:table-cell office:value-type="string">
            <text:p><text:s text:c="57"/>GtkRecentInfo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recent_chooser_set_sort_func <text:s text:c="3"/>(GtkRecentChooser *chooser,</text:p>
          </table:table-cell>
        </table:table-row>
        <table:table-row table:style-name="ro1">
          <table:table-cell office:value-type="string">
            <text:p><text:s text:c="57"/>GtkRecentSortFunc sort_func,</text:p>
          </table:table-cell>
        </table:table-row>
        <table:table-row table:style-name="ro1">
          <table:table-cell office:value-type="string">
            <text:p><text:s text:c="57"/>gpointer sort_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boolean <text:s text:c="11"/>gtk_recent_chooser_set_current_uri <text:s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char * <text:s text:c="12"/>gtk_recent_chooser_get_current_uri <text:s/>(GtkRecentChooser *chooser);</text:p>
          </table:table-cell>
        </table:table-row>
        <table:table-row table:style-name="ro1">
          <table:table-cell office:value-type="string">
            <text:p>GtkRecentInfo * <text:s text:c="4"/>gtk_recent_chooser_get_current_item (GtkRecentChooser *chooser);</text:p>
          </table:table-cell>
        </table:table-row>
        <table:table-row table:style-name="ro1">
          <table:table-cell office:value-type="string">
            <text:p>gboolean <text:s text:c="11"/>gtk_recent_chooser_select_uri <text:s text:c="6"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void <text:s text:c="15"/>gtk_recent_chooser_unselect_uri <text:s text:c="4"/>(GtkRecentChooser *choos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void <text:s text:c="15"/>gtk_recent_chooser_select_all <text:s text:c="6"/>(GtkRecentChooser *chooser);</text:p>
          </table:table-cell>
        </table:table-row>
        <table:table-row table:style-name="ro1">
          <table:table-cell office:value-type="string">
            <text:p>void <text:s text:c="15"/>gtk_recent_chooser_unselect_all <text:s text:c="4"/>(GtkRecentChooser *chooser);</text:p>
          </table:table-cell>
        </table:table-row>
        <table:table-row table:style-name="ro1">
          <table:table-cell office:value-type="string">
            <text:p>GList * <text:s text:c="12"/>gtk_recent_chooser_get_items <text:s text:c="7"/>(GtkRecentChooser *chooser);</text:p>
          </table:table-cell>
        </table:table-row>
        <table:table-row table:style-name="ro1">
          <table:table-cell office:value-type="string">
            <text:p>gchar ** <text:s text:c="11"/>gtk_recent_chooser_get_uris <text:s text:c="8"/>(GtkRecentChooser *chooser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recent_chooser_add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void <text:s text:c="15"/>gtk_recent_chooser_remove_filter <text:s text:c="3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SList * <text:s text:c="11"/>gtk_recent_chooser_list_filters <text:s text:c="4"/>(GtkRecentChooser *chooser);</text:p>
          </table:table-cell>
        </table:table-row>
        <table:table-row table:style-name="ro1">
          <table:table-cell office:value-type="string">
            <text:p>void <text:s text:c="15"/>gtk_recent_chooser_set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tkRecentFilter * <text:s text:c="2"/>gtk_recent_chooser_get_filter <text:s text:c="6"/>(GtkRecentChooser *choose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Dialog;</text:p>
          </table:table-cell>
        </table:table-row>
        <table:table-row table:style-name="ro1">
          <table:table-cell office:value-type="string">
            <text:p>GtkWidget * <text:s text:c="8"/>gtk_recent_chooser_dialog_new <text:s text:c="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GtkWidget * <text:s text:c="8"/>gtk_recent_chooser_dialog_new_for_manager</text:p>
          </table:table-cell>
        </table:table-row>
        <table:table-row table:style-name="ro1">
          <table:table-cell office:value-type="string">
            <text:p><text:s text:c="5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GtkRecentManager *manager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Menu;</text:p>
          </table:table-cell>
        </table:table-row>
        <table:table-row table:style-name="ro1">
          <table:table-cell office:value-type="string">
            <text:p>GtkWidget * <text:s text:c="8"/>gtk_recent_chooser_menu_new <text:s text:c="8"/>(void);</text:p>
          </table:table-cell>
        </table:table-row>
        <table:table-row table:style-name="ro1">
          <table:table-cell office:value-type="string">
            <text:p>GtkWidget * <text:s text:c="8"/>gtk_recent_chooser_menu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>
          <table:table-cell office:value-type="string">
            <text:p>gboolean <text:s text:c="11"/>gtk_recent_chooser_menu_get_show_numbers</text:p>
          </table:table-cell>
        </table:table-row>
        <table:table-row table:style-name="ro1">
          <table:table-cell office:value-type="string">
            <text:p><text:s text:c="56"/>(GtkRecentChooserMenu *menu);</text:p>
          </table:table-cell>
        </table:table-row>
        <table:table-row table:style-name="ro1">
          <table:table-cell office:value-type="string">
            <text:p>void <text:s text:c="15"/>gtk_recent_chooser_menu_set_show_numbers</text:p>
          </table:table-cell>
        </table:table-row>
        <table:table-row table:style-name="ro1">
          <table:table-cell office:value-type="string">
            <text:p><text:s text:c="56"/>(GtkRecentChooserMenu *menu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Widget;</text:p>
          </table:table-cell>
        </table:table-row>
        <table:table-row table:style-name="ro1">
          <table:table-cell office:value-type="string">
            <text:p>GtkWidget * <text:s text:c="8"/>gtk_recent_chooser_widget_new <text:s text:c="6"/>(void);</text:p>
          </table:table-cell>
        </table:table-row>
        <table:table-row table:style-name="ro1">
          <table:table-cell office:value-type="string">
            <text:p>GtkWidget * <text:s text:c="8"/>gtk_recent_chooser_widget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<text:s text:c="20"/>GtkRecentFilter;</text:p>
          </table:table-cell>
        </table:table-row>
        <table:table-row table:style-name="ro1">
          <table:table-cell office:value-type="string">
            <text:p><text:s text:c="20"/>GtkRecentFilterInfo;</text:p>
          </table:table-cell>
        </table:table-row>
        <table:table-row table:style-name="ro1">
          <table:table-cell office:value-type="string">
            <text:p>enum <text:s text:c="15"/>GtkRecentFilterFlags;</text:p>
          </table:table-cell>
        </table:table-row>
        <table:table-row table:style-name="ro1">
          <table:table-cell office:value-type="string">
            <text:p>gboolean <text:s text:c="11"/>(*GtkRecentFilterFunc) <text:s text:c="13"/>(const GtkRecentFilterInfo *filter_info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tkRecentFilter * <text:s text:c="2"/>gtk_recent_filter_new <text:s text:c="14"/>(void);</text:p>
          </table:table-cell>
        </table:table-row>
        <table:table-row table:style-name="ro1">
          <table:table-cell office:value-type="string">
            <text:p>const gchar * <text:s text:c="6"/>gtk_recent_filter_get_name <text:s text:c="9"/>(GtkRecentFilter *filter);</text:p>
          </table:table-cell>
        </table:table-row>
        <table:table-row table:style-name="ro1">
          <table:table-cell office:value-type="string">
            <text:p>void <text:s text:c="15"/>gtk_recent_filter_set_name <text:s text:c="9"/>(GtkRecentFilter *filt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recent_filter_add_mime_type <text:s text:c="4"/>(GtkRecentFilter *filter,</text:p>
          </table:table-cell>
        </table:table-row>
        <table:table-row table:style-name="ro1">
          <table:table-cell office:value-type="string">
            <text:p><text:s text:c="57"/>const gchar *mime_type);</text:p>
          </table:table-cell>
        </table:table-row>
        <table:table-row table:style-name="ro1">
          <table:table-cell office:value-type="string">
            <text:p>void <text:s text:c="15"/>gtk_recent_filter_add_pattern <text:s text:c="6"/>(GtkRecentFilter *filter,</text:p>
          </table:table-cell>
        </table:table-row>
        <table:table-row table:style-name="ro1">
          <table:table-cell office:value-type="string">
            <text:p><text:s text:c="57"/>const gchar *pattern);</text:p>
          </table:table-cell>
        </table:table-row>
        <table:table-row table:style-name="ro1">
          <table:table-cell office:value-type="string">
            <text:p>void <text:s text:c="15"/>gtk_recent_filter_add_pixbuf_formats</text:p>
          </table:table-cell>
        </table:table-row>
        <table:table-row table:style-name="ro1">
          <table:table-cell office:value-type="string">
            <text:p><text:s text:c="56"/>(GtkRecentFilter *filter);</text:p>
          </table:table-cell>
        </table:table-row>
        <table:table-row table:style-name="ro1">
          <table:table-cell office:value-type="string">
            <text:p>void <text:s text:c="15"/>gtk_recent_filter_add_application <text:s text:c="2"/>(GtkRecentFilter *filter,</text:p>
          </table:table-cell>
        </table:table-row>
        <table:table-row table:style-name="ro1">
          <table:table-cell office:value-type="string">
            <text:p><text:s text:c="57"/>const gchar *application);</text:p>
          </table:table-cell>
        </table:table-row>
        <table:table-row table:style-name="ro1">
          <table:table-cell office:value-type="string">
            <text:p>void <text:s text:c="15"/>gtk_recent_filter_add_group <text:s text:c="8"/>(GtkRecentFilter *filter,</text:p>
          </table:table-cell>
        </table:table-row>
        <table:table-row table:style-name="ro1">
          <table:table-cell office:value-type="string">
            <text:p><text:s text:c="57"/>const gchar *group);</text:p>
          </table:table-cell>
        </table:table-row>
        <table:table-row table:style-name="ro1">
          <table:table-cell office:value-type="string">
            <text:p>void <text:s text:c="15"/>gtk_recent_filter_add_age <text:s text:c="10"/>(GtkRecentFilter *filter,</text:p>
          </table:table-cell>
        </table:table-row>
        <table:table-row table:style-name="ro1">
          <table:table-cell office:value-type="string">
            <text:p><text:s text:c="57"/>gint days);</text:p>
          </table:table-cell>
        </table:table-row>
        <table:table-row table:style-name="ro1">
          <table:table-cell office:value-type="string">
            <text:p>void <text:s text:c="15"/>gtk_recent_filter_add_custom <text:s text:c="7"/>(GtkRecentFilter *filter,</text:p>
          </table:table-cell>
        </table:table-row>
        <table:table-row table:style-name="ro1">
          <table:table-cell office:value-type="string">
            <text:p><text:s text:c="57"/>GtkRecentFilterFlags needed,</text:p>
          </table:table-cell>
        </table:table-row>
        <table:table-row table:style-name="ro1">
          <table:table-cell office:value-type="string">
            <text:p><text:s text:c="57"/>GtkRecentFilte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tkRecentFilterFlags <text:s/>gtk_recent_filter_get_needed <text:s text:c="5"/>(GtkRecentFilter *filter);</text:p>
          </table:table-cell>
        </table:table-row>
        <table:table-row table:style-name="ro1">
          <table:table-cell office:value-type="string">
            <text:p>gboolean <text:s text:c="11"/>gtk_recent_filter_filter <text:s text:c="11"/>(GtkRecentFilter *filter,</text:p>
          </table:table-cell>
        </table:table-row>
        <table:table-row table:style-name="ro1">
          <table:table-cell office:value-type="string">
            <text:p><text:s text:c="57"/>const GtkRecentFilterInfo *filter_info);</text:p>
          </table:table-cell>
        </table:table-row>
      </table:table>
      <table:table table:name="Interface builder" table:style-name="ta1" table:print="false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Buildable;</text:p>
          </table:table-cell>
        </table:table-row>
        <table:table-row table:style-name="ro1">
          <table:table-cell office:value-type="string">
            <text:p><text:s text:c="20"/>GtkBuildableIface;</text:p>
          </table:table-cell>
        </table:table-row>
        <table:table-row table:style-name="ro1">
          <table:table-cell office:value-type="string">
            <text:p>void <text:s text:c="15"/>gtk_buildable_set_name <text:s text:c="13"/>(GtkBuildable *build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const gchar * <text:s text:c="6"/>gtk_buildable_get_name <text:s text:c="13"/>(GtkBuildable *buildable);</text:p>
          </table:table-cell>
        </table:table-row>
        <table:table-row table:style-name="ro1">
          <table:table-cell office:value-type="string">
            <text:p>void <text:s text:c="15"/>gtk_buildable_add_child <text:s text:c="12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ype);</text:p>
          </table:table-cell>
        </table:table-row>
        <table:table-row table:style-name="ro1">
          <table:table-cell office:value-type="string">
            <text:p>void <text:s text:c="15"/>gtk_buildable_set_buildable_property</text:p>
          </table:table-cell>
        </table:table-row>
        <table:table-row table:style-name="ro1">
          <table:table-cell office:value-type="string">
            <text:p><text:s text:c="5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Value *value);</text:p>
          </table:table-cell>
        </table:table-row>
        <table:table-row table:style-name="ro1">
          <table:table-cell office:value-type="string">
            <text:p>GObject * <text:s text:c="10"/>gtk_buildable_construct_chil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gboolean <text:s text:c="11"/>gtk_buildable_custom_tag_start <text:s text:c="5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MarkupParser *parser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tag_end <text:s text:c="7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buildable_parser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);</text:p>
          </table:table-cell>
        </table:table-row>
        <table:table-row table:style-name="ro1">
          <table:table-cell office:value-type="string">
            <text:p>GObject * <text:s text:c="10"/>gtk_buildable_get_internal_child <text:s text:c="3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childname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Implemented" office:value-type="string">
            <text:p><text:s text:c="20"/>GtkBuilder;</text:p>
          </table:table-cell>
        </table:table-row>
        <table:table-row table:style-name="ro1">
          <table:table-cell table:style-name="Implemented" office:value-type="string">
            <text:p>void <text:s text:c="15"/>(*GtkBuilderConnectFunc) <text:s text:c="11"/>(GtkBuilder *builder,</text:p>
          </table:table-cell>
        </table:table-row>
        <table:table-row table:style-name="ro1">
          <table:table-cell table:style-name="Implemented" office:value-type="string">
            <text:p><text:s text:c="57"/>GObject *object,</text:p>
          </table:table-cell>
        </table:table-row>
        <table:table-row table:style-name="ro1">
          <table:table-cell table:style-name="Implemented" office:value-type="string">
            <text:p><text:s text:c="57"/>const gchar *signal_name,</text:p>
          </table:table-cell>
        </table:table-row>
        <table:table-row table:style-name="ro1">
          <table:table-cell table:style-name="Implemented" office:value-type="string">
            <text:p><text:s text:c="57"/>const gchar *handler_name,</text:p>
          </table:table-cell>
        </table:table-row>
        <table:table-row table:style-name="ro1">
          <table:table-cell table:style-name="Implemented" office:value-type="string">
            <text:p><text:s text:c="57"/>GObject *connect_object,</text:p>
          </table:table-cell>
        </table:table-row>
        <table:table-row table:style-name="ro1">
          <table:table-cell table:style-name="Implemented" office:value-type="string">
            <text:p><text:s text:c="57"/>GConnectFlags flags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enum <text:s text:c="15"/>GtkBuilderError;</text:p>
          </table:table-cell>
        </table:table-row>
        <table:table-row table:style-name="ro1">
          <table:table-cell table:style-name="Ignored" office:value-type="string">
            <text:p>GtkBuilder* <text:s text:c="8"/>gtk_builder_new <text:s text:c="20"/>(void);</text:p>
          </table:table-cell>
        </table:table-row>
        <table:table-row table:style-name="ro1">
          <table:table-cell table:style-name="Implemented" office:value-type="string">
            <text:p>guint <text:s text:c="14"/>gtk_builder_add_from_file <text:s text:c="10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from_string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file <text:s text:c="2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string 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Object* <text:s text:c="11"/>gtk_builder_get_object <text:s text:c="13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gnored" office:value-type="string">
            <text:p>GSList* <text:s text:c="12"/>gtk_builder_get_objects <text:s text:c="12"/>(GtkBuilder *builder);</text:p>
          </table:table-cell>
        </table:table-row>
        <table:table-row table:style-name="ro1">
          <table:table-cell table:style-name="Implemented" office:value-type="string">
            <text:p>void <text:s text:c="15"/>gtk_builder_connect_signals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connect_signals_full <text:s text:c="3"/>(GtkBuilder *builder,</text:p>
          </table:table-cell>
        </table:table-row>
        <table:table-row table:style-name="ro1">
          <table:table-cell table:style-name="Implemented" office:value-type="string">
            <text:p><text:s text:c="57"/>GtkBuilderConnectFunc func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set_translation_domain <text:s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domain);</text:p>
          </table:table-cell>
        </table:table-row>
        <table:table-row table:style-name="ro1">
          <table:table-cell table:style-name="Implemented" office:value-type="string">
            <text:p>const gchar* <text:s text:c="7"/>gtk_builder_get_translation_domain <text:s/>(GtkBuilder *builder);</text:p>
          </table:table-cell>
        </table:table-row>
        <table:table-row table:style-name="ro1">
          <table:table-cell office:value-type="string">
            <text:p>GType <text:s text:c="14"/>gtk_builder_get_type_from_name <text:s text:c="5"/>(GtkBuilder *builder,</text:p>
          </table:table-cell>
        </table:table-row>
        <table:table-row table:style-name="ro1">
          <table:table-cell office:value-type="string">
            <text:p><text:s text:c="57"/>const char *type_name);</text:p>
          </table:table-cell>
        </table:table-row>
        <table:table-row table:style-name="ro1">
          <table:table-cell office:value-type="string">
            <text:p>gboolean <text:s text:c="11"/>gtk_builder_value_from_string <text:s text:c="6"/>(GtkBuilder *builder,</text:p>
          </table:table-cell>
        </table:table-row>
        <table:table-row table:style-name="ro1">
          <table:table-cell office:value-type="string">
            <text:p><text:s text:c="57"/>GParamSpec *pspec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builder_value_from_string_type <text:s/>(GtkBuilder *builder,</text:p>
          </table:table-cell>
        </table:table-row>
        <table:table-row table:style-name="ro1">
          <table:table-cell office:value-type="string">
            <text:p><text:s text:c="57"/>GType type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/>
      <style:text-properties style:font-name="DejaVu Sans Mono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mplemented" style:family="table-cell" style:parent-style-name="Default">
      <style:table-cell-properties fo:background-color="#008000"/>
    </style:style>
    <style:style style:name="Ignored" style:family="table-cell" style:parent-style-name="Default">
      <style:table-cell-properties fo:background-color="#e6e6e6"/>
      <style:text-properties fo:color="#666666" style:text-line-through-style="solid"/>
    </style:style>
    <style:style style:name="StubImplemented" style:family="table-cell" style:parent-style-name="Implemented">
      <style:table-cell-properties fo:background-color="#ffff00"/>
    </style:style>
    <style:style style:name="ConsumerSideOfInterfaceImplemented" style:family="table-cell" style:parent-style-name="Implemented">
      <style:table-cell-properties fo:background-color="#b847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10/08/2009</text:date>, <text:time>23:33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30T23:36:53</meta:creation-date>
    <dc:date>2009-10-08T23:33:54</dc:date>
    <meta:editing-duration>PT09H22M26S</meta:editing-duration>
    <meta:editing-cycles>303</meta:editing-cycles>
    <meta:generator>OpenOffice.org/3.1$Unix OpenOffice.org_project/310m19$Build-9420</meta:generator>
    <meta:document-statistic meta:table-count="36" meta:cell-count="3876" meta:object-count="0"/>
  </office:meta>
</office:document-meta>
</file>